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71pt" svg:height="482.63pt" svg:x="131.13pt" svg:y="3pt">
            <loext:p draw:notify-on-update-of-ranges="Sheet1.A1:Sheet1.A717 Sheet1.B1:Sheet1.B7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bel.1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label.2</text:p>
          </table:table-cell>
          <table:table-cell office:value-type="float" office:value="-0.0069" calcext:value-type="float">
            <text:p>-0.0069</text:p>
          </table:table-cell>
        </table:table-row>
        <table:table-row table:style-name="ro1">
          <table:table-cell office:value-type="string" calcext:value-type="string">
            <text:p>label.3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string" calcext:value-type="string">
            <text:p>label.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label.5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label.6</text:p>
          </table:table-cell>
          <table:table-cell office:value-type="float" office:value="-0.0053" calcext:value-type="float">
            <text:p>-0.0053</text:p>
          </table:table-cell>
        </table:table-row>
        <table:table-row table:style-name="ro1">
          <table:table-cell office:value-type="string" calcext:value-type="string">
            <text:p>label.7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label.8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label.9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pixel1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13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14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15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32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pixel33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string" calcext:value-type="string">
            <text:p>pixel3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ixel35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pixel36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 office:value-type="string" calcext:value-type="string">
            <text:p>pixel37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pixel38</text:p>
          </table:table-cell>
          <table:table-cell office:value-type="float" office:value="-0.0046" calcext:value-type="float">
            <text:p>-0.0046</text:p>
          </table:table-cell>
        </table:table-row>
        <table:table-row table:style-name="ro1">
          <table:table-cell office:value-type="string" calcext:value-type="string">
            <text:p>pixel39</text:p>
          </table:table-cell>
          <table:table-cell office:value-type="float" office:value="-0.0042" calcext:value-type="float">
            <text:p>-0.0042</text:p>
          </table:table-cell>
        </table:table-row>
        <table:table-row table:style-name="ro1">
          <table:table-cell office:value-type="string" calcext:value-type="string">
            <text:p>pixel40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pixel41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pixel42</text:p>
          </table:table-cell>
          <table:table-cell office:value-type="float" office:value="-0.0028" calcext:value-type="float">
            <text:p>-0.0028</text:p>
          </table:table-cell>
        </table:table-row>
        <table:table-row table:style-name="ro1">
          <table:table-cell office:value-type="string" calcext:value-type="string">
            <text:p>pixel43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pixel44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45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pixel46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47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48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49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string" calcext:value-type="string">
            <text:p>pixel50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pixel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xel58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string" calcext:value-type="string">
            <text:p>pixel59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60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pixel61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62</text:p>
          </table:table-cell>
          <table:table-cell office:value-type="float" office:value="-0.0035" calcext:value-type="float">
            <text:p>-0.0035</text:p>
          </table:table-cell>
        </table:table-row>
        <table:table-row table:style-name="ro1">
          <table:table-cell office:value-type="string" calcext:value-type="string">
            <text:p>pixel6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string" calcext:value-type="string">
            <text:p>pixel64</text:p>
          </table:table-cell>
          <table:table-cell office:value-type="float" office:value="-0.0077" calcext:value-type="float">
            <text:p>-0.0077</text:p>
          </table:table-cell>
        </table:table-row>
        <table:table-row table:style-name="ro1">
          <table:table-cell office:value-type="string" calcext:value-type="string">
            <text:p>pixel6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pixel66</text:p>
          </table:table-cell>
          <table:table-cell office:value-type="float" office:value="-0.0108" calcext:value-type="float">
            <text:p>-0.0108</text:p>
          </table:table-cell>
        </table:table-row>
        <table:table-row table:style-name="ro1">
          <table:table-cell office:value-type="string" calcext:value-type="string">
            <text:p>pixel67</text:p>
          </table:table-cell>
          <table:table-cell office:value-type="float" office:value="-0.012" calcext:value-type="float">
            <text:p>-0.012</text:p>
          </table:table-cell>
        </table:table-row>
        <table:table-row table:style-name="ro1">
          <table:table-cell office:value-type="string" calcext:value-type="string">
            <text:p>pixel68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string" calcext:value-type="string">
            <text:p>pixel69</text:p>
          </table:table-cell>
          <table:table-cell office:value-type="float" office:value="-0.0125" calcext:value-type="float">
            <text:p>-0.0125</text:p>
          </table:table-cell>
        </table:table-row>
        <table:table-row table:style-name="ro1">
          <table:table-cell office:value-type="string" calcext:value-type="string">
            <text:p>pixel70</text:p>
          </table:table-cell>
          <table:table-cell office:value-type="float" office:value="-0.0118" calcext:value-type="float">
            <text:p>-0.0118</text:p>
          </table:table-cell>
        </table:table-row>
        <table:table-row table:style-name="ro1">
          <table:table-cell office:value-type="string" calcext:value-type="string">
            <text:p>pixel71</text:p>
          </table:table-cell>
          <table:table-cell office:value-type="float" office:value="-0.0101" calcext:value-type="float">
            <text:p>-0.0101</text:p>
          </table:table-cell>
        </table:table-row>
        <table:table-row table:style-name="ro1">
          <table:table-cell office:value-type="string" calcext:value-type="string">
            <text:p>pixel72</text:p>
          </table:table-cell>
          <table:table-cell office:value-type="float" office:value="-0.0083" calcext:value-type="float">
            <text:p>-0.0083</text:p>
          </table:table-cell>
        </table:table-row>
        <table:table-row table:style-name="ro1">
          <table:table-cell office:value-type="string" calcext:value-type="string">
            <text:p>pixel73</text:p>
          </table:table-cell>
          <table:table-cell office:value-type="float" office:value="-0.0065" calcext:value-type="float">
            <text:p>-0.0065</text:p>
          </table:table-cell>
        </table:table-row>
        <table:table-row table:style-name="ro1">
          <table:table-cell office:value-type="string" calcext:value-type="string">
            <text:p>pixel74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string" calcext:value-type="string">
            <text:p>pixel75</text:p>
          </table:table-cell>
          <table:table-cell office:value-type="float" office:value="-0.0033" calcext:value-type="float">
            <text:p>-0.0033</text:p>
          </table:table-cell>
        </table:table-row>
        <table:table-row table:style-name="ro1">
          <table:table-cell office:value-type="string" calcext:value-type="string">
            <text:p>pixel76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 office:value-type="string" calcext:value-type="string">
            <text:p>pixel77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pixel78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pixel79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80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81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86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string" calcext:value-type="string">
            <text:p>pixel87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88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pixel89</text:p>
          </table:table-cell>
          <table:table-cell office:value-type="float" office:value="-0.0038" calcext:value-type="float">
            <text:p>-0.0038</text:p>
          </table:table-cell>
        </table:table-row>
        <table:table-row table:style-name="ro1">
          <table:table-cell office:value-type="string" calcext:value-type="string">
            <text:p>pixel90</text:p>
          </table:table-cell>
          <table:table-cell office:value-type="float" office:value="-0.0058" calcext:value-type="float">
            <text:p>-0.0058</text:p>
          </table:table-cell>
        </table:table-row>
        <table:table-row table:style-name="ro1">
          <table:table-cell office:value-type="string" calcext:value-type="string">
            <text:p>pixel91</text:p>
          </table:table-cell>
          <table:table-cell office:value-type="float" office:value="-0.0086" calcext:value-type="float">
            <text:p>-0.0086</text:p>
          </table:table-cell>
        </table:table-row>
        <table:table-row table:style-name="ro1">
          <table:table-cell office:value-type="string" calcext:value-type="string">
            <text:p>pixel92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string" calcext:value-type="string">
            <text:p>pixel93</text:p>
          </table:table-cell>
          <table:table-cell office:value-type="float" office:value="-0.0152" calcext:value-type="float">
            <text:p>-0.0152</text:p>
          </table:table-cell>
        </table:table-row>
        <table:table-row table:style-name="ro1">
          <table:table-cell office:value-type="string" calcext:value-type="string">
            <text:p>pixel94</text:p>
          </table:table-cell>
          <table:table-cell office:value-type="float" office:value="-0.0175" calcext:value-type="float">
            <text:p>-0.0175</text:p>
          </table:table-cell>
        </table:table-row>
        <table:table-row table:style-name="ro1">
          <table:table-cell office:value-type="string" calcext:value-type="string">
            <text:p>pixel95</text:p>
          </table:table-cell>
          <table:table-cell office:value-type="float" office:value="-0.0199" calcext:value-type="float">
            <text:p>-0.0199</text:p>
          </table:table-cell>
        </table:table-row>
        <table:table-row table:style-name="ro1">
          <table:table-cell office:value-type="string" calcext:value-type="string">
            <text:p>pixel96</text:p>
          </table:table-cell>
          <table:table-cell office:value-type="float" office:value="-0.0212" calcext:value-type="float">
            <text:p>-0.0212</text:p>
          </table:table-cell>
        </table:table-row>
        <table:table-row table:style-name="ro1">
          <table:table-cell office:value-type="string" calcext:value-type="string">
            <text:p>pixel97</text:p>
          </table:table-cell>
          <table:table-cell office:value-type="float" office:value="-0.0217" calcext:value-type="float">
            <text:p>-0.0217</text:p>
          </table:table-cell>
        </table:table-row>
        <table:table-row table:style-name="ro1">
          <table:table-cell office:value-type="string" calcext:value-type="string">
            <text:p>pixel98</text:p>
          </table:table-cell>
          <table:table-cell office:value-type="float" office:value="-0.0217" calcext:value-type="float">
            <text:p>-0.0217</text:p>
          </table:table-cell>
        </table:table-row>
        <table:table-row table:style-name="ro1">
          <table:table-cell office:value-type="string" calcext:value-type="string">
            <text:p>pixel99</text:p>
          </table:table-cell>
          <table:table-cell office:value-type="float" office:value="-0.0202" calcext:value-type="float">
            <text:p>-0.0202</text:p>
          </table:table-cell>
        </table:table-row>
        <table:table-row table:style-name="ro1">
          <table:table-cell office:value-type="string" calcext:value-type="string">
            <text:p>pixel100</text:p>
          </table:table-cell>
          <table:table-cell office:value-type="float" office:value="-0.0177" calcext:value-type="float">
            <text:p>-0.0177</text:p>
          </table:table-cell>
        </table:table-row>
        <table:table-row table:style-name="ro1">
          <table:table-cell office:value-type="string" calcext:value-type="string">
            <text:p>pixel101</text:p>
          </table:table-cell>
          <table:table-cell office:value-type="float" office:value="-0.0139" calcext:value-type="float">
            <text:p>-0.0139</text:p>
          </table:table-cell>
        </table:table-row>
        <table:table-row table:style-name="ro1">
          <table:table-cell office:value-type="string" calcext:value-type="string">
            <text:p>pixel102</text:p>
          </table:table-cell>
          <table:table-cell office:value-type="float" office:value="-0.0111" calcext:value-type="float">
            <text:p>-0.0111</text:p>
          </table:table-cell>
        </table:table-row>
        <table:table-row table:style-name="ro1">
          <table:table-cell office:value-type="string" calcext:value-type="string">
            <text:p>pixel103</text:p>
          </table:table-cell>
          <table:table-cell office:value-type="float" office:value="-0.0092" calcext:value-type="float">
            <text:p>-0.0092</text:p>
          </table:table-cell>
        </table:table-row>
        <table:table-row table:style-name="ro1">
          <table:table-cell office:value-type="string" calcext:value-type="string">
            <text:p>pixel104</text:p>
          </table:table-cell>
          <table:table-cell office:value-type="float" office:value="-0.0077" calcext:value-type="float">
            <text:p>-0.0077</text:p>
          </table:table-cell>
        </table:table-row>
        <table:table-row table:style-name="ro1">
          <table:table-cell office:value-type="string" calcext:value-type="string">
            <text:p>pixel105</text:p>
          </table:table-cell>
          <table:table-cell office:value-type="float" office:value="-0.0057" calcext:value-type="float">
            <text:p>-0.0057</text:p>
          </table:table-cell>
        </table:table-row>
        <table:table-row table:style-name="ro1">
          <table:table-cell office:value-type="string" calcext:value-type="string">
            <text:p>pixel106</text:p>
          </table:table-cell>
          <table:table-cell office:value-type="float" office:value="-0.0043" calcext:value-type="float">
            <text:p>-0.0043</text:p>
          </table:table-cell>
        </table:table-row>
        <table:table-row table:style-name="ro1">
          <table:table-cell office:value-type="string" calcext:value-type="string">
            <text:p>pixel107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pixel108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string" calcext:value-type="string">
            <text:p>pixel109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11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ixel113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114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115</text:p>
          </table:table-cell>
          <table:table-cell office:value-type="float" office:value="-0.0019" calcext:value-type="float">
            <text:p>-0.0019</text:p>
          </table:table-cell>
        </table:table-row>
        <table:table-row table:style-name="ro1">
          <table:table-cell office:value-type="string" calcext:value-type="string">
            <text:p>pixel116</text:p>
          </table:table-cell>
          <table:table-cell office:value-type="float" office:value="-0.0034" calcext:value-type="float">
            <text:p>-0.0034</text:p>
          </table:table-cell>
        </table:table-row>
        <table:table-row table:style-name="ro1">
          <table:table-cell office:value-type="string" calcext:value-type="string">
            <text:p>pixel117</text:p>
          </table:table-cell>
          <table:table-cell office:value-type="float" office:value="-0.0061" calcext:value-type="float">
            <text:p>-0.0061</text:p>
          </table:table-cell>
        </table:table-row>
        <table:table-row table:style-name="ro1">
          <table:table-cell office:value-type="string" calcext:value-type="string">
            <text:p>pixel118</text:p>
          </table:table-cell>
          <table:table-cell office:value-type="float" office:value="-0.0095" calcext:value-type="float">
            <text:p>-0.0095</text:p>
          </table:table-cell>
        </table:table-row>
        <table:table-row table:style-name="ro1">
          <table:table-cell office:value-type="string" calcext:value-type="string">
            <text:p>pixel119</text:p>
          </table:table-cell>
          <table:table-cell office:value-type="float" office:value="-0.0138" calcext:value-type="float">
            <text:p>-0.0138</text:p>
          </table:table-cell>
        </table:table-row>
        <table:table-row table:style-name="ro1">
          <table:table-cell office:value-type="string" calcext:value-type="string">
            <text:p>pixel120</text:p>
          </table:table-cell>
          <table:table-cell office:value-type="float" office:value="-0.0192" calcext:value-type="float">
            <text:p>-0.0192</text:p>
          </table:table-cell>
        </table:table-row>
        <table:table-row table:style-name="ro1">
          <table:table-cell office:value-type="string" calcext:value-type="string">
            <text:p>pixel121</text:p>
          </table:table-cell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string" calcext:value-type="string">
            <text:p>pixel122</text:p>
          </table:table-cell>
          <table:table-cell office:value-type="float" office:value="-0.028" calcext:value-type="float">
            <text:p>-0.028</text:p>
          </table:table-cell>
        </table:table-row>
        <table:table-row table:style-name="ro1">
          <table:table-cell office:value-type="string" calcext:value-type="string">
            <text:p>pixel123</text:p>
          </table:table-cell>
          <table:table-cell office:value-type="float" office:value="-0.0314" calcext:value-type="float">
            <text:p>-0.0314</text:p>
          </table:table-cell>
        </table:table-row>
        <table:table-row table:style-name="ro1">
          <table:table-cell office:value-type="string" calcext:value-type="string">
            <text:p>pixel124</text:p>
          </table:table-cell>
          <table:table-cell office:value-type="float" office:value="-0.0337" calcext:value-type="float">
            <text:p>-0.0337</text:p>
          </table:table-cell>
        </table:table-row>
        <table:table-row table:style-name="ro1">
          <table:table-cell office:value-type="string" calcext:value-type="string">
            <text:p>pixel125</text:p>
          </table:table-cell>
          <table:table-cell office:value-type="float" office:value="-0.0348" calcext:value-type="float">
            <text:p>-0.0348</text:p>
          </table:table-cell>
        </table:table-row>
        <table:table-row table:style-name="ro1">
          <table:table-cell office:value-type="string" calcext:value-type="string">
            <text:p>pixel126</text:p>
          </table:table-cell>
          <table:table-cell office:value-type="float" office:value="-0.0346" calcext:value-type="float">
            <text:p>-0.0346</text:p>
          </table:table-cell>
        </table:table-row>
        <table:table-row table:style-name="ro1">
          <table:table-cell office:value-type="string" calcext:value-type="string">
            <text:p>pixel127</text:p>
          </table:table-cell>
          <table:table-cell office:value-type="float" office:value="-0.0335" calcext:value-type="float">
            <text:p>-0.0335</text:p>
          </table:table-cell>
        </table:table-row>
        <table:table-row table:style-name="ro1">
          <table:table-cell office:value-type="string" calcext:value-type="string">
            <text:p>pixel128</text:p>
          </table:table-cell>
          <table:table-cell office:value-type="float" office:value="-0.0323" calcext:value-type="float">
            <text:p>-0.0323</text:p>
          </table:table-cell>
        </table:table-row>
        <table:table-row table:style-name="ro1">
          <table:table-cell office:value-type="string" calcext:value-type="string">
            <text:p>pixel129</text:p>
          </table:table-cell>
          <table:table-cell office:value-type="float" office:value="-0.0296" calcext:value-type="float">
            <text:p>-0.0296</text:p>
          </table:table-cell>
        </table:table-row>
        <table:table-row table:style-name="ro1">
          <table:table-cell office:value-type="string" calcext:value-type="string">
            <text:p>pixel130</text:p>
          </table:table-cell>
          <table:table-cell office:value-type="float" office:value="-0.0266" calcext:value-type="float">
            <text:p>-0.0266</text:p>
          </table:table-cell>
        </table:table-row>
        <table:table-row table:style-name="ro1">
          <table:table-cell office:value-type="string" calcext:value-type="string">
            <text:p>pixel131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string" calcext:value-type="string">
            <text:p>pixel132</text:p>
          </table:table-cell>
          <table:table-cell office:value-type="float" office:value="-0.0185" calcext:value-type="float">
            <text:p>-0.0185</text:p>
          </table:table-cell>
        </table:table-row>
        <table:table-row table:style-name="ro1">
          <table:table-cell office:value-type="string" calcext:value-type="string">
            <text:p>pixel133</text:p>
          </table:table-cell>
          <table:table-cell office:value-type="float" office:value="-0.0134" calcext:value-type="float">
            <text:p>-0.0134</text:p>
          </table:table-cell>
        </table:table-row>
        <table:table-row table:style-name="ro1">
          <table:table-cell office:value-type="string" calcext:value-type="string">
            <text:p>pixel134</text:p>
          </table:table-cell>
          <table:table-cell office:value-type="float" office:value="-0.0081" calcext:value-type="float">
            <text:p>-0.0081</text:p>
          </table:table-cell>
        </table:table-row>
        <table:table-row table:style-name="ro1">
          <table:table-cell office:value-type="string" calcext:value-type="string">
            <text:p>pixel135</text:p>
          </table:table-cell>
          <table:table-cell office:value-type="float" office:value="-0.0036" calcext:value-type="float">
            <text:p>-0.0036</text:p>
          </table:table-cell>
        </table:table-row>
        <table:table-row table:style-name="ro1">
          <table:table-cell office:value-type="string" calcext:value-type="string">
            <text:p>pixel136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string" calcext:value-type="string">
            <text:p>pixel137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13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ixel142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143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 office:value-type="string" calcext:value-type="string">
            <text:p>pixel144</text:p>
          </table:table-cell>
          <table:table-cell office:value-type="float" office:value="-0.0057" calcext:value-type="float">
            <text:p>-0.0057</text:p>
          </table:table-cell>
        </table:table-row>
        <table:table-row table:style-name="ro1">
          <table:table-cell office:value-type="string" calcext:value-type="string">
            <text:p>pixel145</text:p>
          </table:table-cell>
          <table:table-cell office:value-type="float" office:value="-0.0096" calcext:value-type="float">
            <text:p>-0.0096</text:p>
          </table:table-cell>
        </table:table-row>
        <table:table-row table:style-name="ro1">
          <table:table-cell office:value-type="string" calcext:value-type="string">
            <text:p>pixel146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string" calcext:value-type="string">
            <text:p>pixel147</text:p>
          </table:table-cell>
          <table:table-cell office:value-type="float" office:value="-0.0196" calcext:value-type="float">
            <text:p>-0.0196</text:p>
          </table:table-cell>
        </table:table-row>
        <table:table-row table:style-name="ro1">
          <table:table-cell office:value-type="string" calcext:value-type="string">
            <text:p>pixel148</text:p>
          </table:table-cell>
          <table:table-cell office:value-type="float" office:value="-0.0259" calcext:value-type="float">
            <text:p>-0.0259</text:p>
          </table:table-cell>
        </table:table-row>
        <table:table-row table:style-name="ro1">
          <table:table-cell office:value-type="string" calcext:value-type="string">
            <text:p>pixel149</text:p>
          </table:table-cell>
          <table:table-cell office:value-type="float" office:value="-0.0327" calcext:value-type="float">
            <text:p>-0.0327</text:p>
          </table:table-cell>
        </table:table-row>
        <table:table-row table:style-name="ro1">
          <table:table-cell office:value-type="string" calcext:value-type="string">
            <text:p>pixel150</text:p>
          </table:table-cell>
          <table:table-cell office:value-type="float" office:value="-0.0387" calcext:value-type="float">
            <text:p>-0.0387</text:p>
          </table:table-cell>
        </table:table-row>
        <table:table-row table:style-name="ro1">
          <table:table-cell office:value-type="string" calcext:value-type="string">
            <text:p>pixel151</text:p>
          </table:table-cell>
          <table:table-cell office:value-type="float" office:value="-0.0435" calcext:value-type="float">
            <text:p>-0.0435</text:p>
          </table:table-cell>
        </table:table-row>
        <table:table-row table:style-name="ro1">
          <table:table-cell office:value-type="string" calcext:value-type="string">
            <text:p>pixel152</text:p>
          </table:table-cell>
          <table:table-cell office:value-type="float" office:value="-0.0456" calcext:value-type="float">
            <text:p>-0.0456</text:p>
          </table:table-cell>
        </table:table-row>
        <table:table-row table:style-name="ro1">
          <table:table-cell office:value-type="string" calcext:value-type="string">
            <text:p>pixel153</text:p>
          </table:table-cell>
          <table:table-cell office:value-type="float" office:value="-0.0452" calcext:value-type="float">
            <text:p>-0.0452</text:p>
          </table:table-cell>
        </table:table-row>
        <table:table-row table:style-name="ro1">
          <table:table-cell office:value-type="string" calcext:value-type="string">
            <text:p>pixel154</text:p>
          </table:table-cell>
          <table:table-cell office:value-type="float" office:value="-0.0441" calcext:value-type="float">
            <text:p>-0.0441</text:p>
          </table:table-cell>
        </table:table-row>
        <table:table-row table:style-name="ro1">
          <table:table-cell office:value-type="string" calcext:value-type="string">
            <text:p>pixel155</text:p>
          </table:table-cell>
          <table:table-cell office:value-type="float" office:value="-0.0422" calcext:value-type="float">
            <text:p>-0.0422</text:p>
          </table:table-cell>
        </table:table-row>
        <table:table-row table:style-name="ro1">
          <table:table-cell office:value-type="string" calcext:value-type="string">
            <text:p>pixel156</text:p>
          </table:table-cell>
          <table:table-cell office:value-type="float" office:value="-0.0417" calcext:value-type="float">
            <text:p>-0.0417</text:p>
          </table:table-cell>
        </table:table-row>
        <table:table-row table:style-name="ro1">
          <table:table-cell office:value-type="string" calcext:value-type="string">
            <text:p>pixel157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string" calcext:value-type="string">
            <text:p>pixel158</text:p>
          </table:table-cell>
          <table:table-cell office:value-type="float" office:value="-0.0392" calcext:value-type="float">
            <text:p>-0.0392</text:p>
          </table:table-cell>
        </table:table-row>
        <table:table-row table:style-name="ro1">
          <table:table-cell office:value-type="string" calcext:value-type="string">
            <text:p>pixel159</text:p>
          </table:table-cell>
          <table:table-cell office:value-type="float" office:value="-0.0363" calcext:value-type="float">
            <text:p>-0.0363</text:p>
          </table:table-cell>
        </table:table-row>
        <table:table-row table:style-name="ro1">
          <table:table-cell office:value-type="string" calcext:value-type="string">
            <text:p>pixel160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string" calcext:value-type="string">
            <text:p>pixel161</text:p>
          </table:table-cell>
          <table:table-cell office:value-type="float" office:value="-0.0231" calcext:value-type="float">
            <text:p>-0.0231</text:p>
          </table:table-cell>
        </table:table-row>
        <table:table-row table:style-name="ro1">
          <table:table-cell office:value-type="string" calcext:value-type="string">
            <text:p>pixel162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pixel163</text:p>
          </table:table-cell>
          <table:table-cell office:value-type="float" office:value="-0.0059" calcext:value-type="float">
            <text:p>-0.0059</text:p>
          </table:table-cell>
        </table:table-row>
        <table:table-row table:style-name="ro1">
          <table:table-cell office:value-type="string" calcext:value-type="string">
            <text:p>pixel164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string" calcext:value-type="string">
            <text:p>pixel16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ixel166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ixel16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ixel169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17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171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pixel172</text:p>
          </table:table-cell>
          <table:table-cell office:value-type="float" office:value="-0.0065" calcext:value-type="float">
            <text:p>-0.0065</text:p>
          </table:table-cell>
        </table:table-row>
        <table:table-row table:style-name="ro1">
          <table:table-cell office:value-type="string" calcext:value-type="string">
            <text:p>pixel173</text:p>
          </table:table-cell>
          <table:table-cell office:value-type="float" office:value="-0.0117" calcext:value-type="float">
            <text:p>-0.0117</text:p>
          </table:table-cell>
        </table:table-row>
        <table:table-row table:style-name="ro1">
          <table:table-cell office:value-type="string" calcext:value-type="string">
            <text:p>pixel174</text:p>
          </table:table-cell>
          <table:table-cell office:value-type="float" office:value="-0.0166" calcext:value-type="float">
            <text:p>-0.0166</text:p>
          </table:table-cell>
        </table:table-row>
        <table:table-row table:style-name="ro1">
          <table:table-cell office:value-type="string" calcext:value-type="string">
            <text:p>pixel175</text:p>
          </table:table-cell>
          <table:table-cell office:value-type="float" office:value="-0.0228" calcext:value-type="float">
            <text:p>-0.0228</text:p>
          </table:table-cell>
        </table:table-row>
        <table:table-row table:style-name="ro1">
          <table:table-cell office:value-type="string" calcext:value-type="string">
            <text:p>pixel176</text:p>
          </table:table-cell>
          <table:table-cell office:value-type="float" office:value="-0.0306" calcext:value-type="float">
            <text:p>-0.0306</text:p>
          </table:table-cell>
        </table:table-row>
        <table:table-row table:style-name="ro1">
          <table:table-cell office:value-type="string" calcext:value-type="string">
            <text:p>pixel177</text:p>
          </table:table-cell>
          <table:table-cell office:value-type="float" office:value="-0.0396" calcext:value-type="float">
            <text:p>-0.0396</text:p>
          </table:table-cell>
        </table:table-row>
        <table:table-row table:style-name="ro1">
          <table:table-cell office:value-type="string" calcext:value-type="string">
            <text:p>pixel178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string" calcext:value-type="string">
            <text:p>pixel179</text:p>
          </table:table-cell>
          <table:table-cell office:value-type="float" office:value="-0.0518" calcext:value-type="float">
            <text:p>-0.0518</text:p>
          </table:table-cell>
        </table:table-row>
        <table:table-row table:style-name="ro1">
          <table:table-cell office:value-type="string" calcext:value-type="string">
            <text:p>pixel180</text:p>
          </table:table-cell>
          <table:table-cell office:value-type="float" office:value="-0.0516" calcext:value-type="float">
            <text:p>-0.0516</text:p>
          </table:table-cell>
        </table:table-row>
        <table:table-row table:style-name="ro1">
          <table:table-cell office:value-type="string" calcext:value-type="string">
            <text:p>pixel181</text:p>
          </table:table-cell>
          <table:table-cell office:value-type="float" office:value="-0.0466" calcext:value-type="float">
            <text:p>-0.0466</text:p>
          </table:table-cell>
        </table:table-row>
        <table:table-row table:style-name="ro1">
          <table:table-cell office:value-type="string" calcext:value-type="string">
            <text:p>pixel182</text:p>
          </table:table-cell>
          <table:table-cell office:value-type="float" office:value="-0.0397" calcext:value-type="float">
            <text:p>-0.0397</text:p>
          </table:table-cell>
        </table:table-row>
        <table:table-row table:style-name="ro1">
          <table:table-cell office:value-type="string" calcext:value-type="string">
            <text:p>pixel183</text:p>
          </table:table-cell>
          <table:table-cell office:value-type="float" office:value="-0.0349" calcext:value-type="float">
            <text:p>-0.0349</text:p>
          </table:table-cell>
        </table:table-row>
        <table:table-row table:style-name="ro1">
          <table:table-cell office:value-type="string" calcext:value-type="string">
            <text:p>pixel184</text:p>
          </table:table-cell>
          <table:table-cell office:value-type="float" office:value="-0.0345" calcext:value-type="float">
            <text:p>-0.0345</text:p>
          </table:table-cell>
        </table:table-row>
        <table:table-row table:style-name="ro1">
          <table:table-cell office:value-type="string" calcext:value-type="string">
            <text:p>pixel185</text:p>
          </table:table-cell>
          <table:table-cell office:value-type="float" office:value="-0.0379" calcext:value-type="float">
            <text:p>-0.0379</text:p>
          </table:table-cell>
        </table:table-row>
        <table:table-row table:style-name="ro1">
          <table:table-cell office:value-type="string" calcext:value-type="string">
            <text:p>pixel186</text:p>
          </table:table-cell>
          <table:table-cell office:value-type="float" office:value="-0.0426" calcext:value-type="float">
            <text:p>-0.0426</text:p>
          </table:table-cell>
        </table:table-row>
        <table:table-row table:style-name="ro1">
          <table:table-cell office:value-type="string" calcext:value-type="string">
            <text:p>pixel187</text:p>
          </table:table-cell>
          <table:table-cell office:value-type="float" office:value="-0.0449" calcext:value-type="float">
            <text:p>-0.0449</text:p>
          </table:table-cell>
        </table:table-row>
        <table:table-row table:style-name="ro1">
          <table:table-cell office:value-type="string" calcext:value-type="string">
            <text:p>pixel188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string" calcext:value-type="string">
            <text:p>pixel189</text:p>
          </table:table-cell>
          <table:table-cell office:value-type="float" office:value="-0.0354" calcext:value-type="float">
            <text:p>-0.0354</text:p>
          </table:table-cell>
        </table:table-row>
        <table:table-row table:style-name="ro1">
          <table:table-cell office:value-type="string" calcext:value-type="string">
            <text:p>pixel190</text:p>
          </table:table-cell>
          <table:table-cell office:value-type="float" office:value="-0.0229" calcext:value-type="float">
            <text:p>-0.0229</text:p>
          </table:table-cell>
        </table:table-row>
        <table:table-row table:style-name="ro1">
          <table:table-cell office:value-type="string" calcext:value-type="string">
            <text:p>pixel191</text:p>
          </table:table-cell>
          <table:table-cell office:value-type="float" office:value="-0.0099" calcext:value-type="float">
            <text:p>-0.0099</text:p>
          </table:table-cell>
        </table:table-row>
        <table:table-row table:style-name="ro1">
          <table:table-cell office:value-type="string" calcext:value-type="string">
            <text:p>pixel192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string" calcext:value-type="string">
            <text:p>pixel193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pixel19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ixel19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ixel19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198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ixel199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200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string" calcext:value-type="string">
            <text:p>pixel201</text:p>
          </table:table-cell>
          <table:table-cell office:value-type="float" office:value="-0.0093" calcext:value-type="float">
            <text:p>-0.0093</text:p>
          </table:table-cell>
        </table:table-row>
        <table:table-row table:style-name="ro1">
          <table:table-cell office:value-type="string" calcext:value-type="string">
            <text:p>pixel202</text:p>
          </table:table-cell>
          <table:table-cell office:value-type="float" office:value="-0.0148" calcext:value-type="float">
            <text:p>-0.0148</text:p>
          </table:table-cell>
        </table:table-row>
        <table:table-row table:style-name="ro1">
          <table:table-cell office:value-type="string" calcext:value-type="string">
            <text:p>pixel203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string" calcext:value-type="string">
            <text:p>pixel204</text:p>
          </table:table-cell>
          <table:table-cell office:value-type="float" office:value="-0.0333" calcext:value-type="float">
            <text:p>-0.0333</text:p>
          </table:table-cell>
        </table:table-row>
        <table:table-row table:style-name="ro1">
          <table:table-cell office:value-type="string" calcext:value-type="string">
            <text:p>pixel205</text:p>
          </table:table-cell>
          <table:table-cell office:value-type="float" office:value="-0.0422" calcext:value-type="float">
            <text:p>-0.0422</text:p>
          </table:table-cell>
        </table:table-row>
        <table:table-row table:style-name="ro1">
          <table:table-cell office:value-type="string" calcext:value-type="string">
            <text:p>pixel206</text:p>
          </table:table-cell>
          <table:table-cell office:value-type="float" office:value="-0.0476" calcext:value-type="float">
            <text:p>-0.0476</text:p>
          </table:table-cell>
        </table:table-row>
        <table:table-row table:style-name="ro1">
          <table:table-cell office:value-type="string" calcext:value-type="string">
            <text:p>pixel207</text:p>
          </table:table-cell>
          <table:table-cell office:value-type="float" office:value="-0.0486" calcext:value-type="float">
            <text:p>-0.0486</text:p>
          </table:table-cell>
        </table:table-row>
        <table:table-row table:style-name="ro1">
          <table:table-cell office:value-type="string" calcext:value-type="string">
            <text:p>pixel208</text:p>
          </table:table-cell>
          <table:table-cell office:value-type="float" office:value="-0.0425" calcext:value-type="float">
            <text:p>-0.0425</text:p>
          </table:table-cell>
        </table:table-row>
        <table:table-row table:style-name="ro1">
          <table:table-cell office:value-type="string" calcext:value-type="string">
            <text:p>pixel209</text:p>
          </table:table-cell>
          <table:table-cell office:value-type="float" office:value="-0.0306" calcext:value-type="float">
            <text:p>-0.0306</text:p>
          </table:table-cell>
        </table:table-row>
        <table:table-row table:style-name="ro1">
          <table:table-cell office:value-type="string" calcext:value-type="string">
            <text:p>pixel210</text:p>
          </table:table-cell>
          <table:table-cell office:value-type="float" office:value="-0.0188" calcext:value-type="float">
            <text:p>-0.0188</text:p>
          </table:table-cell>
        </table:table-row>
        <table:table-row table:style-name="ro1">
          <table:table-cell office:value-type="string" calcext:value-type="string">
            <text:p>pixel211</text:p>
          </table:table-cell>
          <table:table-cell office:value-type="float" office:value="-0.0103" calcext:value-type="float">
            <text:p>-0.0103</text:p>
          </table:table-cell>
        </table:table-row>
        <table:table-row table:style-name="ro1">
          <table:table-cell office:value-type="string" calcext:value-type="string">
            <text:p>pixel212</text:p>
          </table:table-cell>
          <table:table-cell office:value-type="float" office:value="-0.0105" calcext:value-type="float">
            <text:p>-0.0105</text:p>
          </table:table-cell>
        </table:table-row>
        <table:table-row table:style-name="ro1">
          <table:table-cell office:value-type="string" calcext:value-type="string">
            <text:p>pixel213</text:p>
          </table:table-cell>
          <table:table-cell office:value-type="float" office:value="-0.0187" calcext:value-type="float">
            <text:p>-0.0187</text:p>
          </table:table-cell>
        </table:table-row>
        <table:table-row table:style-name="ro1">
          <table:table-cell office:value-type="string" calcext:value-type="string">
            <text:p>pixel214</text:p>
          </table:table-cell>
          <table:table-cell office:value-type="float" office:value="-0.0314" calcext:value-type="float">
            <text:p>-0.0314</text:p>
          </table:table-cell>
        </table:table-row>
        <table:table-row table:style-name="ro1">
          <table:table-cell office:value-type="string" calcext:value-type="string">
            <text:p>pixel215</text:p>
          </table:table-cell>
          <table:table-cell office:value-type="float" office:value="-0.0429" calcext:value-type="float">
            <text:p>-0.0429</text:p>
          </table:table-cell>
        </table:table-row>
        <table:table-row table:style-name="ro1">
          <table:table-cell office:value-type="string" calcext:value-type="string">
            <text:p>pixel216</text:p>
          </table:table-cell>
          <table:table-cell office:value-type="float" office:value="-0.0493" calcext:value-type="float">
            <text:p>-0.0493</text:p>
          </table:table-cell>
        </table:table-row>
        <table:table-row table:style-name="ro1">
          <table:table-cell office:value-type="string" calcext:value-type="string">
            <text:p>pixel217</text:p>
          </table:table-cell>
          <table:table-cell office:value-type="float" office:value="-0.0465" calcext:value-type="float">
            <text:p>-0.0465</text:p>
          </table:table-cell>
        </table:table-row>
        <table:table-row table:style-name="ro1">
          <table:table-cell office:value-type="string" calcext:value-type="string">
            <text:p>pixel218</text:p>
          </table:table-cell>
          <table:table-cell office:value-type="float" office:value="-0.0341" calcext:value-type="float">
            <text:p>-0.0341</text:p>
          </table:table-cell>
        </table:table-row>
        <table:table-row table:style-name="ro1">
          <table:table-cell office:value-type="string" calcext:value-type="string">
            <text:p>pixel219</text:p>
          </table:table-cell>
          <table:table-cell office:value-type="float" office:value="-0.0154" calcext:value-type="float">
            <text:p>-0.0154</text:p>
          </table:table-cell>
        </table:table-row>
        <table:table-row table:style-name="ro1">
          <table:table-cell office:value-type="string" calcext:value-type="string">
            <text:p>pixel220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pixel221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ixel222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pixel22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ixel224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225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pixel22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ixel22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ixel228</text:p>
          </table:table-cell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pixel229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string" calcext:value-type="string">
            <text:p>pixel230</text:p>
          </table:table-cell>
          <table:table-cell office:value-type="float" office:value="-0.0143" calcext:value-type="float">
            <text:p>-0.0143</text:p>
          </table:table-cell>
        </table:table-row>
        <table:table-row table:style-name="ro1">
          <table:table-cell office:value-type="string" calcext:value-type="string">
            <text:p>pixel231</text:p>
          </table:table-cell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string" calcext:value-type="string">
            <text:p>pixel232</text:p>
          </table:table-cell>
          <table:table-cell office:value-type="float" office:value="-0.0367" calcext:value-type="float">
            <text:p>-0.0367</text:p>
          </table:table-cell>
        </table:table-row>
        <table:table-row table:style-name="ro1">
          <table:table-cell office:value-type="string" calcext:value-type="string">
            <text:p>pixel233</text:p>
          </table:table-cell>
          <table:table-cell office:value-type="float" office:value="-0.0428" calcext:value-type="float">
            <text:p>-0.0428</text:p>
          </table:table-cell>
        </table:table-row>
        <table:table-row table:style-name="ro1">
          <table:table-cell office:value-type="string" calcext:value-type="string">
            <text:p>pixel234</text:p>
          </table:table-cell>
          <table:table-cell office:value-type="float" office:value="-0.0425" calcext:value-type="float">
            <text:p>-0.0425</text:p>
          </table:table-cell>
        </table:table-row>
        <table:table-row table:style-name="ro1">
          <table:table-cell office:value-type="string" calcext:value-type="string">
            <text:p>pixel235</text:p>
          </table:table-cell>
          <table:table-cell office:value-type="float" office:value="-0.0366" calcext:value-type="float">
            <text:p>-0.0366</text:p>
          </table:table-cell>
        </table:table-row>
        <table:table-row table:style-name="ro1">
          <table:table-cell office:value-type="string" calcext:value-type="string">
            <text:p>pixel236</text:p>
          </table:table-cell>
          <table:table-cell office:value-type="float" office:value="-0.0252" calcext:value-type="float">
            <text:p>-0.0252</text:p>
          </table:table-cell>
        </table:table-row>
        <table:table-row table:style-name="ro1">
          <table:table-cell office:value-type="string" calcext:value-type="string">
            <text:p>pixel237</text:p>
          </table:table-cell>
          <table:table-cell office:value-type="float" office:value="-0.0114" calcext:value-type="float">
            <text:p>-0.0114</text:p>
          </table:table-cell>
        </table:table-row>
        <table:table-row table:style-name="ro1">
          <table:table-cell office:value-type="string" calcext:value-type="string">
            <text:p>pixel238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pixel239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pixel240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pixel241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pixel242</text:p>
          </table:table-cell>
          <table:table-cell office:value-type="float" office:value="-0.0147" calcext:value-type="float">
            <text:p>-0.0147</text:p>
          </table:table-cell>
        </table:table-row>
        <table:table-row table:style-name="ro1">
          <table:table-cell office:value-type="string" calcext:value-type="string">
            <text:p>pixel243</text:p>
          </table:table-cell>
          <table:table-cell office:value-type="float" office:value="-0.0362" calcext:value-type="float">
            <text:p>-0.0362</text:p>
          </table:table-cell>
        </table:table-row>
        <table:table-row table:style-name="ro1">
          <table:table-cell office:value-type="string" calcext:value-type="string">
            <text:p>pixel244</text:p>
          </table:table-cell>
          <table:table-cell office:value-type="float" office:value="-0.0525" calcext:value-type="float">
            <text:p>-0.0525</text:p>
          </table:table-cell>
        </table:table-row>
        <table:table-row table:style-name="ro1">
          <table:table-cell office:value-type="string" calcext:value-type="string">
            <text:p>pixel245</text:p>
          </table:table-cell>
          <table:table-cell office:value-type="float" office:value="-0.0561" calcext:value-type="float">
            <text:p>-0.0561</text:p>
          </table:table-cell>
        </table:table-row>
        <table:table-row table:style-name="ro1">
          <table:table-cell office:value-type="string" calcext:value-type="string">
            <text:p>pixel246</text:p>
          </table:table-cell>
          <table:table-cell office:value-type="float" office:value="-0.0472" calcext:value-type="float">
            <text:p>-0.0472</text:p>
          </table:table-cell>
        </table:table-row>
        <table:table-row table:style-name="ro1">
          <table:table-cell office:value-type="string" calcext:value-type="string">
            <text:p>pixel247</text:p>
          </table:table-cell>
          <table:table-cell office:value-type="float" office:value="-0.0258" calcext:value-type="float">
            <text:p>-0.0258</text:p>
          </table:table-cell>
        </table:table-row>
        <table:table-row table:style-name="ro1">
          <table:table-cell office:value-type="string" calcext:value-type="string">
            <text:p>pixel248</text:p>
          </table:table-cell>
          <table:table-cell office:value-type="float" office:value="-0.0051" calcext:value-type="float">
            <text:p>-0.0051</text:p>
          </table:table-cell>
        </table:table-row>
        <table:table-row table:style-name="ro1">
          <table:table-cell office:value-type="string" calcext:value-type="string">
            <text:p>pixel249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pixel25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pixel2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25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253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ixel254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ixel25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pixel256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string" calcext:value-type="string">
            <text:p>pixel257</text:p>
          </table:table-cell>
          <table:table-cell office:value-type="float" office:value="-0.0076" calcext:value-type="float">
            <text:p>-0.0076</text:p>
          </table:table-cell>
        </table:table-row>
        <table:table-row table:style-name="ro1">
          <table:table-cell office:value-type="string" calcext:value-type="string">
            <text:p>pixel258</text:p>
          </table:table-cell>
          <table:table-cell office:value-type="float" office:value="-0.0208" calcext:value-type="float">
            <text:p>-0.0208</text:p>
          </table:table-cell>
        </table:table-row>
        <table:table-row table:style-name="ro1">
          <table:table-cell office:value-type="string" calcext:value-type="string">
            <text:p>pixel259</text:p>
          </table:table-cell>
          <table:table-cell office:value-type="float" office:value="-0.0344" calcext:value-type="float">
            <text:p>-0.0344</text:p>
          </table:table-cell>
        </table:table-row>
        <table:table-row table:style-name="ro1">
          <table:table-cell office:value-type="string" calcext:value-type="string">
            <text:p>pixel260</text:p>
          </table:table-cell>
          <table:table-cell office:value-type="float" office:value="-0.0434" calcext:value-type="float">
            <text:p>-0.0434</text:p>
          </table:table-cell>
        </table:table-row>
        <table:table-row table:style-name="ro1">
          <table:table-cell office:value-type="string" calcext:value-type="string">
            <text:p>pixel261</text:p>
          </table:table-cell>
          <table:table-cell office:value-type="float" office:value="-0.0449" calcext:value-type="float">
            <text:p>-0.0449</text:p>
          </table:table-cell>
        </table:table-row>
        <table:table-row table:style-name="ro1">
          <table:table-cell office:value-type="string" calcext:value-type="string">
            <text:p>pixel262</text:p>
          </table:table-cell>
          <table:table-cell office:value-type="float" office:value="-0.0381" calcext:value-type="float">
            <text:p>-0.0381</text:p>
          </table:table-cell>
        </table:table-row>
        <table:table-row table:style-name="ro1">
          <table:table-cell office:value-type="string" calcext:value-type="string">
            <text:p>pixel263</text:p>
          </table:table-cell>
          <table:table-cell office:value-type="float" office:value="-0.0274" calcext:value-type="float">
            <text:p>-0.0274</text:p>
          </table:table-cell>
        </table:table-row>
        <table:table-row table:style-name="ro1">
          <table:table-cell office:value-type="string" calcext:value-type="string">
            <text:p>pixel264</text:p>
          </table:table-cell>
          <table:table-cell office:value-type="float" office:value="-0.0148" calcext:value-type="float">
            <text:p>-0.0148</text:p>
          </table:table-cell>
        </table:table-row>
        <table:table-row table:style-name="ro1">
          <table:table-cell office:value-type="string" calcext:value-type="string">
            <text:p>pixel265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266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pixel267</text:p>
          </table:table-cell>
          <table:table-cell office:value-type="float" office:value="0.0261" calcext:value-type="float">
            <text:p>0.0261</text:p>
          </table:table-cell>
        </table:table-row>
        <table:table-row table:style-name="ro1">
          <table:table-cell office:value-type="string" calcext:value-type="string">
            <text:p>pixel268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pixel269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pixel270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string" calcext:value-type="string">
            <text:p>pixel271</text:p>
          </table:table-cell>
          <table:table-cell office:value-type="float" office:value="-0.0302" calcext:value-type="float">
            <text:p>-0.0302</text:p>
          </table:table-cell>
        </table:table-row>
        <table:table-row table:style-name="ro1">
          <table:table-cell office:value-type="string" calcext:value-type="string">
            <text:p>pixel272</text:p>
          </table:table-cell>
          <table:table-cell office:value-type="float" office:value="-0.0549" calcext:value-type="float">
            <text:p>-0.0549</text:p>
          </table:table-cell>
        </table:table-row>
        <table:table-row table:style-name="ro1">
          <table:table-cell office:value-type="string" calcext:value-type="string">
            <text:p>pixel273</text:p>
          </table:table-cell>
          <table:table-cell office:value-type="float" office:value="-0.0668" calcext:value-type="float">
            <text:p>-0.0668</text:p>
          </table:table-cell>
        </table:table-row>
        <table:table-row table:style-name="ro1">
          <table:table-cell office:value-type="string" calcext:value-type="string">
            <text:p>pixel274</text:p>
          </table:table-cell>
          <table:table-cell office:value-type="float" office:value="-0.0628" calcext:value-type="float">
            <text:p>-0.0628</text:p>
          </table:table-cell>
        </table:table-row>
        <table:table-row table:style-name="ro1">
          <table:table-cell office:value-type="string" calcext:value-type="string">
            <text:p>pixel275</text:p>
          </table:table-cell>
          <table:table-cell office:value-type="float" office:value="-0.0418" calcext:value-type="float">
            <text:p>-0.0418</text:p>
          </table:table-cell>
        </table:table-row>
        <table:table-row table:style-name="ro1">
          <table:table-cell office:value-type="string" calcext:value-type="string">
            <text:p>pixel276</text:p>
          </table:table-cell>
          <table:table-cell office:value-type="float" office:value="-0.0134" calcext:value-type="float">
            <text:p>-0.0134</text:p>
          </table:table-cell>
        </table:table-row>
        <table:table-row table:style-name="ro1">
          <table:table-cell office:value-type="string" calcext:value-type="string">
            <text:p>pixel277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ixel278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ixel279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ixel28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ixel28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28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ixel283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pixel284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pixel285</text:p>
          </table:table-cell>
          <table:table-cell office:value-type="float" office:value="-0.0159" calcext:value-type="float">
            <text:p>-0.0159</text:p>
          </table:table-cell>
        </table:table-row>
        <table:table-row table:style-name="ro1">
          <table:table-cell office:value-type="string" calcext:value-type="string">
            <text:p>pixel286</text:p>
          </table:table-cell>
          <table:table-cell office:value-type="float" office:value="-0.0337" calcext:value-type="float">
            <text:p>-0.0337</text:p>
          </table:table-cell>
        </table:table-row>
        <table:table-row table:style-name="ro1">
          <table:table-cell office:value-type="string" calcext:value-type="string">
            <text:p>pixel287</text:p>
          </table:table-cell>
          <table:table-cell office:value-type="float" office:value="-0.0476" calcext:value-type="float">
            <text:p>-0.0476</text:p>
          </table:table-cell>
        </table:table-row>
        <table:table-row table:style-name="ro1">
          <table:table-cell office:value-type="string" calcext:value-type="string">
            <text:p>pixel288</text:p>
          </table:table-cell>
          <table:table-cell office:value-type="float" office:value="-0.0533" calcext:value-type="float">
            <text:p>-0.0533</text:p>
          </table:table-cell>
        </table:table-row>
        <table:table-row table:style-name="ro1">
          <table:table-cell office:value-type="string" calcext:value-type="string">
            <text:p>pixel289</text:p>
          </table:table-cell>
          <table:table-cell office:value-type="float" office:value="-0.0483" calcext:value-type="float">
            <text:p>-0.0483</text:p>
          </table:table-cell>
        </table:table-row>
        <table:table-row table:style-name="ro1">
          <table:table-cell office:value-type="string" calcext:value-type="string">
            <text:p>pixel290</text:p>
          </table:table-cell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string" calcext:value-type="string">
            <text:p>pixel291</text:p>
          </table:table-cell>
          <table:table-cell office:value-type="float" office:value="-0.0235" calcext:value-type="float">
            <text:p>-0.0235</text:p>
          </table:table-cell>
        </table:table-row>
        <table:table-row table:style-name="ro1">
          <table:table-cell office:value-type="string" calcext:value-type="string">
            <text:p>pixel292</text:p>
          </table:table-cell>
          <table:table-cell office:value-type="float" office:value="-0.0126" calcext:value-type="float">
            <text:p>-0.0126</text:p>
          </table:table-cell>
        </table:table-row>
        <table:table-row table:style-name="ro1">
          <table:table-cell office:value-type="string" calcext:value-type="string">
            <text:p>pixel293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ixel294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pixel295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pixel296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1">
          <table:table-cell office:value-type="string" calcext:value-type="string">
            <text:p>pixel297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string" calcext:value-type="string">
            <text:p>pixel29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pixel299</text:p>
          </table:table-cell>
          <table:table-cell office:value-type="float" office:value="-0.0279" calcext:value-type="float">
            <text:p>-0.0279</text:p>
          </table:table-cell>
        </table:table-row>
        <table:table-row table:style-name="ro1">
          <table:table-cell office:value-type="string" calcext:value-type="string">
            <text:p>pixel300</text:p>
          </table:table-cell>
          <table:table-cell office:value-type="float" office:value="-0.0587" calcext:value-type="float">
            <text:p>-0.0587</text:p>
          </table:table-cell>
        </table:table-row>
        <table:table-row table:style-name="ro1">
          <table:table-cell office:value-type="string" calcext:value-type="string">
            <text:p>pixel301</text:p>
          </table:table-cell>
          <table:table-cell office:value-type="float" office:value="-0.0774" calcext:value-type="float">
            <text:p>-0.0774</text:p>
          </table:table-cell>
        </table:table-row>
        <table:table-row table:style-name="ro1">
          <table:table-cell office:value-type="string" calcext:value-type="string">
            <text:p>pixel302</text:p>
          </table:table-cell>
          <table:table-cell office:value-type="float" office:value="-0.0795" calcext:value-type="float">
            <text:p>-0.0795</text:p>
          </table:table-cell>
        </table:table-row>
        <table:table-row table:style-name="ro1">
          <table:table-cell office:value-type="string" calcext:value-type="string">
            <text:p>pixel303</text:p>
          </table:table-cell>
          <table:table-cell office:value-type="float" office:value="-0.0616" calcext:value-type="float">
            <text:p>-0.0616</text:p>
          </table:table-cell>
        </table:table-row>
        <table:table-row table:style-name="ro1">
          <table:table-cell office:value-type="string" calcext:value-type="string">
            <text:p>pixel304</text:p>
          </table:table-cell>
          <table:table-cell office:value-type="float" office:value="-0.0279" calcext:value-type="float">
            <text:p>-0.0279</text:p>
          </table:table-cell>
        </table:table-row>
        <table:table-row table:style-name="ro1">
          <table:table-cell office:value-type="string" calcext:value-type="string">
            <text:p>pixel305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string" calcext:value-type="string">
            <text:p>pixel306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ixel30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ixel308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ixel309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ixel31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ixel311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pixel312</text:p>
          </table:table-cell>
          <table:table-cell office:value-type="float" office:value="-0.0096" calcext:value-type="float">
            <text:p>-0.0096</text:p>
          </table:table-cell>
        </table:table-row>
        <table:table-row table:style-name="ro1">
          <table:table-cell office:value-type="string" calcext:value-type="string">
            <text:p>pixel313</text:p>
          </table:table-cell>
          <table:table-cell office:value-type="float" office:value="-0.0293" calcext:value-type="float">
            <text:p>-0.0293</text:p>
          </table:table-cell>
        </table:table-row>
        <table:table-row table:style-name="ro1">
          <table:table-cell office:value-type="string" calcext:value-type="string">
            <text:p>pixel314</text:p>
          </table:table-cell>
          <table:table-cell office:value-type="float" office:value="-0.0496" calcext:value-type="float">
            <text:p>-0.0496</text:p>
          </table:table-cell>
        </table:table-row>
        <table:table-row table:style-name="ro1">
          <table:table-cell office:value-type="string" calcext:value-type="string">
            <text:p>pixel315</text:p>
          </table:table-cell>
          <table:table-cell office:value-type="float" office:value="-0.0623" calcext:value-type="float">
            <text:p>-0.0623</text:p>
          </table:table-cell>
        </table:table-row>
        <table:table-row table:style-name="ro1">
          <table:table-cell office:value-type="string" calcext:value-type="string">
            <text:p>pixel316</text:p>
          </table:table-cell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string" calcext:value-type="string">
            <text:p>pixel317</text:p>
          </table:table-cell>
          <table:table-cell office:value-type="float" office:value="-0.0506" calcext:value-type="float">
            <text:p>-0.0506</text:p>
          </table:table-cell>
        </table:table-row>
        <table:table-row table:style-name="ro1">
          <table:table-cell office:value-type="string" calcext:value-type="string">
            <text:p>pixel318</text:p>
          </table:table-cell>
          <table:table-cell office:value-type="float" office:value="-0.0343" calcext:value-type="float">
            <text:p>-0.0343</text:p>
          </table:table-cell>
        </table:table-row>
        <table:table-row table:style-name="ro1">
          <table:table-cell office:value-type="string" calcext:value-type="string">
            <text:p>pixel319</text:p>
          </table:table-cell>
          <table:table-cell office:value-type="float" office:value="-0.0214" calcext:value-type="float">
            <text:p>-0.0214</text:p>
          </table:table-cell>
        </table:table-row>
        <table:table-row table:style-name="ro1">
          <table:table-cell office:value-type="string" calcext:value-type="string">
            <text:p>pixel320</text:p>
          </table:table-cell>
          <table:table-cell office:value-type="float" office:value="-0.0114" calcext:value-type="float">
            <text:p>-0.0114</text:p>
          </table:table-cell>
        </table:table-row>
        <table:table-row table:style-name="ro1">
          <table:table-cell office:value-type="string" calcext:value-type="string">
            <text:p>pixel321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pixel32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ixel323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ixel324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string" calcext:value-type="string">
            <text:p>pixel325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pixel326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pixel327</text:p>
          </table:table-cell>
          <table:table-cell office:value-type="float" office:value="-0.0317" calcext:value-type="float">
            <text:p>-0.0317</text:p>
          </table:table-cell>
        </table:table-row>
        <table:table-row table:style-name="ro1">
          <table:table-cell office:value-type="string" calcext:value-type="string">
            <text:p>pixel328</text:p>
          </table:table-cell>
          <table:table-cell office:value-type="float" office:value="-0.0649" calcext:value-type="float">
            <text:p>-0.0649</text:p>
          </table:table-cell>
        </table:table-row>
        <table:table-row table:style-name="ro1">
          <table:table-cell office:value-type="string" calcext:value-type="string">
            <text:p>pixel329</text:p>
          </table:table-cell>
          <table:table-cell office:value-type="float" office:value="-0.0883" calcext:value-type="float">
            <text:p>-0.0883</text:p>
          </table:table-cell>
        </table:table-row>
        <table:table-row table:style-name="ro1">
          <table:table-cell office:value-type="string" calcext:value-type="string">
            <text:p>pixel330</text:p>
          </table:table-cell>
          <table:table-cell office:value-type="float" office:value="-0.0929" calcext:value-type="float">
            <text:p>-0.0929</text:p>
          </table:table-cell>
        </table:table-row>
        <table:table-row table:style-name="ro1">
          <table:table-cell office:value-type="string" calcext:value-type="string">
            <text:p>pixel331</text:p>
          </table:table-cell>
          <table:table-cell office:value-type="float" office:value="-0.0781" calcext:value-type="float">
            <text:p>-0.0781</text:p>
          </table:table-cell>
        </table:table-row>
        <table:table-row table:style-name="ro1">
          <table:table-cell office:value-type="string" calcext:value-type="string">
            <text:p>pixel332</text:p>
          </table:table-cell>
          <table:table-cell office:value-type="float" office:value="-0.0429" calcext:value-type="float">
            <text:p>-0.0429</text:p>
          </table:table-cell>
        </table:table-row>
        <table:table-row table:style-name="ro1">
          <table:table-cell office:value-type="string" calcext:value-type="string">
            <text:p>pixel333</text:p>
          </table:table-cell>
          <table:table-cell office:value-type="float" office:value="-0.0041" calcext:value-type="float">
            <text:p>-0.0041</text:p>
          </table:table-cell>
        </table:table-row>
        <table:table-row table:style-name="ro1">
          <table:table-cell office:value-type="string" calcext:value-type="string">
            <text:p>pixel334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33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ixel336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ixel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xel338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string" calcext:value-type="string">
            <text:p>pixel339</text:p>
          </table:table-cell>
          <table:table-cell office:value-type="float" office:value="-0.0045" calcext:value-type="float">
            <text:p>-0.0045</text:p>
          </table:table-cell>
        </table:table-row>
        <table:table-row table:style-name="ro1">
          <table:table-cell office:value-type="string" calcext:value-type="string">
            <text:p>pixel340</text:p>
          </table:table-cell>
          <table:table-cell office:value-type="float" office:value="-0.0164" calcext:value-type="float">
            <text:p>-0.0164</text:p>
          </table:table-cell>
        </table:table-row>
        <table:table-row table:style-name="ro1">
          <table:table-cell office:value-type="string" calcext:value-type="string">
            <text:p>pixel341</text:p>
          </table:table-cell>
          <table:table-cell office:value-type="float" office:value="-0.0431" calcext:value-type="float">
            <text:p>-0.0431</text:p>
          </table:table-cell>
        </table:table-row>
        <table:table-row table:style-name="ro1">
          <table:table-cell office:value-type="string" calcext:value-type="string">
            <text:p>pixel342</text:p>
          </table:table-cell>
          <table:table-cell office:value-type="float" office:value="-0.0648" calcext:value-type="float">
            <text:p>-0.0648</text:p>
          </table:table-cell>
        </table:table-row>
        <table:table-row table:style-name="ro1">
          <table:table-cell office:value-type="string" calcext:value-type="string">
            <text:p>pixel343</text:p>
          </table:table-cell>
          <table:table-cell office:value-type="float" office:value="-0.0735" calcext:value-type="float">
            <text:p>-0.0735</text:p>
          </table:table-cell>
        </table:table-row>
        <table:table-row table:style-name="ro1">
          <table:table-cell office:value-type="string" calcext:value-type="string">
            <text:p>pixel344</text:p>
          </table:table-cell>
          <table:table-cell office:value-type="float" office:value="-0.0667" calcext:value-type="float">
            <text:p>-0.0667</text:p>
          </table:table-cell>
        </table:table-row>
        <table:table-row table:style-name="ro1">
          <table:table-cell office:value-type="string" calcext:value-type="string">
            <text:p>pixel345</text:p>
          </table:table-cell>
          <table:table-cell office:value-type="float" office:value="-0.0495" calcext:value-type="float">
            <text:p>-0.0495</text:p>
          </table:table-cell>
        </table:table-row>
        <table:table-row table:style-name="ro1">
          <table:table-cell office:value-type="string" calcext:value-type="string">
            <text:p>pixel346</text:p>
          </table:table-cell>
          <table:table-cell office:value-type="float" office:value="-0.0302" calcext:value-type="float">
            <text:p>-0.0302</text:p>
          </table:table-cell>
        </table:table-row>
        <table:table-row table:style-name="ro1">
          <table:table-cell office:value-type="string" calcext:value-type="string">
            <text:p>pixel347</text:p>
          </table:table-cell>
          <table:table-cell office:value-type="float" office:value="-0.0165" calcext:value-type="float">
            <text:p>-0.0165</text:p>
          </table:table-cell>
        </table:table-row>
        <table:table-row table:style-name="ro1">
          <table:table-cell office:value-type="string" calcext:value-type="string">
            <text:p>pixel348</text:p>
          </table:table-cell>
          <table:table-cell office:value-type="float" office:value="-0.0054" calcext:value-type="float">
            <text:p>-0.0054</text:p>
          </table:table-cell>
        </table:table-row>
        <table:table-row table:style-name="ro1">
          <table:table-cell office:value-type="string" calcext:value-type="string">
            <text:p>pixel349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pixel350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string" calcext:value-type="string">
            <text:p>pixel351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string" calcext:value-type="string">
            <text:p>pixel352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string" calcext:value-type="string">
            <text:p>pixel35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pixel354</text:p>
          </table:table-cell>
          <table:table-cell office:value-type="float" office:value="-0.0069" calcext:value-type="float">
            <text:p>-0.0069</text:p>
          </table:table-cell>
        </table:table-row>
        <table:table-row table:style-name="ro1">
          <table:table-cell office:value-type="string" calcext:value-type="string">
            <text:p>pixel355</text:p>
          </table:table-cell>
          <table:table-cell office:value-type="float" office:value="-0.0406" calcext:value-type="float">
            <text:p>-0.0406</text:p>
          </table:table-cell>
        </table:table-row>
        <table:table-row table:style-name="ro1">
          <table:table-cell office:value-type="string" calcext:value-type="string">
            <text:p>pixel356</text:p>
          </table:table-cell>
          <table:table-cell office:value-type="float" office:value="-0.0732" calcext:value-type="float">
            <text:p>-0.0732</text:p>
          </table:table-cell>
        </table:table-row>
        <table:table-row table:style-name="ro1">
          <table:table-cell office:value-type="string" calcext:value-type="string">
            <text:p>pixel357</text:p>
          </table:table-cell>
          <table:table-cell office:value-type="float" office:value="-0.0962" calcext:value-type="float">
            <text:p>-0.0962</text:p>
          </table:table-cell>
        </table:table-row>
        <table:table-row table:style-name="ro1">
          <table:table-cell office:value-type="string" calcext:value-type="string">
            <text:p>pixel358</text:p>
          </table:table-cell>
          <table:table-cell office:value-type="float" office:value="-0.1012" calcext:value-type="float">
            <text:p>-0.1012</text:p>
          </table:table-cell>
        </table:table-row>
        <table:table-row table:style-name="ro1">
          <table:table-cell office:value-type="string" calcext:value-type="string">
            <text:p>pixel359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office:value-type="string" calcext:value-type="string">
            <text:p>pixel360</text:p>
          </table:table-cell>
          <table:table-cell office:value-type="float" office:value="-0.0531" calcext:value-type="float">
            <text:p>-0.0531</text:p>
          </table:table-cell>
        </table:table-row>
        <table:table-row table:style-name="ro1">
          <table:table-cell office:value-type="string" calcext:value-type="string">
            <text:p>pixel361</text:p>
          </table:table-cell>
          <table:table-cell office:value-type="float" office:value="-0.0088" calcext:value-type="float">
            <text:p>-0.0088</text:p>
          </table:table-cell>
        </table:table-row>
        <table:table-row table:style-name="ro1">
          <table:table-cell office:value-type="string" calcext:value-type="string">
            <text:p>pixel362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36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ixel36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365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string" calcext:value-type="string">
            <text:p>pixel366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string" calcext:value-type="string">
            <text:p>pixel367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string" calcext:value-type="string">
            <text:p>pixel368</text:p>
          </table:table-cell>
          <table:table-cell office:value-type="float" office:value="-0.0238" calcext:value-type="float">
            <text:p>-0.0238</text:p>
          </table:table-cell>
        </table:table-row>
        <table:table-row table:style-name="ro1">
          <table:table-cell office:value-type="string" calcext:value-type="string">
            <text:p>pixel369</text:p>
          </table:table-cell>
          <table:table-cell office:value-type="float" office:value="-0.0564" calcext:value-type="float">
            <text:p>-0.0564</text:p>
          </table:table-cell>
        </table:table-row>
        <table:table-row table:style-name="ro1">
          <table:table-cell office:value-type="string" calcext:value-type="string">
            <text:p>pixel370</text:p>
          </table:table-cell>
          <table:table-cell office:value-type="float" office:value="-0.0767" calcext:value-type="float">
            <text:p>-0.0767</text:p>
          </table:table-cell>
        </table:table-row>
        <table:table-row table:style-name="ro1">
          <table:table-cell office:value-type="string" calcext:value-type="string">
            <text:p>pixel371</text:p>
          </table:table-cell>
          <table:table-cell office:value-type="float" office:value="-0.0811" calcext:value-type="float">
            <text:p>-0.0811</text:p>
          </table:table-cell>
        </table:table-row>
        <table:table-row table:style-name="ro1">
          <table:table-cell office:value-type="string" calcext:value-type="string">
            <text:p>pixel372</text:p>
          </table:table-cell>
          <table:table-cell office:value-type="float" office:value="-0.0691" calcext:value-type="float">
            <text:p>-0.0691</text:p>
          </table:table-cell>
        </table:table-row>
        <table:table-row table:style-name="ro1">
          <table:table-cell office:value-type="string" calcext:value-type="string">
            <text:p>pixel373</text:p>
          </table:table-cell>
          <table:table-cell office:value-type="float" office:value="-0.0463" calcext:value-type="float">
            <text:p>-0.0463</text:p>
          </table:table-cell>
        </table:table-row>
        <table:table-row table:style-name="ro1">
          <table:table-cell office:value-type="string" calcext:value-type="string">
            <text:p>pixel374</text:p>
          </table:table-cell>
          <table:table-cell office:value-type="float" office:value="-0.0239" calcext:value-type="float">
            <text:p>-0.0239</text:p>
          </table:table-cell>
        </table:table-row>
        <table:table-row table:style-name="ro1">
          <table:table-cell office:value-type="string" calcext:value-type="string">
            <text:p>pixel375</text:p>
          </table:table-cell>
          <table:table-cell office:value-type="float" office:value="-0.0084" calcext:value-type="float">
            <text:p>-0.0084</text:p>
          </table:table-cell>
        </table:table-row>
        <table:table-row table:style-name="ro1">
          <table:table-cell office:value-type="string" calcext:value-type="string">
            <text:p>pixel376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pixel377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string" calcext:value-type="string">
            <text:p>pixel37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pixel379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1">
          <table:table-cell office:value-type="string" calcext:value-type="string">
            <text:p>pixel380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pixel381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pixel382</text:p>
          </table:table-cell>
          <table:table-cell office:value-type="float" office:value="-0.0175" calcext:value-type="float">
            <text:p>-0.0175</text:p>
          </table:table-cell>
        </table:table-row>
        <table:table-row table:style-name="ro1">
          <table:table-cell office:value-type="string" calcext:value-type="string">
            <text:p>pixel383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string" calcext:value-type="string">
            <text:p>pixel384</text:p>
          </table:table-cell>
          <table:table-cell office:value-type="float" office:value="-0.0799" calcext:value-type="float">
            <text:p>-0.0799</text:p>
          </table:table-cell>
        </table:table-row>
        <table:table-row table:style-name="ro1">
          <table:table-cell office:value-type="string" calcext:value-type="string">
            <text:p>pixel385</text:p>
          </table:table-cell>
          <table:table-cell office:value-type="float" office:value="-0.0998" calcext:value-type="float">
            <text:p>-0.0998</text:p>
          </table:table-cell>
        </table:table-row>
        <table:table-row table:style-name="ro1">
          <table:table-cell office:value-type="string" calcext:value-type="string">
            <text:p>pixel386</text:p>
          </table:table-cell>
          <table:table-cell office:value-type="float" office:value="-0.1039" calcext:value-type="float">
            <text:p>-0.1039</text:p>
          </table:table-cell>
        </table:table-row>
        <table:table-row table:style-name="ro1">
          <table:table-cell office:value-type="string" calcext:value-type="string">
            <text:p>pixel387</text:p>
          </table:table-cell>
          <table:table-cell office:value-type="float" office:value="-0.0899" calcext:value-type="float">
            <text:p>-0.0899</text:p>
          </table:table-cell>
        </table:table-row>
        <table:table-row table:style-name="ro1">
          <table:table-cell office:value-type="string" calcext:value-type="string">
            <text:p>pixel388</text:p>
          </table:table-cell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string" calcext:value-type="string">
            <text:p>pixel389</text:p>
          </table:table-cell>
          <table:table-cell office:value-type="float" office:value="-0.0121" calcext:value-type="float">
            <text:p>-0.0121</text:p>
          </table:table-cell>
        </table:table-row>
        <table:table-row table:style-name="ro1">
          <table:table-cell office:value-type="string" calcext:value-type="string">
            <text:p>pixel390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39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393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string" calcext:value-type="string">
            <text:p>pixel394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ixel395</text:p>
          </table:table-cell>
          <table:table-cell office:value-type="float" office:value="-0.0079" calcext:value-type="float">
            <text:p>-0.0079</text:p>
          </table:table-cell>
        </table:table-row>
        <table:table-row table:style-name="ro1">
          <table:table-cell office:value-type="string" calcext:value-type="string">
            <text:p>pixel396</text:p>
          </table:table-cell>
          <table:table-cell office:value-type="float" office:value="-0.0311" calcext:value-type="float">
            <text:p>-0.0311</text:p>
          </table:table-cell>
        </table:table-row>
        <table:table-row table:style-name="ro1">
          <table:table-cell office:value-type="string" calcext:value-type="string">
            <text:p>pixel397</text:p>
          </table:table-cell>
          <table:table-cell office:value-type="float" office:value="-0.0678" calcext:value-type="float">
            <text:p>-0.0678</text:p>
          </table:table-cell>
        </table:table-row>
        <table:table-row table:style-name="ro1">
          <table:table-cell office:value-type="string" calcext:value-type="string">
            <text:p>pixel398</text:p>
          </table:table-cell>
          <table:table-cell office:value-type="float" office:value="-0.0857" calcext:value-type="float">
            <text:p>-0.0857</text:p>
          </table:table-cell>
        </table:table-row>
        <table:table-row table:style-name="ro1">
          <table:table-cell office:value-type="string" calcext:value-type="string">
            <text:p>pixel399</text:p>
          </table:table-cell>
          <table:table-cell office:value-type="float" office:value="-0.0872" calcext:value-type="float">
            <text:p>-0.0872</text:p>
          </table:table-cell>
        </table:table-row>
        <table:table-row table:style-name="ro1">
          <table:table-cell office:value-type="string" calcext:value-type="string">
            <text:p>pixel400</text:p>
          </table:table-cell>
          <table:table-cell office:value-type="float" office:value="-0.0701" calcext:value-type="float">
            <text:p>-0.0701</text:p>
          </table:table-cell>
        </table:table-row>
        <table:table-row table:style-name="ro1">
          <table:table-cell office:value-type="string" calcext:value-type="string">
            <text:p>pixel401</text:p>
          </table:table-cell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string" calcext:value-type="string">
            <text:p>pixel402</text:p>
          </table:table-cell>
          <table:table-cell office:value-type="float" office:value="-0.0173" calcext:value-type="float">
            <text:p>-0.0173</text:p>
          </table:table-cell>
        </table:table-row>
        <table:table-row table:style-name="ro1">
          <table:table-cell office:value-type="string" calcext:value-type="string">
            <text:p>pixel403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string" calcext:value-type="string">
            <text:p>pixel404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pixel405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pixel406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pixel407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string" calcext:value-type="string">
            <text:p>pixel408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string" calcext:value-type="string">
            <text:p>pixel409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1">
          <table:table-cell office:value-type="string" calcext:value-type="string">
            <text:p>pixel410</text:p>
          </table:table-cell>
          <table:table-cell office:value-type="float" office:value="-0.0228" calcext:value-type="float">
            <text:p>-0.0228</text:p>
          </table:table-cell>
        </table:table-row>
        <table:table-row table:style-name="ro1">
          <table:table-cell office:value-type="string" calcext:value-type="string">
            <text:p>pixel411</text:p>
          </table:table-cell>
          <table:table-cell office:value-type="float" office:value="-0.0552" calcext:value-type="float">
            <text:p>-0.0552</text:p>
          </table:table-cell>
        </table:table-row>
        <table:table-row table:style-name="ro1">
          <table:table-cell office:value-type="string" calcext:value-type="string">
            <text:p>pixel412</text:p>
          </table:table-cell>
          <table:table-cell office:value-type="float" office:value="-0.0824" calcext:value-type="float">
            <text:p>-0.0824</text:p>
          </table:table-cell>
        </table:table-row>
        <table:table-row table:style-name="ro1">
          <table:table-cell office:value-type="string" calcext:value-type="string">
            <text:p>pixel413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pixel414</text:p>
          </table:table-cell>
          <table:table-cell office:value-type="float" office:value="-0.1026" calcext:value-type="float">
            <text:p>-0.1026</text:p>
          </table:table-cell>
        </table:table-row>
        <table:table-row table:style-name="ro1">
          <table:table-cell office:value-type="string" calcext:value-type="string">
            <text:p>pixel415</text:p>
          </table:table-cell>
          <table:table-cell office:value-type="float" office:value="-0.0889" calcext:value-type="float">
            <text:p>-0.0889</text:p>
          </table:table-cell>
        </table:table-row>
        <table:table-row table:style-name="ro1">
          <table:table-cell office:value-type="string" calcext:value-type="string">
            <text:p>pixel416</text:p>
          </table:table-cell>
          <table:table-cell office:value-type="float" office:value="-0.0576" calcext:value-type="float">
            <text:p>-0.0576</text:p>
          </table:table-cell>
        </table:table-row>
        <table:table-row table:style-name="ro1">
          <table:table-cell office:value-type="string" calcext:value-type="string">
            <text:p>pixel417</text:p>
          </table:table-cell>
          <table:table-cell office:value-type="float" office:value="-0.0151" calcext:value-type="float">
            <text:p>-0.0151</text:p>
          </table:table-cell>
        </table:table-row>
        <table:table-row table:style-name="ro1">
          <table:table-cell office:value-type="string" calcext:value-type="string">
            <text:p>pixel418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41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422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ixel423</text:p>
          </table:table-cell>
          <table:table-cell office:value-type="float" office:value="-0.0094" calcext:value-type="float">
            <text:p>-0.0094</text:p>
          </table:table-cell>
        </table:table-row>
        <table:table-row table:style-name="ro1">
          <table:table-cell office:value-type="string" calcext:value-type="string">
            <text:p>pixel424</text:p>
          </table:table-cell>
          <table:table-cell office:value-type="float" office:value="-0.0388" calcext:value-type="float">
            <text:p>-0.0388</text:p>
          </table:table-cell>
        </table:table-row>
        <table:table-row table:style-name="ro1">
          <table:table-cell office:value-type="string" calcext:value-type="string">
            <text:p>pixel425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office:value-type="string" calcext:value-type="string">
            <text:p>pixel426</text:p>
          </table:table-cell>
          <table:table-cell office:value-type="float" office:value="-0.0939" calcext:value-type="float">
            <text:p>-0.0939</text:p>
          </table:table-cell>
        </table:table-row>
        <table:table-row table:style-name="ro1">
          <table:table-cell office:value-type="string" calcext:value-type="string">
            <text:p>pixel427</text:p>
          </table:table-cell>
          <table:table-cell office:value-type="float" office:value="-0.0931" calcext:value-type="float">
            <text:p>-0.0931</text:p>
          </table:table-cell>
        </table:table-row>
        <table:table-row table:style-name="ro1">
          <table:table-cell office:value-type="string" calcext:value-type="string">
            <text:p>pixel428</text:p>
          </table:table-cell>
          <table:table-cell office:value-type="float" office:value="-0.0736" calcext:value-type="float">
            <text:p>-0.0736</text:p>
          </table:table-cell>
        </table:table-row>
        <table:table-row table:style-name="ro1">
          <table:table-cell office:value-type="string" calcext:value-type="string">
            <text:p>pixel429</text:p>
          </table:table-cell>
          <table:table-cell office:value-type="float" office:value="-0.0436" calcext:value-type="float">
            <text:p>-0.0436</text:p>
          </table:table-cell>
        </table:table-row>
        <table:table-row table:style-name="ro1">
          <table:table-cell office:value-type="string" calcext:value-type="string">
            <text:p>pixel430</text:p>
          </table:table-cell>
          <table:table-cell office:value-type="float" office:value="-0.0163" calcext:value-type="float">
            <text:p>-0.0163</text:p>
          </table:table-cell>
        </table:table-row>
        <table:table-row table:style-name="ro1">
          <table:table-cell office:value-type="string" calcext:value-type="string">
            <text:p>pixel43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pixel432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pixel433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pixel434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string" calcext:value-type="string">
            <text:p>pixel435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pixel436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pixel437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pixel438</text:p>
          </table:table-cell>
          <table:table-cell office:value-type="float" office:value="-0.0264" calcext:value-type="float">
            <text:p>-0.0264</text:p>
          </table:table-cell>
        </table:table-row>
        <table:table-row table:style-name="ro1">
          <table:table-cell office:value-type="string" calcext:value-type="string">
            <text:p>pixel439</text:p>
          </table:table-cell>
          <table:table-cell office:value-type="float" office:value="-0.0589" calcext:value-type="float">
            <text:p>-0.0589</text:p>
          </table:table-cell>
        </table:table-row>
        <table:table-row table:style-name="ro1">
          <table:table-cell office:value-type="string" calcext:value-type="string">
            <text:p>pixel440</text:p>
          </table:table-cell>
          <table:table-cell office:value-type="float" office:value="-0.0843" calcext:value-type="float">
            <text:p>-0.0843</text:p>
          </table:table-cell>
        </table:table-row>
        <table:table-row table:style-name="ro1">
          <table:table-cell office:value-type="string" calcext:value-type="string">
            <text:p>pixel441</text:p>
          </table:table-cell>
          <table:table-cell office:value-type="float" office:value="-0.0998" calcext:value-type="float">
            <text:p>-0.0998</text:p>
          </table:table-cell>
        </table:table-row>
        <table:table-row table:style-name="ro1">
          <table:table-cell office:value-type="string" calcext:value-type="string">
            <text:p>pixel442</text:p>
          </table:table-cell>
          <table:table-cell office:value-type="float" office:value="-0.1005" calcext:value-type="float">
            <text:p>-0.1005</text:p>
          </table:table-cell>
        </table:table-row>
        <table:table-row table:style-name="ro1">
          <table:table-cell office:value-type="string" calcext:value-type="string">
            <text:p>pixel443</text:p>
          </table:table-cell>
          <table:table-cell office:value-type="float" office:value="-0.0855" calcext:value-type="float">
            <text:p>-0.0855</text:p>
          </table:table-cell>
        </table:table-row>
        <table:table-row table:style-name="ro1">
          <table:table-cell office:value-type="string" calcext:value-type="string">
            <text:p>pixel444</text:p>
          </table:table-cell>
          <table:table-cell office:value-type="float" office:value="-0.0542" calcext:value-type="float">
            <text:p>-0.0542</text:p>
          </table:table-cell>
        </table:table-row>
        <table:table-row table:style-name="ro1">
          <table:table-cell office:value-type="string" calcext:value-type="string">
            <text:p>pixel445</text:p>
          </table:table-cell>
          <table:table-cell office:value-type="float" office:value="-0.0146" calcext:value-type="float">
            <text:p>-0.0146</text:p>
          </table:table-cell>
        </table:table-row>
        <table:table-row table:style-name="ro1">
          <table:table-cell office:value-type="string" calcext:value-type="string">
            <text:p>pixel446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447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44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ixel450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pixel451</text:p>
          </table:table-cell>
          <table:table-cell office:value-type="float" office:value="-0.0109" calcext:value-type="float">
            <text:p>-0.0109</text:p>
          </table:table-cell>
        </table:table-row>
        <table:table-row table:style-name="ro1">
          <table:table-cell office:value-type="string" calcext:value-type="string">
            <text:p>pixel452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string" calcext:value-type="string">
            <text:p>pixel453</text:p>
          </table:table-cell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string" calcext:value-type="string">
            <text:p>pixel454</text:p>
          </table:table-cell>
          <table:table-cell office:value-type="float" office:value="-0.0991" calcext:value-type="float">
            <text:p>-0.0991</text:p>
          </table:table-cell>
        </table:table-row>
        <table:table-row table:style-name="ro1">
          <table:table-cell office:value-type="string" calcext:value-type="string">
            <text:p>pixel455</text:p>
          </table:table-cell>
          <table:table-cell office:value-type="float" office:value="-0.0989" calcext:value-type="float">
            <text:p>-0.0989</text:p>
          </table:table-cell>
        </table:table-row>
        <table:table-row table:style-name="ro1">
          <table:table-cell office:value-type="string" calcext:value-type="string">
            <text:p>pixel456</text:p>
          </table:table-cell>
          <table:table-cell office:value-type="float" office:value="-0.0792" calcext:value-type="float">
            <text:p>-0.0792</text:p>
          </table:table-cell>
        </table:table-row>
        <table:table-row table:style-name="ro1">
          <table:table-cell office:value-type="string" calcext:value-type="string">
            <text:p>pixel457</text:p>
          </table:table-cell>
          <table:table-cell office:value-type="float" office:value="-0.0484" calcext:value-type="float">
            <text:p>-0.0484</text:p>
          </table:table-cell>
        </table:table-row>
        <table:table-row table:style-name="ro1">
          <table:table-cell office:value-type="string" calcext:value-type="string">
            <text:p>pixel458</text:p>
          </table:table-cell>
          <table:table-cell office:value-type="float" office:value="-0.0202" calcext:value-type="float">
            <text:p>-0.0202</text:p>
          </table:table-cell>
        </table:table-row>
        <table:table-row table:style-name="ro1">
          <table:table-cell office:value-type="string" calcext:value-type="string">
            <text:p>pixel459</text:p>
          </table:table-cell>
          <table:table-cell office:value-type="float" office:value="-0.0002" calcext:value-type="float">
            <text:p>-0.0002</text:p>
          </table:table-cell>
        </table:table-row>
        <table:table-row table:style-name="ro1">
          <table:table-cell office:value-type="string" calcext:value-type="string">
            <text:p>pixel460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office:value-type="string" calcext:value-type="string">
            <text:p>pixel46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pixel462</text:p>
          </table:table-cell>
          <table:table-cell office:value-type="float" office:value="0.0499" calcext:value-type="float">
            <text:p>0.0499</text:p>
          </table:table-cell>
        </table:table-row>
        <table:table-row table:style-name="ro1">
          <table:table-cell office:value-type="string" calcext:value-type="string">
            <text:p>pixel463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pixel464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string" calcext:value-type="string">
            <text:p>pixel46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ixel466</text:p>
          </table:table-cell>
          <table:table-cell office:value-type="float" office:value="-0.0338" calcext:value-type="float">
            <text:p>-0.0338</text:p>
          </table:table-cell>
        </table:table-row>
        <table:table-row table:style-name="ro1">
          <table:table-cell office:value-type="string" calcext:value-type="string">
            <text:p>pixel467</text:p>
          </table:table-cell>
          <table:table-cell office:value-type="float" office:value="-0.0653" calcext:value-type="float">
            <text:p>-0.0653</text:p>
          </table:table-cell>
        </table:table-row>
        <table:table-row table:style-name="ro1">
          <table:table-cell office:value-type="string" calcext:value-type="string">
            <text:p>pixel468</text:p>
          </table:table-cell>
          <table:table-cell office:value-type="float" office:value="-0.0887" calcext:value-type="float">
            <text:p>-0.0887</text:p>
          </table:table-cell>
        </table:table-row>
        <table:table-row table:style-name="ro1">
          <table:table-cell office:value-type="string" calcext:value-type="string">
            <text:p>pixel469</text:p>
          </table:table-cell>
          <table:table-cell office:value-type="float" office:value="-0.1003" calcext:value-type="float">
            <text:p>-0.1003</text:p>
          </table:table-cell>
        </table:table-row>
        <table:table-row table:style-name="ro1">
          <table:table-cell office:value-type="string" calcext:value-type="string">
            <text:p>pixel470</text:p>
          </table:table-cell>
          <table:table-cell office:value-type="float" office:value="-0.0967" calcext:value-type="float">
            <text:p>-0.0967</text:p>
          </table:table-cell>
        </table:table-row>
        <table:table-row table:style-name="ro1">
          <table:table-cell office:value-type="string" calcext:value-type="string">
            <text:p>pixel471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 office:value-type="string" calcext:value-type="string">
            <text:p>pixel472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string" calcext:value-type="string">
            <text:p>pixel473</text:p>
          </table:table-cell>
          <table:table-cell office:value-type="float" office:value="-0.0126" calcext:value-type="float">
            <text:p>-0.0126</text:p>
          </table:table-cell>
        </table:table-row>
        <table:table-row table:style-name="ro1">
          <table:table-cell office:value-type="string" calcext:value-type="string">
            <text:p>pixel474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string" calcext:value-type="string">
            <text:p>pixel47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ixel47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ixel478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pixel479</text:p>
          </table:table-cell>
          <table:table-cell office:value-type="float" office:value="-0.0124" calcext:value-type="float">
            <text:p>-0.0124</text:p>
          </table:table-cell>
        </table:table-row>
        <table:table-row table:style-name="ro1">
          <table:table-cell office:value-type="string" calcext:value-type="string">
            <text:p>pixel480</text:p>
          </table:table-cell>
          <table:table-cell office:value-type="float" office:value="-0.0472" calcext:value-type="float">
            <text:p>-0.0472</text:p>
          </table:table-cell>
        </table:table-row>
        <table:table-row table:style-name="ro1">
          <table:table-cell office:value-type="string" calcext:value-type="string">
            <text:p>pixel481</text:p>
          </table:table-cell>
          <table:table-cell office:value-type="float" office:value="-0.0843" calcext:value-type="float">
            <text:p>-0.0843</text:p>
          </table:table-cell>
        </table:table-row>
        <table:table-row table:style-name="ro1">
          <table:table-cell office:value-type="string" calcext:value-type="string">
            <text:p>pixel482</text:p>
          </table:table-cell>
          <table:table-cell office:value-type="float" office:value="-0.1007" calcext:value-type="float">
            <text:p>-0.1007</text:p>
          </table:table-cell>
        </table:table-row>
        <table:table-row table:style-name="ro1">
          <table:table-cell office:value-type="string" calcext:value-type="string">
            <text:p>pixel483</text:p>
          </table:table-cell>
          <table:table-cell office:value-type="float" office:value="-0.1016" calcext:value-type="float">
            <text:p>-0.1016</text:p>
          </table:table-cell>
        </table:table-row>
        <table:table-row table:style-name="ro1">
          <table:table-cell office:value-type="string" calcext:value-type="string">
            <text:p>pixel484</text:p>
          </table:table-cell>
          <table:table-cell office:value-type="float" office:value="-0.084" calcext:value-type="float">
            <text:p>-0.084</text:p>
          </table:table-cell>
        </table:table-row>
        <table:table-row table:style-name="ro1">
          <table:table-cell office:value-type="string" calcext:value-type="string">
            <text:p>pixel485</text:p>
          </table:table-cell>
          <table:table-cell office:value-type="float" office:value="-0.0546" calcext:value-type="float">
            <text:p>-0.0546</text:p>
          </table:table-cell>
        </table:table-row>
        <table:table-row table:style-name="ro1">
          <table:table-cell office:value-type="string" calcext:value-type="string">
            <text:p>pixel486</text:p>
          </table:table-cell>
          <table:table-cell office:value-type="float" office:value="-0.0258" calcext:value-type="float">
            <text:p>-0.0258</text:p>
          </table:table-cell>
        </table:table-row>
        <table:table-row table:style-name="ro1">
          <table:table-cell office:value-type="string" calcext:value-type="string">
            <text:p>pixel487</text:p>
          </table:table-cell>
          <table:table-cell office:value-type="float" office:value="-0.0035" calcext:value-type="float">
            <text:p>-0.0035</text:p>
          </table:table-cell>
        </table:table-row>
        <table:table-row table:style-name="ro1">
          <table:table-cell office:value-type="string" calcext:value-type="string">
            <text:p>pixel48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pixel48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pixel490</text:p>
          </table:table-cell>
          <table:table-cell office:value-type="float" office:value="0.0447" calcext:value-type="float">
            <text:p>0.0447</text:p>
          </table:table-cell>
        </table:table-row>
        <table:table-row table:style-name="ro1">
          <table:table-cell office:value-type="string" calcext:value-type="string">
            <text:p>pixel491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string" calcext:value-type="string">
            <text:p>pixel492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pixel493</text:p>
          </table:table-cell>
          <table:table-cell office:value-type="float" office:value="-0.0133" calcext:value-type="float">
            <text:p>-0.0133</text:p>
          </table:table-cell>
        </table:table-row>
        <table:table-row table:style-name="ro1">
          <table:table-cell office:value-type="string" calcext:value-type="string">
            <text:p>pixel494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string" calcext:value-type="string">
            <text:p>pixel495</text:p>
          </table:table-cell>
          <table:table-cell office:value-type="float" office:value="-0.076" calcext:value-type="float">
            <text:p>-0.076</text:p>
          </table:table-cell>
        </table:table-row>
        <table:table-row table:style-name="ro1">
          <table:table-cell office:value-type="string" calcext:value-type="string">
            <text:p>pixel496</text:p>
          </table:table-cell>
          <table:table-cell office:value-type="float" office:value="-0.0948" calcext:value-type="float">
            <text:p>-0.0948</text:p>
          </table:table-cell>
        </table:table-row>
        <table:table-row table:style-name="ro1">
          <table:table-cell office:value-type="string" calcext:value-type="string">
            <text:p>pixel497</text:p>
          </table:table-cell>
          <table:table-cell office:value-type="float" office:value="-0.0997" calcext:value-type="float">
            <text:p>-0.0997</text:p>
          </table:table-cell>
        </table:table-row>
        <table:table-row table:style-name="ro1">
          <table:table-cell office:value-type="string" calcext:value-type="string">
            <text:p>pixel498</text:p>
          </table:table-cell>
          <table:table-cell office:value-type="float" office:value="-0.0904" calcext:value-type="float">
            <text:p>-0.0904</text:p>
          </table:table-cell>
        </table:table-row>
        <table:table-row table:style-name="ro1">
          <table:table-cell office:value-type="string" calcext:value-type="string">
            <text:p>pixel499</text:p>
          </table:table-cell>
          <table:table-cell office:value-type="float" office:value="-0.0677" calcext:value-type="float">
            <text:p>-0.0677</text:p>
          </table:table-cell>
        </table:table-row>
        <table:table-row table:style-name="ro1">
          <table:table-cell office:value-type="string" calcext:value-type="string">
            <text:p>pixel500</text:p>
          </table:table-cell>
          <table:table-cell office:value-type="float" office:value="-0.0372" calcext:value-type="float">
            <text:p>-0.0372</text:p>
          </table:table-cell>
        </table:table-row>
        <table:table-row table:style-name="ro1">
          <table:table-cell office:value-type="string" calcext:value-type="string">
            <text:p>pixel501</text:p>
          </table:table-cell>
          <table:table-cell office:value-type="float" office:value="-0.0102" calcext:value-type="float">
            <text:p>-0.0102</text:p>
          </table:table-cell>
        </table:table-row>
        <table:table-row table:style-name="ro1">
          <table:table-cell office:value-type="string" calcext:value-type="string">
            <text:p>pixel502</text:p>
          </table:table-cell>
          <table:table-cell office:value-type="float" office:value="-0.0008" calcext:value-type="float">
            <text:p>-0.0008</text:p>
          </table:table-cell>
        </table:table-row>
        <table:table-row table:style-name="ro1">
          <table:table-cell office:value-type="string" calcext:value-type="string">
            <text:p>pixel5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ixel50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ixel505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506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pixel507</text:p>
          </table:table-cell>
          <table:table-cell office:value-type="float" office:value="-0.0142" calcext:value-type="float">
            <text:p>-0.0142</text:p>
          </table:table-cell>
        </table:table-row>
        <table:table-row table:style-name="ro1">
          <table:table-cell office:value-type="string" calcext:value-type="string">
            <text:p>pixel508</text:p>
          </table:table-cell>
          <table:table-cell office:value-type="float" office:value="-0.0473" calcext:value-type="float">
            <text:p>-0.0473</text:p>
          </table:table-cell>
        </table:table-row>
        <table:table-row table:style-name="ro1">
          <table:table-cell office:value-type="string" calcext:value-type="string">
            <text:p>pixel509</text:p>
          </table:table-cell>
          <table:table-cell office:value-type="float" office:value="-0.0809" calcext:value-type="float">
            <text:p>-0.0809</text:p>
          </table:table-cell>
        </table:table-row>
        <table:table-row table:style-name="ro1">
          <table:table-cell office:value-type="string" calcext:value-type="string">
            <text:p>pixel510</text:p>
          </table:table-cell>
          <table:table-cell office:value-type="float" office:value="-0.0969" calcext:value-type="float">
            <text:p>-0.0969</text:p>
          </table:table-cell>
        </table:table-row>
        <table:table-row table:style-name="ro1">
          <table:table-cell office:value-type="string" calcext:value-type="string">
            <text:p>pixel511</text:p>
          </table:table-cell>
          <table:table-cell office:value-type="float" office:value="-0.0994" calcext:value-type="float">
            <text:p>-0.0994</text:p>
          </table:table-cell>
        </table:table-row>
        <table:table-row table:style-name="ro1">
          <table:table-cell office:value-type="string" calcext:value-type="string">
            <text:p>pixel512</text:p>
          </table:table-cell>
          <table:table-cell office:value-type="float" office:value="-0.0848" calcext:value-type="float">
            <text:p>-0.0848</text:p>
          </table:table-cell>
        </table:table-row>
        <table:table-row table:style-name="ro1">
          <table:table-cell office:value-type="string" calcext:value-type="string">
            <text:p>pixel513</text:p>
          </table:table-cell>
          <table:table-cell office:value-type="float" office:value="-0.0586" calcext:value-type="float">
            <text:p>-0.0586</text:p>
          </table:table-cell>
        </table:table-row>
        <table:table-row table:style-name="ro1">
          <table:table-cell office:value-type="string" calcext:value-type="string">
            <text:p>pixel514</text:p>
          </table:table-cell>
          <table:table-cell office:value-type="float" office:value="-0.0307" calcext:value-type="float">
            <text:p>-0.0307</text:p>
          </table:table-cell>
        </table:table-row>
        <table:table-row table:style-name="ro1">
          <table:table-cell office:value-type="string" calcext:value-type="string">
            <text:p>pixel515</text:p>
          </table:table-cell>
          <table:table-cell office:value-type="float" office:value="-0.0076" calcext:value-type="float">
            <text:p>-0.0076</text:p>
          </table:table-cell>
        </table:table-row>
        <table:table-row table:style-name="ro1">
          <table:table-cell office:value-type="string" calcext:value-type="string">
            <text:p>pixel516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pixel517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pixel518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pixel519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pixel520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string" calcext:value-type="string">
            <text:p>pixel521</text:p>
          </table:table-cell>
          <table:table-cell office:value-type="float" office:value="-0.0345" calcext:value-type="float">
            <text:p>-0.0345</text:p>
          </table:table-cell>
        </table:table-row>
        <table:table-row table:style-name="ro1">
          <table:table-cell office:value-type="string" calcext:value-type="string">
            <text:p>pixel522</text:p>
          </table:table-cell>
          <table:table-cell office:value-type="float" office:value="-0.0651" calcext:value-type="float">
            <text:p>-0.0651</text:p>
          </table:table-cell>
        </table:table-row>
        <table:table-row table:style-name="ro1">
          <table:table-cell office:value-type="string" calcext:value-type="string">
            <text:p>pixel523</text:p>
          </table:table-cell>
          <table:table-cell office:value-type="float" office:value="-0.0865" calcext:value-type="float">
            <text:p>-0.0865</text:p>
          </table:table-cell>
        </table:table-row>
        <table:table-row table:style-name="ro1">
          <table:table-cell office:value-type="string" calcext:value-type="string">
            <text:p>pixel524</text:p>
          </table:table-cell>
          <table:table-cell office:value-type="float" office:value="-0.0971" calcext:value-type="float">
            <text:p>-0.0971</text:p>
          </table:table-cell>
        </table:table-row>
        <table:table-row table:style-name="ro1">
          <table:table-cell office:value-type="string" calcext:value-type="string">
            <text:p>pixel525</text:p>
          </table:table-cell>
          <table:table-cell office:value-type="float" office:value="-0.0933" calcext:value-type="float">
            <text:p>-0.0933</text:p>
          </table:table-cell>
        </table:table-row>
        <table:table-row table:style-name="ro1">
          <table:table-cell office:value-type="string" calcext:value-type="string">
            <text:p>pixel526</text:p>
          </table:table-cell>
          <table:table-cell office:value-type="float" office:value="-0.0784" calcext:value-type="float">
            <text:p>-0.0784</text:p>
          </table:table-cell>
        </table:table-row>
        <table:table-row table:style-name="ro1">
          <table:table-cell office:value-type="string" calcext:value-type="string">
            <text:p>pixel527</text:p>
          </table:table-cell>
          <table:table-cell office:value-type="float" office:value="-0.0542" calcext:value-type="float">
            <text:p>-0.0542</text:p>
          </table:table-cell>
        </table:table-row>
        <table:table-row table:style-name="ro1">
          <table:table-cell office:value-type="string" calcext:value-type="string">
            <text:p>pixel528</text:p>
          </table:table-cell>
          <table:table-cell office:value-type="float" office:value="-0.0276" calcext:value-type="float">
            <text:p>-0.0276</text:p>
          </table:table-cell>
        </table:table-row>
        <table:table-row table:style-name="ro1">
          <table:table-cell office:value-type="string" calcext:value-type="string">
            <text:p>pixel529</text:p>
          </table:table-cell>
          <table:table-cell office:value-type="float" office:value="-0.0083" calcext:value-type="float">
            <text:p>-0.0083</text:p>
          </table:table-cell>
        </table:table-row>
        <table:table-row table:style-name="ro1">
          <table:table-cell office:value-type="string" calcext:value-type="string">
            <text:p>pixel530</text:p>
          </table:table-cell>
          <table:table-cell office:value-type="float" office:value="-0.0012" calcext:value-type="float">
            <text:p>-0.0012</text:p>
          </table:table-cell>
        </table:table-row>
        <table:table-row table:style-name="ro1">
          <table:table-cell office:value-type="string" calcext:value-type="string">
            <text:p>pixel53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ixel53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534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pixel535</text:p>
          </table:table-cell>
          <table:table-cell office:value-type="float" office:value="-0.0148" calcext:value-type="float">
            <text:p>-0.0148</text:p>
          </table:table-cell>
        </table:table-row>
        <table:table-row table:style-name="ro1">
          <table:table-cell office:value-type="string" calcext:value-type="string">
            <text:p>pixel536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string" calcext:value-type="string">
            <text:p>pixel537</text:p>
          </table:table-cell>
          <table:table-cell office:value-type="float" office:value="-0.0733" calcext:value-type="float">
            <text:p>-0.0733</text:p>
          </table:table-cell>
        </table:table-row>
        <table:table-row table:style-name="ro1">
          <table:table-cell office:value-type="string" calcext:value-type="string">
            <text:p>pixel538</text:p>
          </table:table-cell>
          <table:table-cell office:value-type="float" office:value="-0.0895" calcext:value-type="float">
            <text:p>-0.0895</text:p>
          </table:table-cell>
        </table:table-row>
        <table:table-row table:style-name="ro1">
          <table:table-cell office:value-type="string" calcext:value-type="string">
            <text:p>pixel539</text:p>
          </table:table-cell>
          <table:table-cell office:value-type="float" office:value="-0.0941" calcext:value-type="float">
            <text:p>-0.0941</text:p>
          </table:table-cell>
        </table:table-row>
        <table:table-row table:style-name="ro1">
          <table:table-cell office:value-type="string" calcext:value-type="string">
            <text:p>pixel540</text:p>
          </table:table-cell>
          <table:table-cell office:value-type="float" office:value="-0.0849" calcext:value-type="float">
            <text:p>-0.0849</text:p>
          </table:table-cell>
        </table:table-row>
        <table:table-row table:style-name="ro1">
          <table:table-cell office:value-type="string" calcext:value-type="string">
            <text:p>pixel541</text:p>
          </table:table-cell>
          <table:table-cell office:value-type="float" office:value="-0.0643" calcext:value-type="float">
            <text:p>-0.0643</text:p>
          </table:table-cell>
        </table:table-row>
        <table:table-row table:style-name="ro1">
          <table:table-cell office:value-type="string" calcext:value-type="string">
            <text:p>pixel542</text:p>
          </table:table-cell>
          <table:table-cell office:value-type="float" office:value="-0.0399" calcext:value-type="float">
            <text:p>-0.0399</text:p>
          </table:table-cell>
        </table:table-row>
        <table:table-row table:style-name="ro1">
          <table:table-cell office:value-type="string" calcext:value-type="string">
            <text:p>pixel543</text:p>
          </table:table-cell>
          <table:table-cell office:value-type="float" office:value="-0.0182" calcext:value-type="float">
            <text:p>-0.0182</text:p>
          </table:table-cell>
        </table:table-row>
        <table:table-row table:style-name="ro1">
          <table:table-cell office:value-type="string" calcext:value-type="string">
            <text:p>pixel544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545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pixel546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pixel54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ixel548</text:p>
          </table:table-cell>
          <table:table-cell office:value-type="float" office:value="-0.0253" calcext:value-type="float">
            <text:p>-0.0253</text:p>
          </table:table-cell>
        </table:table-row>
        <table:table-row table:style-name="ro1">
          <table:table-cell office:value-type="string" calcext:value-type="string">
            <text:p>pixel549</text:p>
          </table:table-cell>
          <table:table-cell office:value-type="float" office:value="-0.0541" calcext:value-type="float">
            <text:p>-0.0541</text:p>
          </table:table-cell>
        </table:table-row>
        <table:table-row table:style-name="ro1">
          <table:table-cell office:value-type="string" calcext:value-type="string">
            <text:p>pixel550</text:p>
          </table:table-cell>
          <table:table-cell office:value-type="float" office:value="-0.0771" calcext:value-type="float">
            <text:p>-0.0771</text:p>
          </table:table-cell>
        </table:table-row>
        <table:table-row table:style-name="ro1">
          <table:table-cell office:value-type="string" calcext:value-type="string">
            <text:p>pixel551</text:p>
          </table:table-cell>
          <table:table-cell office:value-type="float" office:value="-0.0901" calcext:value-type="float">
            <text:p>-0.0901</text:p>
          </table:table-cell>
        </table:table-row>
        <table:table-row table:style-name="ro1">
          <table:table-cell office:value-type="string" calcext:value-type="string">
            <text:p>pixel552</text:p>
          </table:table-cell>
          <table:table-cell office:value-type="float" office:value="-0.0912" calcext:value-type="float">
            <text:p>-0.0912</text:p>
          </table:table-cell>
        </table:table-row>
        <table:table-row table:style-name="ro1">
          <table:table-cell office:value-type="string" calcext:value-type="string">
            <text:p>pixel553</text:p>
          </table:table-cell>
          <table:table-cell office:value-type="float" office:value="-0.0812" calcext:value-type="float">
            <text:p>-0.0812</text:p>
          </table:table-cell>
        </table:table-row>
        <table:table-row table:style-name="ro1">
          <table:table-cell office:value-type="string" calcext:value-type="string">
            <text:p>pixel554</text:p>
          </table:table-cell>
          <table:table-cell office:value-type="float" office:value="-0.0628" calcext:value-type="float">
            <text:p>-0.0628</text:p>
          </table:table-cell>
        </table:table-row>
        <table:table-row table:style-name="ro1">
          <table:table-cell office:value-type="string" calcext:value-type="string">
            <text:p>pixel555</text:p>
          </table:table-cell>
          <table:table-cell office:value-type="float" office:value="-0.0406" calcext:value-type="float">
            <text:p>-0.0406</text:p>
          </table:table-cell>
        </table:table-row>
        <table:table-row table:style-name="ro1">
          <table:table-cell office:value-type="string" calcext:value-type="string">
            <text:p>pixel556</text:p>
          </table:table-cell>
          <table:table-cell office:value-type="float" office:value="-0.0193" calcext:value-type="float">
            <text:p>-0.0193</text:p>
          </table:table-cell>
        </table:table-row>
        <table:table-row table:style-name="ro1">
          <table:table-cell office:value-type="string" calcext:value-type="string">
            <text:p>pixel557</text:p>
          </table:table-cell>
          <table:table-cell office:value-type="float" office:value="-0.0065" calcext:value-type="float">
            <text:p>-0.0065</text:p>
          </table:table-cell>
        </table:table-row>
        <table:table-row table:style-name="ro1">
          <table:table-cell office:value-type="string" calcext:value-type="string">
            <text:p>pixel558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string" calcext:value-type="string">
            <text:p>pixel559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56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562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pixel563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string" calcext:value-type="string">
            <text:p>pixel564</text:p>
          </table:table-cell>
          <table:table-cell office:value-type="float" office:value="-0.0371" calcext:value-type="float">
            <text:p>-0.0371</text:p>
          </table:table-cell>
        </table:table-row>
        <table:table-row table:style-name="ro1">
          <table:table-cell office:value-type="string" calcext:value-type="string">
            <text:p>pixel565</text:p>
          </table:table-cell>
          <table:table-cell office:value-type="float" office:value="-0.0617" calcext:value-type="float">
            <text:p>-0.0617</text:p>
          </table:table-cell>
        </table:table-row>
        <table:table-row table:style-name="ro1">
          <table:table-cell office:value-type="string" calcext:value-type="string">
            <text:p>pixel566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string" calcext:value-type="string">
            <text:p>pixel567</text:p>
          </table:table-cell>
          <table:table-cell office:value-type="float" office:value="-0.0863" calcext:value-type="float">
            <text:p>-0.0863</text:p>
          </table:table-cell>
        </table:table-row>
        <table:table-row table:style-name="ro1">
          <table:table-cell office:value-type="string" calcext:value-type="string">
            <text:p>pixel568</text:p>
          </table:table-cell>
          <table:table-cell office:value-type="float" office:value="-0.0835" calcext:value-type="float">
            <text:p>-0.0835</text:p>
          </table:table-cell>
        </table:table-row>
        <table:table-row table:style-name="ro1">
          <table:table-cell office:value-type="string" calcext:value-type="string">
            <text:p>pixel569</text:p>
          </table:table-cell>
          <table:table-cell office:value-type="float" office:value="-0.071" calcext:value-type="float">
            <text:p>-0.071</text:p>
          </table:table-cell>
        </table:table-row>
        <table:table-row table:style-name="ro1">
          <table:table-cell office:value-type="string" calcext:value-type="string">
            <text:p>pixel570</text:p>
          </table:table-cell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string" calcext:value-type="string">
            <text:p>pixel571</text:p>
          </table:table-cell>
          <table:table-cell office:value-type="float" office:value="-0.0347" calcext:value-type="float">
            <text:p>-0.0347</text:p>
          </table:table-cell>
        </table:table-row>
        <table:table-row table:style-name="ro1">
          <table:table-cell office:value-type="string" calcext:value-type="string">
            <text:p>pixel572</text:p>
          </table:table-cell>
          <table:table-cell office:value-type="float" office:value="-0.0183" calcext:value-type="float">
            <text:p>-0.0183</text:p>
          </table:table-cell>
        </table:table-row>
        <table:table-row table:style-name="ro1">
          <table:table-cell office:value-type="string" calcext:value-type="string">
            <text:p>pixel573</text:p>
          </table:table-cell>
          <table:table-cell office:value-type="float" office:value="-0.0065" calcext:value-type="float">
            <text:p>-0.0065</text:p>
          </table:table-cell>
        </table:table-row>
        <table:table-row table:style-name="ro1">
          <table:table-cell office:value-type="string" calcext:value-type="string">
            <text:p>pixel574</text:p>
          </table:table-cell>
          <table:table-cell office:value-type="float" office:value="-0.0064" calcext:value-type="float">
            <text:p>-0.0064</text:p>
          </table:table-cell>
        </table:table-row>
        <table:table-row table:style-name="ro1">
          <table:table-cell office:value-type="string" calcext:value-type="string">
            <text:p>pixel575</text:p>
          </table:table-cell>
          <table:table-cell office:value-type="float" office:value="-0.0206" calcext:value-type="float">
            <text:p>-0.0206</text:p>
          </table:table-cell>
        </table:table-row>
        <table:table-row table:style-name="ro1">
          <table:table-cell office:value-type="string" calcext:value-type="string">
            <text:p>pixel576</text:p>
          </table:table-cell>
          <table:table-cell office:value-type="float" office:value="-0.0432" calcext:value-type="float">
            <text:p>-0.0432</text:p>
          </table:table-cell>
        </table:table-row>
        <table:table-row table:style-name="ro1">
          <table:table-cell office:value-type="string" calcext:value-type="string">
            <text:p>pixel577</text:p>
          </table:table-cell>
          <table:table-cell office:value-type="float" office:value="-0.0641" calcext:value-type="float">
            <text:p>-0.0641</text:p>
          </table:table-cell>
        </table:table-row>
        <table:table-row table:style-name="ro1">
          <table:table-cell office:value-type="string" calcext:value-type="string">
            <text:p>pixel578</text:p>
          </table:table-cell>
          <table:table-cell office:value-type="float" office:value="-0.078" calcext:value-type="float">
            <text:p>-0.078</text:p>
          </table:table-cell>
        </table:table-row>
        <table:table-row table:style-name="ro1">
          <table:table-cell office:value-type="string" calcext:value-type="string">
            <text:p>pixel579</text:p>
          </table:table-cell>
          <table:table-cell office:value-type="float" office:value="-0.0819" calcext:value-type="float">
            <text:p>-0.0819</text:p>
          </table:table-cell>
        </table:table-row>
        <table:table-row table:style-name="ro1">
          <table:table-cell office:value-type="string" calcext:value-type="string">
            <text:p>pixel580</text:p>
          </table:table-cell>
          <table:table-cell office:value-type="float" office:value="-0.0766" calcext:value-type="float">
            <text:p>-0.0766</text:p>
          </table:table-cell>
        </table:table-row>
        <table:table-row table:style-name="ro1">
          <table:table-cell office:value-type="string" calcext:value-type="string">
            <text:p>pixel581</text:p>
          </table:table-cell>
          <table:table-cell office:value-type="float" office:value="-0.0634" calcext:value-type="float">
            <text:p>-0.0634</text:p>
          </table:table-cell>
        </table:table-row>
        <table:table-row table:style-name="ro1">
          <table:table-cell office:value-type="string" calcext:value-type="string">
            <text:p>pixel582</text:p>
          </table:table-cell>
          <table:table-cell office:value-type="float" office:value="-0.0459" calcext:value-type="float">
            <text:p>-0.0459</text:p>
          </table:table-cell>
        </table:table-row>
        <table:table-row table:style-name="ro1">
          <table:table-cell office:value-type="string" calcext:value-type="string">
            <text:p>pixel583</text:p>
          </table:table-cell>
          <table:table-cell office:value-type="float" office:value="-0.0281" calcext:value-type="float">
            <text:p>-0.0281</text:p>
          </table:table-cell>
        </table:table-row>
        <table:table-row table:style-name="ro1">
          <table:table-cell office:value-type="string" calcext:value-type="string">
            <text:p>pixel584</text:p>
          </table:table-cell>
          <table:table-cell office:value-type="float" office:value="-0.0135" calcext:value-type="float">
            <text:p>-0.0135</text:p>
          </table:table-cell>
        </table:table-row>
        <table:table-row table:style-name="ro1">
          <table:table-cell office:value-type="string" calcext:value-type="string">
            <text:p>pixel585</text:p>
          </table:table-cell>
          <table:table-cell office:value-type="float" office:value="-0.0051" calcext:value-type="float">
            <text:p>-0.0051</text:p>
          </table:table-cell>
        </table:table-row>
        <table:table-row table:style-name="ro1">
          <table:table-cell office:value-type="string" calcext:value-type="string">
            <text:p>pixel586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string" calcext:value-type="string">
            <text:p>pixel58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ixel5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5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590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pixel591</text:p>
          </table:table-cell>
          <table:table-cell office:value-type="float" office:value="-0.0103" calcext:value-type="float">
            <text:p>-0.0103</text:p>
          </table:table-cell>
        </table:table-row>
        <table:table-row table:style-name="ro1">
          <table:table-cell office:value-type="string" calcext:value-type="string">
            <text:p>pixel592</text:p>
          </table:table-cell>
          <table:table-cell office:value-type="float" office:value="-0.0279" calcext:value-type="float">
            <text:p>-0.0279</text:p>
          </table:table-cell>
        </table:table-row>
        <table:table-row table:style-name="ro1">
          <table:table-cell office:value-type="string" calcext:value-type="string">
            <text:p>pixel593</text:p>
          </table:table-cell>
          <table:table-cell office:value-type="float" office:value="-0.0472" calcext:value-type="float">
            <text:p>-0.0472</text:p>
          </table:table-cell>
        </table:table-row>
        <table:table-row table:style-name="ro1">
          <table:table-cell office:value-type="string" calcext:value-type="string">
            <text:p>pixel594</text:p>
          </table:table-cell>
          <table:table-cell office:value-type="float" office:value="-0.0629" calcext:value-type="float">
            <text:p>-0.0629</text:p>
          </table:table-cell>
        </table:table-row>
        <table:table-row table:style-name="ro1">
          <table:table-cell office:value-type="string" calcext:value-type="string">
            <text:p>pixel595</text:p>
          </table:table-cell>
          <table:table-cell office:value-type="float" office:value="-0.073" calcext:value-type="float">
            <text:p>-0.073</text:p>
          </table:table-cell>
        </table:table-row>
        <table:table-row table:style-name="ro1">
          <table:table-cell office:value-type="string" calcext:value-type="string">
            <text:p>pixel596</text:p>
          </table:table-cell>
          <table:table-cell office:value-type="float" office:value="-0.0748" calcext:value-type="float">
            <text:p>-0.0748</text:p>
          </table:table-cell>
        </table:table-row>
        <table:table-row table:style-name="ro1">
          <table:table-cell office:value-type="string" calcext:value-type="string">
            <text:p>pixel597</text:p>
          </table:table-cell>
          <table:table-cell office:value-type="float" office:value="-0.0696" calcext:value-type="float">
            <text:p>-0.0696</text:p>
          </table:table-cell>
        </table:table-row>
        <table:table-row table:style-name="ro1">
          <table:table-cell office:value-type="string" calcext:value-type="string">
            <text:p>pixel598</text:p>
          </table:table-cell>
          <table:table-cell office:value-type="float" office:value="-0.0586" calcext:value-type="float">
            <text:p>-0.0586</text:p>
          </table:table-cell>
        </table:table-row>
        <table:table-row table:style-name="ro1">
          <table:table-cell office:value-type="string" calcext:value-type="string">
            <text:p>pixel599</text:p>
          </table:table-cell>
          <table:table-cell office:value-type="float" office:value="-0.0444" calcext:value-type="float">
            <text:p>-0.0444</text:p>
          </table:table-cell>
        </table:table-row>
        <table:table-row table:style-name="ro1">
          <table:table-cell office:value-type="string" calcext:value-type="string">
            <text:p>pixel600</text:p>
          </table:table-cell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string" calcext:value-type="string">
            <text:p>pixel601</text:p>
          </table:table-cell>
          <table:table-cell office:value-type="float" office:value="-0.0211" calcext:value-type="float">
            <text:p>-0.0211</text:p>
          </table:table-cell>
        </table:table-row>
        <table:table-row table:style-name="ro1">
          <table:table-cell office:value-type="string" calcext:value-type="string">
            <text:p>pixel602</text:p>
          </table:table-cell>
          <table:table-cell office:value-type="float" office:value="-0.0211" calcext:value-type="float">
            <text:p>-0.0211</text:p>
          </table:table-cell>
        </table:table-row>
        <table:table-row table:style-name="ro1">
          <table:table-cell office:value-type="string" calcext:value-type="string">
            <text:p>pixel603</text:p>
          </table:table-cell>
          <table:table-cell office:value-type="float" office:value="-0.0313" calcext:value-type="float">
            <text:p>-0.0313</text:p>
          </table:table-cell>
        </table:table-row>
        <table:table-row table:style-name="ro1">
          <table:table-cell office:value-type="string" calcext:value-type="string">
            <text:p>pixel604</text:p>
          </table:table-cell>
          <table:table-cell office:value-type="float" office:value="-0.0459" calcext:value-type="float">
            <text:p>-0.0459</text:p>
          </table:table-cell>
        </table:table-row>
        <table:table-row table:style-name="ro1">
          <table:table-cell office:value-type="string" calcext:value-type="string">
            <text:p>pixel605</text:p>
          </table:table-cell>
          <table:table-cell office:value-type="float" office:value="-0.0583" calcext:value-type="float">
            <text:p>-0.0583</text:p>
          </table:table-cell>
        </table:table-row>
        <table:table-row table:style-name="ro1">
          <table:table-cell office:value-type="string" calcext:value-type="string">
            <text:p>pixel606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string" calcext:value-type="string">
            <text:p>pixel607</text:p>
          </table:table-cell>
          <table:table-cell office:value-type="float" office:value="-0.0631" calcext:value-type="float">
            <text:p>-0.0631</text:p>
          </table:table-cell>
        </table:table-row>
        <table:table-row table:style-name="ro1">
          <table:table-cell office:value-type="string" calcext:value-type="string">
            <text:p>pixel608</text:p>
          </table:table-cell>
          <table:table-cell office:value-type="float" office:value="-0.0558" calcext:value-type="float">
            <text:p>-0.0558</text:p>
          </table:table-cell>
        </table:table-row>
        <table:table-row table:style-name="ro1">
          <table:table-cell office:value-type="string" calcext:value-type="string">
            <text:p>pixel609</text:p>
          </table:table-cell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string" calcext:value-type="string">
            <text:p>pixel610</text:p>
          </table:table-cell>
          <table:table-cell office:value-type="float" office:value="-0.0305" calcext:value-type="float">
            <text:p>-0.0305</text:p>
          </table:table-cell>
        </table:table-row>
        <table:table-row table:style-name="ro1">
          <table:table-cell office:value-type="string" calcext:value-type="string">
            <text:p>pixel611</text:p>
          </table:table-cell>
          <table:table-cell office:value-type="float" office:value="-0.0199" calcext:value-type="float">
            <text:p>-0.0199</text:p>
          </table:table-cell>
        </table:table-row>
        <table:table-row table:style-name="ro1">
          <table:table-cell office:value-type="string" calcext:value-type="string">
            <text:p>pixel612</text:p>
          </table:table-cell>
          <table:table-cell office:value-type="float" office:value="-0.0102" calcext:value-type="float">
            <text:p>-0.0102</text:p>
          </table:table-cell>
        </table:table-row>
        <table:table-row table:style-name="ro1">
          <table:table-cell office:value-type="string" calcext:value-type="string">
            <text:p>pixel613</text:p>
          </table:table-cell>
          <table:table-cell office:value-type="float" office:value="-0.0039" calcext:value-type="float">
            <text:p>-0.0039</text:p>
          </table:table-cell>
        </table:table-row>
        <table:table-row table:style-name="ro1">
          <table:table-cell office:value-type="string" calcext:value-type="string">
            <text:p>pixel614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615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string" calcext:value-type="string">
            <text:p>pixel6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61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618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61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office:value-type="string" calcext:value-type="string">
            <text:p>pixel620</text:p>
          </table:table-cell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string" calcext:value-type="string">
            <text:p>pixel621</text:p>
          </table:table-cell>
          <table:table-cell office:value-type="float" office:value="-0.0303" calcext:value-type="float">
            <text:p>-0.0303</text:p>
          </table:table-cell>
        </table:table-row>
        <table:table-row table:style-name="ro1">
          <table:table-cell office:value-type="string" calcext:value-type="string">
            <text:p>pixel622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string" calcext:value-type="string">
            <text:p>pixel623</text:p>
          </table:table-cell>
          <table:table-cell office:value-type="float" office:value="-0.0506" calcext:value-type="float">
            <text:p>-0.0506</text:p>
          </table:table-cell>
        </table:table-row>
        <table:table-row table:style-name="ro1">
          <table:table-cell office:value-type="string" calcext:value-type="string">
            <text:p>pixel624</text:p>
          </table:table-cell>
          <table:table-cell office:value-type="float" office:value="-0.0538" calcext:value-type="float">
            <text:p>-0.0538</text:p>
          </table:table-cell>
        </table:table-row>
        <table:table-row table:style-name="ro1">
          <table:table-cell office:value-type="string" calcext:value-type="string">
            <text:p>pixel625</text:p>
          </table:table-cell>
          <table:table-cell office:value-type="float" office:value="-0.0512" calcext:value-type="float">
            <text:p>-0.0512</text:p>
          </table:table-cell>
        </table:table-row>
        <table:table-row table:style-name="ro1">
          <table:table-cell office:value-type="string" calcext:value-type="string">
            <text:p>pixel626</text:p>
          </table:table-cell>
          <table:table-cell office:value-type="float" office:value="-0.0439" calcext:value-type="float">
            <text:p>-0.0439</text:p>
          </table:table-cell>
        </table:table-row>
        <table:table-row table:style-name="ro1">
          <table:table-cell office:value-type="string" calcext:value-type="string">
            <text:p>pixel627</text:p>
          </table:table-cell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string" calcext:value-type="string">
            <text:p>pixel628</text:p>
          </table:table-cell>
          <table:table-cell office:value-type="float" office:value="-0.0221" calcext:value-type="float">
            <text:p>-0.0221</text:p>
          </table:table-cell>
        </table:table-row>
        <table:table-row table:style-name="ro1">
          <table:table-cell office:value-type="string" calcext:value-type="string">
            <text:p>pixel629</text:p>
          </table:table-cell>
          <table:table-cell office:value-type="float" office:value="-0.0151" calcext:value-type="float">
            <text:p>-0.0151</text:p>
          </table:table-cell>
        </table:table-row>
        <table:table-row table:style-name="ro1">
          <table:table-cell office:value-type="string" calcext:value-type="string">
            <text:p>pixel630</text:p>
          </table:table-cell>
          <table:table-cell office:value-type="float" office:value="-0.0144" calcext:value-type="float">
            <text:p>-0.0144</text:p>
          </table:table-cell>
        </table:table-row>
        <table:table-row table:style-name="ro1">
          <table:table-cell office:value-type="string" calcext:value-type="string">
            <text:p>pixel631</text:p>
          </table:table-cell>
          <table:table-cell office:value-type="float" office:value="-0.0203" calcext:value-type="float">
            <text:p>-0.0203</text:p>
          </table:table-cell>
        </table:table-row>
        <table:table-row table:style-name="ro1">
          <table:table-cell office:value-type="string" calcext:value-type="string">
            <text:p>pixel632</text:p>
          </table:table-cell>
          <table:table-cell office:value-type="float" office:value="-0.0293" calcext:value-type="float">
            <text:p>-0.0293</text:p>
          </table:table-cell>
        </table:table-row>
        <table:table-row table:style-name="ro1">
          <table:table-cell office:value-type="string" calcext:value-type="string">
            <text:p>pixel633</text:p>
          </table:table-cell>
          <table:table-cell office:value-type="float" office:value="-0.0372" calcext:value-type="float">
            <text:p>-0.0372</text:p>
          </table:table-cell>
        </table:table-row>
        <table:table-row table:style-name="ro1">
          <table:table-cell office:value-type="string" calcext:value-type="string">
            <text:p>pixel634</text:p>
          </table:table-cell>
          <table:table-cell office:value-type="float" office:value="-0.0414" calcext:value-type="float">
            <text:p>-0.0414</text:p>
          </table:table-cell>
        </table:table-row>
        <table:table-row table:style-name="ro1">
          <table:table-cell office:value-type="string" calcext:value-type="string">
            <text:p>pixel635</text:p>
          </table:table-cell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string" calcext:value-type="string">
            <text:p>pixel636</text:p>
          </table:table-cell>
          <table:table-cell office:value-type="float" office:value="-0.0351" calcext:value-type="float">
            <text:p>-0.0351</text:p>
          </table:table-cell>
        </table:table-row>
        <table:table-row table:style-name="ro1">
          <table:table-cell office:value-type="string" calcext:value-type="string">
            <text:p>pixel637</text:p>
          </table:table-cell>
          <table:table-cell office:value-type="float" office:value="-0.0276" calcext:value-type="float">
            <text:p>-0.0276</text:p>
          </table:table-cell>
        </table:table-row>
        <table:table-row table:style-name="ro1">
          <table:table-cell office:value-type="string" calcext:value-type="string">
            <text:p>pixel638</text:p>
          </table:table-cell>
          <table:table-cell office:value-type="float" office:value="-0.0205" calcext:value-type="float">
            <text:p>-0.0205</text:p>
          </table:table-cell>
        </table:table-row>
        <table:table-row table:style-name="ro1">
          <table:table-cell office:value-type="string" calcext:value-type="string">
            <text:p>pixel639</text:p>
          </table:table-cell>
          <table:table-cell office:value-type="float" office:value="-0.0139" calcext:value-type="float">
            <text:p>-0.0139</text:p>
          </table:table-cell>
        </table:table-row>
        <table:table-row table:style-name="ro1">
          <table:table-cell office:value-type="string" calcext:value-type="string">
            <text:p>pixel640</text:p>
          </table:table-cell>
          <table:table-cell office:value-type="float" office:value="-0.0079" calcext:value-type="float">
            <text:p>-0.0079</text:p>
          </table:table-cell>
        </table:table-row>
        <table:table-row table:style-name="ro1">
          <table:table-cell office:value-type="string" calcext:value-type="string">
            <text:p>pixel641</text:p>
          </table:table-cell>
          <table:table-cell office:value-type="float" office:value="-0.0032" calcext:value-type="float">
            <text:p>-0.0032</text:p>
          </table:table-cell>
        </table:table-row>
        <table:table-row table:style-name="ro1">
          <table:table-cell office:value-type="string" calcext:value-type="string">
            <text:p>pixel642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string" calcext:value-type="string">
            <text:p>pixel643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string" calcext:value-type="string">
            <text:p>pixel64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647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 office:value-type="string" calcext:value-type="string">
            <text:p>pixel648</text:p>
          </table:table-cell>
          <table:table-cell office:value-type="float" office:value="-0.0062" calcext:value-type="float">
            <text:p>-0.0062</text:p>
          </table:table-cell>
        </table:table-row>
        <table:table-row table:style-name="ro1">
          <table:table-cell office:value-type="string" calcext:value-type="string">
            <text:p>pixel649</text:p>
          </table:table-cell>
          <table:table-cell office:value-type="float" office:value="-0.0114" calcext:value-type="float">
            <text:p>-0.0114</text:p>
          </table:table-cell>
        </table:table-row>
        <table:table-row table:style-name="ro1">
          <table:table-cell office:value-type="string" calcext:value-type="string">
            <text:p>pixel650</text:p>
          </table:table-cell>
          <table:table-cell office:value-type="float" office:value="-0.0175" calcext:value-type="float">
            <text:p>-0.0175</text:p>
          </table:table-cell>
        </table:table-row>
        <table:table-row table:style-name="ro1">
          <table:table-cell office:value-type="string" calcext:value-type="string">
            <text:p>pixel651</text:p>
          </table:table-cell>
          <table:table-cell office:value-type="float" office:value="-0.0218" calcext:value-type="float">
            <text:p>-0.0218</text:p>
          </table:table-cell>
        </table:table-row>
        <table:table-row table:style-name="ro1">
          <table:table-cell office:value-type="string" calcext:value-type="string">
            <text:p>pixel652</text:p>
          </table:table-cell>
          <table:table-cell office:value-type="float" office:value="-0.0233" calcext:value-type="float">
            <text:p>-0.0233</text:p>
          </table:table-cell>
        </table:table-row>
        <table:table-row table:style-name="ro1">
          <table:table-cell office:value-type="string" calcext:value-type="string">
            <text:p>pixel653</text:p>
          </table:table-cell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string" calcext:value-type="string">
            <text:p>pixel654</text:p>
          </table:table-cell>
          <table:table-cell office:value-type="float" office:value="-0.0153" calcext:value-type="float">
            <text:p>-0.0153</text:p>
          </table:table-cell>
        </table:table-row>
        <table:table-row table:style-name="ro1">
          <table:table-cell office:value-type="string" calcext:value-type="string">
            <text:p>pixel655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office:value-type="string" calcext:value-type="string">
            <text:p>pixel656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657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ixel658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pixel659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660</text:p>
          </table:table-cell>
          <table:table-cell office:value-type="float" office:value="-0.0072" calcext:value-type="float">
            <text:p>-0.0072</text:p>
          </table:table-cell>
        </table:table-row>
        <table:table-row table:style-name="ro1">
          <table:table-cell office:value-type="string" calcext:value-type="string">
            <text:p>pixel661</text:p>
          </table:table-cell>
          <table:table-cell office:value-type="float" office:value="-0.014" calcext:value-type="float">
            <text:p>-0.014</text:p>
          </table:table-cell>
        </table:table-row>
        <table:table-row table:style-name="ro1">
          <table:table-cell office:value-type="string" calcext:value-type="string">
            <text:p>pixel662</text:p>
          </table:table-cell>
          <table:table-cell office:value-type="float" office:value="-0.0186" calcext:value-type="float">
            <text:p>-0.0186</text:p>
          </table:table-cell>
        </table:table-row>
        <table:table-row table:style-name="ro1">
          <table:table-cell office:value-type="string" calcext:value-type="string">
            <text:p>pixel663</text:p>
          </table:table-cell>
          <table:table-cell office:value-type="float" office:value="-0.0198" calcext:value-type="float">
            <text:p>-0.0198</text:p>
          </table:table-cell>
        </table:table-row>
        <table:table-row table:style-name="ro1">
          <table:table-cell office:value-type="string" calcext:value-type="string">
            <text:p>pixel664</text:p>
          </table:table-cell>
          <table:table-cell office:value-type="float" office:value="-0.0193" calcext:value-type="float">
            <text:p>-0.0193</text:p>
          </table:table-cell>
        </table:table-row>
        <table:table-row table:style-name="ro1">
          <table:table-cell office:value-type="string" calcext:value-type="string">
            <text:p>pixel665</text:p>
          </table:table-cell>
          <table:table-cell office:value-type="float" office:value="-0.0173" calcext:value-type="float">
            <text:p>-0.0173</text:p>
          </table:table-cell>
        </table:table-row>
        <table:table-row table:style-name="ro1">
          <table:table-cell office:value-type="string" calcext:value-type="string">
            <text:p>pixel666</text:p>
          </table:table-cell>
          <table:table-cell office:value-type="float" office:value="-0.0139" calcext:value-type="float">
            <text:p>-0.0139</text:p>
          </table:table-cell>
        </table:table-row>
        <table:table-row table:style-name="ro1">
          <table:table-cell office:value-type="string" calcext:value-type="string">
            <text:p>pixel667</text:p>
          </table:table-cell>
          <table:table-cell office:value-type="float" office:value="-0.0091" calcext:value-type="float">
            <text:p>-0.0091</text:p>
          </table:table-cell>
        </table:table-row>
        <table:table-row table:style-name="ro1">
          <table:table-cell office:value-type="string" calcext:value-type="string">
            <text:p>pixel668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pixel669</text:p>
          </table:table-cell>
          <table:table-cell office:value-type="float" office:value="-0.0007" calcext:value-type="float">
            <text:p>-0.0007</text:p>
          </table:table-cell>
        </table:table-row>
        <table:table-row table:style-name="ro1">
          <table:table-cell office:value-type="string" calcext:value-type="string">
            <text:p>pixel67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67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675</text:p>
          </table:table-cell>
          <table:table-cell office:value-type="float" office:value="-0.0001" calcext:value-type="float">
            <text:p>-0.0001</text:p>
          </table:table-cell>
        </table:table-row>
        <table:table-row table:style-name="ro1">
          <table:table-cell office:value-type="string" calcext:value-type="string">
            <text:p>pixel676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677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string" calcext:value-type="string">
            <text:p>pixel67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679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ixel680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pixel681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1">
          <table:table-cell office:value-type="string" calcext:value-type="string">
            <text:p>pixel682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pixel68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string" calcext:value-type="string">
            <text:p>pixel684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pixel685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pixel686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1">
          <table:table-cell office:value-type="string" calcext:value-type="string">
            <text:p>pixel687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pixel688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pixel689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pixel690</text:p>
          </table:table-cell>
          <table:table-cell office:value-type="float" office:value="-0.0027" calcext:value-type="float">
            <text:p>-0.0027</text:p>
          </table:table-cell>
        </table:table-row>
        <table:table-row table:style-name="ro1">
          <table:table-cell office:value-type="string" calcext:value-type="string">
            <text:p>pixel691</text:p>
          </table:table-cell>
          <table:table-cell office:value-type="float" office:value="-0.0073" calcext:value-type="float">
            <text:p>-0.0073</text:p>
          </table:table-cell>
        </table:table-row>
        <table:table-row table:style-name="ro1">
          <table:table-cell office:value-type="string" calcext:value-type="string">
            <text:p>pixel692</text:p>
          </table:table-cell>
          <table:table-cell office:value-type="float" office:value="-0.0103" calcext:value-type="float">
            <text:p>-0.0103</text:p>
          </table:table-cell>
        </table:table-row>
        <table:table-row table:style-name="ro1">
          <table:table-cell office:value-type="string" calcext:value-type="string">
            <text:p>pixel693</text:p>
          </table:table-cell>
          <table:table-cell office:value-type="float" office:value="-0.0106" calcext:value-type="float">
            <text:p>-0.0106</text:p>
          </table:table-cell>
        </table:table-row>
        <table:table-row table:style-name="ro1">
          <table:table-cell office:value-type="string" calcext:value-type="string">
            <text:p>pixel694</text:p>
          </table:table-cell>
          <table:table-cell office:value-type="float" office:value="-0.0096" calcext:value-type="float">
            <text:p>-0.0096</text:p>
          </table:table-cell>
        </table:table-row>
        <table:table-row table:style-name="ro1">
          <table:table-cell office:value-type="string" calcext:value-type="string">
            <text:p>pixel695</text:p>
          </table:table-cell>
          <table:table-cell office:value-type="float" office:value="-0.0066" calcext:value-type="float">
            <text:p>-0.0066</text:p>
          </table:table-cell>
        </table:table-row>
        <table:table-row table:style-name="ro1">
          <table:table-cell office:value-type="string" calcext:value-type="string">
            <text:p>pixel696</text:p>
          </table:table-cell>
          <table:table-cell office:value-type="float" office:value="-0.0026" calcext:value-type="float">
            <text:p>-0.0026</text:p>
          </table:table-cell>
        </table:table-row>
        <table:table-row table:style-name="ro1">
          <table:table-cell office:value-type="string" calcext:value-type="string">
            <text:p>pixel697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ixel698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70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ixel70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70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ixel70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ixel706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ixel707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pixel708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pixel709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pixel710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string" calcext:value-type="string">
            <text:p>pixel711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pixel712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pixel713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pixel714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pixel715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pixel716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pixel717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pixel71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ixel719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string" calcext:value-type="string">
            <text:p>pixel720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pixel721</text:p>
          </table:table-cell>
          <table:table-cell office:value-type="float" office:value="-0.0058" calcext:value-type="float">
            <text:p>-0.0058</text:p>
          </table:table-cell>
        </table:table-row>
        <table:table-row table:style-name="ro1">
          <table:table-cell office:value-type="string" calcext:value-type="string">
            <text:p>pixel722</text:p>
          </table:table-cell>
          <table:table-cell office:value-type="float" office:value="-0.0056" calcext:value-type="float">
            <text:p>-0.0056</text:p>
          </table:table-cell>
        </table:table-row>
        <table:table-row table:style-name="ro1">
          <table:table-cell office:value-type="string" calcext:value-type="string">
            <text:p>pixel723</text:p>
          </table:table-cell>
          <table:table-cell office:value-type="float" office:value="-0.0047" calcext:value-type="float">
            <text:p>-0.0047</text:p>
          </table:table-cell>
        </table:table-row>
        <table:table-row table:style-name="ro1">
          <table:table-cell office:value-type="string" calcext:value-type="string">
            <text:p>pixel724</text:p>
          </table:table-cell>
          <table:table-cell office:value-type="float" office:value="-0.0021" calcext:value-type="float">
            <text:p>-0.0021</text:p>
          </table:table-cell>
        </table:table-row>
        <table:table-row table:style-name="ro1">
          <table:table-cell office:value-type="string" calcext:value-type="string">
            <text:p>pixel72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ixel726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732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pixel733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ixel734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pixel735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pixel736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ixel73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pixel73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pixel739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pixel740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pixel74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pixel742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pixel743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pixel744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pixel745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pixel746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pixel747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748</text:p>
          </table:table-cell>
          <table:table-cell office:value-type="float" office:value="-0.0024" calcext:value-type="float">
            <text:p>-0.0024</text:p>
          </table:table-cell>
        </table:table-row>
        <table:table-row table:style-name="ro1">
          <table:table-cell office:value-type="string" calcext:value-type="string">
            <text:p>pixel749</text:p>
          </table:table-cell>
          <table:table-cell office:value-type="float" office:value="-0.0022" calcext:value-type="float">
            <text:p>-0.0022</text:p>
          </table:table-cell>
        </table:table-row>
        <table:table-row table:style-name="ro1">
          <table:table-cell office:value-type="string" calcext:value-type="string">
            <text:p>pixel750</text:p>
          </table:table-cell>
          <table:table-cell office:value-type="float" office:value="-0.0018" calcext:value-type="float">
            <text:p>-0.0018</text:p>
          </table:table-cell>
        </table:table-row>
        <table:table-row table:style-name="ro1">
          <table:table-cell office:value-type="string" calcext:value-type="string">
            <text:p>pixel751</text:p>
          </table:table-cell>
          <table:table-cell office:value-type="float" office:value="-0.0004" calcext:value-type="float">
            <text:p>-0.0004</text:p>
          </table:table-cell>
        </table:table-row>
        <table:table-row table:style-name="ro1">
          <table:table-cell office:value-type="string" calcext:value-type="string">
            <text:p>pixel752</text:p>
          </table:table-cell>
          <table:table-cell office:value-type="float" office:value="-0.0013" calcext:value-type="float">
            <text:p>-0.0013</text:p>
          </table:table-cell>
        </table:table-row>
        <table:table-row table:style-name="ro1">
          <table:table-cell office:value-type="string" calcext:value-type="string">
            <text:p>pixel75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ixel76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ixel76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ixel76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ixel76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ixel765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ixel766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ixel767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ixel768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ixel769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ixel77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ixel77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pixel77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ixel773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ixel77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ixel77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ixel776</text:p>
          </table:table-cell>
          <table:table-cell office:value-type="float" office:value="-0.0006" calcext:value-type="float">
            <text:p>-0.0006</text:p>
          </table:table-cell>
        </table:table-row>
        <table:table-row table:style-name="ro1">
          <table:table-cell office:value-type="string" calcext:value-type="string">
            <text:p>pixel777</text:p>
          </table:table-cell>
          <table:table-cell office:value-type="float" office:value="-0.0009" calcext:value-type="float">
            <text:p>-0.0009</text:p>
          </table:table-cell>
        </table:table-row>
        <table:table-row table:style-name="ro1">
          <table:table-cell office:value-type="string" calcext:value-type="string">
            <text:p>pixel778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string" calcext:value-type="string">
            <text:p>pixel779</text:p>
          </table:table-cell>
          <table:table-cell office:value-type="float" office:value="-0.0009" calcext:value-type="float">
            <text:p>-0.0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1:05:12.104542142</meta:creation-date>
    <dc:date>2016-09-22T01:11:34.264924540</dc:date>
    <meta:editing-duration>PT6M22S</meta:editing-duration>
    <meta:editing-cycles>1</meta:editing-cycles>
    <meta:document-statistic meta:table-count="1" meta:cell-count="143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28cm" svg:height="17.027cm" xlink:href=".." xlink:type="simple" chart:class="chart:bar" chart:style-name="ch1">
        <chart:legend chart:legend-position="end" svg:x="28.465cm" svg:y="8.214cm" style:legend-expansion="high" chart:style-name="ch2"/>
        <chart:plot-area chart:style-name="ch3" table:cell-range-address="Sheet1.A1:Sheet1.B717" chart:data-source-has-labels="column" svg:x="0.696cm" svg:y="0.313cm" svg:width="27.236cm" svg:height="16.346cm">
          <chartooo:coordinate-region svg:x="1.714cm" svg:y="0.512cm" svg:width="26.218cm" svg:height="15.948cm"/>
          <chart:axis chart:dimension="x" chart:name="primary-x" chart:style-name="ch4" chartooo:axis-type="auto">
            <chartooo:date-scale/>
            <chart:categories table:cell-range-address="Sheet1.A1:Sheet1.A7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17" chart:class="chart:bar">
            <chart:data-point chart:repeated="7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bel.1</text:p>
                <draw:g>
                  <svg:desc>Sheet1.A1:Sheet1.A717</svg:desc>
                </draw:g>
              </table:table-cell>
              <table:table-cell office:value-type="float" office:value="0.0194">
                <text:p>0.0194</text:p>
                <draw:g>
                  <svg:desc>Sheet1.B1:Sheet1.B717</svg:desc>
                </draw:g>
              </table:table-cell>
            </table:table-row>
            <table:table-row>
              <table:table-cell office:value-type="string">
                <text:p>label.2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label.3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label.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label.5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label.6</text:p>
              </table:table-cell>
              <table:table-cell office:value-type="float" office:value="-0.0053">
                <text:p>-0.0053</text:p>
              </table:table-cell>
            </table:table-row>
            <table:table-row>
              <table:table-cell office:value-type="string">
                <text:p>label.7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label.8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label.9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pixel1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14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15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32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pixel33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pixel34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pixel35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pixel36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pixel37</text:p>
              </table:table-cell>
              <table:table-cell office:value-type="float" office:value="-0.0038">
                <text:p>-0.0038</text:p>
              </table:table-cell>
            </table:table-row>
            <table:table-row>
              <table:table-cell office:value-type="string">
                <text:p>pixel38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pixel39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pixel40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pixel41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pixel42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pixel43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pixel44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45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pixel46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47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49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pixel50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pixel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xel58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pixel59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60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pixel61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62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pixel63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pixel64</text:p>
              </table:table-cell>
              <table:table-cell office:value-type="float" office:value="-0.0077">
                <text:p>-0.0077</text:p>
              </table:table-cell>
            </table:table-row>
            <table:table-row>
              <table:table-cell office:value-type="string">
                <text:p>pixel6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pixel66</text:p>
              </table:table-cell>
              <table:table-cell office:value-type="float" office:value="-0.0108">
                <text:p>-0.0108</text:p>
              </table:table-cell>
            </table:table-row>
            <table:table-row>
              <table:table-cell office:value-type="string">
                <text:p>pixel67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pixel68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pixel69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pixel70</text:p>
              </table:table-cell>
              <table:table-cell office:value-type="float" office:value="-0.0118">
                <text:p>-0.0118</text:p>
              </table:table-cell>
            </table:table-row>
            <table:table-row>
              <table:table-cell office:value-type="string">
                <text:p>pixel71</text:p>
              </table:table-cell>
              <table:table-cell office:value-type="float" office:value="-0.0101">
                <text:p>-0.0101</text:p>
              </table:table-cell>
            </table:table-row>
            <table:table-row>
              <table:table-cell office:value-type="string">
                <text:p>pixel72</text:p>
              </table:table-cell>
              <table:table-cell office:value-type="float" office:value="-0.0083">
                <text:p>-0.0083</text:p>
              </table:table-cell>
            </table:table-row>
            <table:table-row>
              <table:table-cell office:value-type="string">
                <text:p>pixel73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pixel74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pixel75</text:p>
              </table:table-cell>
              <table:table-cell office:value-type="float" office:value="-0.0033">
                <text:p>-0.0033</text:p>
              </table:table-cell>
            </table:table-row>
            <table:table-row>
              <table:table-cell office:value-type="string">
                <text:p>pixel76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pixel77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pixel78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pixel79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80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81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8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pixel87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88</text:p>
              </table:table-cell>
              <table:table-cell office:value-type="float" office:value="-0.0017">
                <text:p>-0.0017</text:p>
              </table:table-cell>
            </table:table-row>
            <table:table-row>
              <table:table-cell office:value-type="string">
                <text:p>pixel89</text:p>
              </table:table-cell>
              <table:table-cell office:value-type="float" office:value="-0.0038">
                <text:p>-0.0038</text:p>
              </table:table-cell>
            </table:table-row>
            <table:table-row>
              <table:table-cell office:value-type="string">
                <text:p>pixel90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pixel91</text:p>
              </table:table-cell>
              <table:table-cell office:value-type="float" office:value="-0.0086">
                <text:p>-0.0086</text:p>
              </table:table-cell>
            </table:table-row>
            <table:table-row>
              <table:table-cell office:value-type="string">
                <text:p>pixel92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pixel93</text:p>
              </table:table-cell>
              <table:table-cell office:value-type="float" office:value="-0.0152">
                <text:p>-0.0152</text:p>
              </table:table-cell>
            </table:table-row>
            <table:table-row>
              <table:table-cell office:value-type="string">
                <text:p>pixel94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pixel95</text:p>
              </table:table-cell>
              <table:table-cell office:value-type="float" office:value="-0.0199">
                <text:p>-0.0199</text:p>
              </table:table-cell>
            </table:table-row>
            <table:table-row>
              <table:table-cell office:value-type="string">
                <text:p>pixel96</text:p>
              </table:table-cell>
              <table:table-cell office:value-type="float" office:value="-0.0212">
                <text:p>-0.0212</text:p>
              </table:table-cell>
            </table:table-row>
            <table:table-row>
              <table:table-cell office:value-type="string">
                <text:p>pixel97</text:p>
              </table:table-cell>
              <table:table-cell office:value-type="float" office:value="-0.0217">
                <text:p>-0.0217</text:p>
              </table:table-cell>
            </table:table-row>
            <table:table-row>
              <table:table-cell office:value-type="string">
                <text:p>pixel98</text:p>
              </table:table-cell>
              <table:table-cell office:value-type="float" office:value="-0.0217">
                <text:p>-0.0217</text:p>
              </table:table-cell>
            </table:table-row>
            <table:table-row>
              <table:table-cell office:value-type="string">
                <text:p>pixel99</text:p>
              </table:table-cell>
              <table:table-cell office:value-type="float" office:value="-0.0202">
                <text:p>-0.0202</text:p>
              </table:table-cell>
            </table:table-row>
            <table:table-row>
              <table:table-cell office:value-type="string">
                <text:p>pixel100</text:p>
              </table:table-cell>
              <table:table-cell office:value-type="float" office:value="-0.0177">
                <text:p>-0.0177</text:p>
              </table:table-cell>
            </table:table-row>
            <table:table-row>
              <table:table-cell office:value-type="string">
                <text:p>pixel101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pixel102</text:p>
              </table:table-cell>
              <table:table-cell office:value-type="float" office:value="-0.0111">
                <text:p>-0.0111</text:p>
              </table:table-cell>
            </table:table-row>
            <table:table-row>
              <table:table-cell office:value-type="string">
                <text:p>pixel103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pixel104</text:p>
              </table:table-cell>
              <table:table-cell office:value-type="float" office:value="-0.0077">
                <text:p>-0.0077</text:p>
              </table:table-cell>
            </table:table-row>
            <table:table-row>
              <table:table-cell office:value-type="string">
                <text:p>pixel105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pixel106</text:p>
              </table:table-cell>
              <table:table-cell office:value-type="float" office:value="-0.0043">
                <text:p>-0.0043</text:p>
              </table:table-cell>
            </table:table-row>
            <table:table-row>
              <table:table-cell office:value-type="string">
                <text:p>pixel107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pixel108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pixel109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1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pixel113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114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115</text:p>
              </table:table-cell>
              <table:table-cell office:value-type="float" office:value="-0.0019">
                <text:p>-0.0019</text:p>
              </table:table-cell>
            </table:table-row>
            <table:table-row>
              <table:table-cell office:value-type="string">
                <text:p>pixel116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pixel117</text:p>
              </table:table-cell>
              <table:table-cell office:value-type="float" office:value="-0.0061">
                <text:p>-0.0061</text:p>
              </table:table-cell>
            </table:table-row>
            <table:table-row>
              <table:table-cell office:value-type="string">
                <text:p>pixel118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pixel119</text:p>
              </table:table-cell>
              <table:table-cell office:value-type="float" office:value="-0.0138">
                <text:p>-0.0138</text:p>
              </table:table-cell>
            </table:table-row>
            <table:table-row>
              <table:table-cell office:value-type="string">
                <text:p>pixel120</text:p>
              </table:table-cell>
              <table:table-cell office:value-type="float" office:value="-0.0192">
                <text:p>-0.0192</text:p>
              </table:table-cell>
            </table:table-row>
            <table:table-row>
              <table:table-cell office:value-type="string">
                <text:p>pixel121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pixel122</text:p>
              </table:table-cell>
              <table:table-cell office:value-type="float" office:value="-0.028">
                <text:p>-0.028</text:p>
              </table:table-cell>
            </table:table-row>
            <table:table-row>
              <table:table-cell office:value-type="string">
                <text:p>pixel123</text:p>
              </table:table-cell>
              <table:table-cell office:value-type="float" office:value="-0.0314">
                <text:p>-0.0314</text:p>
              </table:table-cell>
            </table:table-row>
            <table:table-row>
              <table:table-cell office:value-type="string">
                <text:p>pixel124</text:p>
              </table:table-cell>
              <table:table-cell office:value-type="float" office:value="-0.0337">
                <text:p>-0.0337</text:p>
              </table:table-cell>
            </table:table-row>
            <table:table-row>
              <table:table-cell office:value-type="string">
                <text:p>pixel125</text:p>
              </table:table-cell>
              <table:table-cell office:value-type="float" office:value="-0.0348">
                <text:p>-0.0348</text:p>
              </table:table-cell>
            </table:table-row>
            <table:table-row>
              <table:table-cell office:value-type="string">
                <text:p>pixel126</text:p>
              </table:table-cell>
              <table:table-cell office:value-type="float" office:value="-0.0346">
                <text:p>-0.0346</text:p>
              </table:table-cell>
            </table:table-row>
            <table:table-row>
              <table:table-cell office:value-type="string">
                <text:p>pixel127</text:p>
              </table:table-cell>
              <table:table-cell office:value-type="float" office:value="-0.0335">
                <text:p>-0.0335</text:p>
              </table:table-cell>
            </table:table-row>
            <table:table-row>
              <table:table-cell office:value-type="string">
                <text:p>pixel128</text:p>
              </table:table-cell>
              <table:table-cell office:value-type="float" office:value="-0.0323">
                <text:p>-0.0323</text:p>
              </table:table-cell>
            </table:table-row>
            <table:table-row>
              <table:table-cell office:value-type="string">
                <text:p>pixel129</text:p>
              </table:table-cell>
              <table:table-cell office:value-type="float" office:value="-0.0296">
                <text:p>-0.0296</text:p>
              </table:table-cell>
            </table:table-row>
            <table:table-row>
              <table:table-cell office:value-type="string">
                <text:p>pixel130</text:p>
              </table:table-cell>
              <table:table-cell office:value-type="float" office:value="-0.0266">
                <text:p>-0.0266</text:p>
              </table:table-cell>
            </table:table-row>
            <table:table-row>
              <table:table-cell office:value-type="string">
                <text:p>pixel131</text:p>
              </table:table-cell>
              <table:table-cell office:value-type="float" office:value="-0.0234">
                <text:p>-0.0234</text:p>
              </table:table-cell>
            </table:table-row>
            <table:table-row>
              <table:table-cell office:value-type="string">
                <text:p>pixel132</text:p>
              </table:table-cell>
              <table:table-cell office:value-type="float" office:value="-0.0185">
                <text:p>-0.0185</text:p>
              </table:table-cell>
            </table:table-row>
            <table:table-row>
              <table:table-cell office:value-type="string">
                <text:p>pixel133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pixel134</text:p>
              </table:table-cell>
              <table:table-cell office:value-type="float" office:value="-0.0081">
                <text:p>-0.0081</text:p>
              </table:table-cell>
            </table:table-row>
            <table:table-row>
              <table:table-cell office:value-type="string">
                <text:p>pixel135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pixel136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pixel13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13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pixel142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143</text:p>
              </table:table-cell>
              <table:table-cell office:value-type="float" office:value="-0.0013">
                <text:p>-0.0013</text:p>
              </table:table-cell>
            </table:table-row>
            <table:table-row>
              <table:table-cell office:value-type="string">
                <text:p>pixel144</text:p>
              </table:table-cell>
              <table:table-cell office:value-type="float" office:value="-0.0057">
                <text:p>-0.0057</text:p>
              </table:table-cell>
            </table:table-row>
            <table:table-row>
              <table:table-cell office:value-type="string">
                <text:p>pixel145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pixel146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pixel147</text:p>
              </table:table-cell>
              <table:table-cell office:value-type="float" office:value="-0.0196">
                <text:p>-0.0196</text:p>
              </table:table-cell>
            </table:table-row>
            <table:table-row>
              <table:table-cell office:value-type="string">
                <text:p>pixel148</text:p>
              </table:table-cell>
              <table:table-cell office:value-type="float" office:value="-0.0259">
                <text:p>-0.0259</text:p>
              </table:table-cell>
            </table:table-row>
            <table:table-row>
              <table:table-cell office:value-type="string">
                <text:p>pixel149</text:p>
              </table:table-cell>
              <table:table-cell office:value-type="float" office:value="-0.0327">
                <text:p>-0.0327</text:p>
              </table:table-cell>
            </table:table-row>
            <table:table-row>
              <table:table-cell office:value-type="string">
                <text:p>pixel150</text:p>
              </table:table-cell>
              <table:table-cell office:value-type="float" office:value="-0.0387">
                <text:p>-0.0387</text:p>
              </table:table-cell>
            </table:table-row>
            <table:table-row>
              <table:table-cell office:value-type="string">
                <text:p>pixel151</text:p>
              </table:table-cell>
              <table:table-cell office:value-type="float" office:value="-0.0435">
                <text:p>-0.0435</text:p>
              </table:table-cell>
            </table:table-row>
            <table:table-row>
              <table:table-cell office:value-type="string">
                <text:p>pixel152</text:p>
              </table:table-cell>
              <table:table-cell office:value-type="float" office:value="-0.0456">
                <text:p>-0.0456</text:p>
              </table:table-cell>
            </table:table-row>
            <table:table-row>
              <table:table-cell office:value-type="string">
                <text:p>pixel153</text:p>
              </table:table-cell>
              <table:table-cell office:value-type="float" office:value="-0.0452">
                <text:p>-0.0452</text:p>
              </table:table-cell>
            </table:table-row>
            <table:table-row>
              <table:table-cell office:value-type="string">
                <text:p>pixel154</text:p>
              </table:table-cell>
              <table:table-cell office:value-type="float" office:value="-0.0441">
                <text:p>-0.0441</text:p>
              </table:table-cell>
            </table:table-row>
            <table:table-row>
              <table:table-cell office:value-type="string">
                <text:p>pixel155</text:p>
              </table:table-cell>
              <table:table-cell office:value-type="float" office:value="-0.0422">
                <text:p>-0.0422</text:p>
              </table:table-cell>
            </table:table-row>
            <table:table-row>
              <table:table-cell office:value-type="string">
                <text:p>pixel156</text:p>
              </table:table-cell>
              <table:table-cell office:value-type="float" office:value="-0.0417">
                <text:p>-0.0417</text:p>
              </table:table-cell>
            </table:table-row>
            <table:table-row>
              <table:table-cell office:value-type="string">
                <text:p>pixel157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pixel158</text:p>
              </table:table-cell>
              <table:table-cell office:value-type="float" office:value="-0.0392">
                <text:p>-0.0392</text:p>
              </table:table-cell>
            </table:table-row>
            <table:table-row>
              <table:table-cell office:value-type="string">
                <text:p>pixel159</text:p>
              </table:table-cell>
              <table:table-cell office:value-type="float" office:value="-0.0363">
                <text:p>-0.0363</text:p>
              </table:table-cell>
            </table:table-row>
            <table:table-row>
              <table:table-cell office:value-type="string">
                <text:p>pixel160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pixel16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pixel162</text:p>
              </table:table-cell>
              <table:table-cell office:value-type="float" office:value="-0.0143">
                <text:p>-0.0143</text:p>
              </table:table-cell>
            </table:table-row>
            <table:table-row>
              <table:table-cell office:value-type="string">
                <text:p>pixel163</text:p>
              </table:table-cell>
              <table:table-cell office:value-type="float" office:value="-0.0059">
                <text:p>-0.0059</text:p>
              </table:table-cell>
            </table:table-row>
            <table:table-row>
              <table:table-cell office:value-type="string">
                <text:p>pixel164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pixel16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pixel166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pixel16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pixel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17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171</text:p>
              </table:table-cell>
              <table:table-cell office:value-type="float" office:value="-0.0017">
                <text:p>-0.0017</text:p>
              </table:table-cell>
            </table:table-row>
            <table:table-row>
              <table:table-cell office:value-type="string">
                <text:p>pixel172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pixel173</text:p>
              </table:table-cell>
              <table:table-cell office:value-type="float" office:value="-0.0117">
                <text:p>-0.0117</text:p>
              </table:table-cell>
            </table:table-row>
            <table:table-row>
              <table:table-cell office:value-type="string">
                <text:p>pixel174</text:p>
              </table:table-cell>
              <table:table-cell office:value-type="float" office:value="-0.0166">
                <text:p>-0.0166</text:p>
              </table:table-cell>
            </table:table-row>
            <table:table-row>
              <table:table-cell office:value-type="string">
                <text:p>pixel175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pixel176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pixel177</text:p>
              </table:table-cell>
              <table:table-cell office:value-type="float" office:value="-0.0396">
                <text:p>-0.0396</text:p>
              </table:table-cell>
            </table:table-row>
            <table:table-row>
              <table:table-cell office:value-type="string">
                <text:p>pixel178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pixel179</text:p>
              </table:table-cell>
              <table:table-cell office:value-type="float" office:value="-0.0518">
                <text:p>-0.0518</text:p>
              </table:table-cell>
            </table:table-row>
            <table:table-row>
              <table:table-cell office:value-type="string">
                <text:p>pixel180</text:p>
              </table:table-cell>
              <table:table-cell office:value-type="float" office:value="-0.0516">
                <text:p>-0.0516</text:p>
              </table:table-cell>
            </table:table-row>
            <table:table-row>
              <table:table-cell office:value-type="string">
                <text:p>pixel181</text:p>
              </table:table-cell>
              <table:table-cell office:value-type="float" office:value="-0.0466">
                <text:p>-0.0466</text:p>
              </table:table-cell>
            </table:table-row>
            <table:table-row>
              <table:table-cell office:value-type="string">
                <text:p>pixel182</text:p>
              </table:table-cell>
              <table:table-cell office:value-type="float" office:value="-0.0397">
                <text:p>-0.0397</text:p>
              </table:table-cell>
            </table:table-row>
            <table:table-row>
              <table:table-cell office:value-type="string">
                <text:p>pixel183</text:p>
              </table:table-cell>
              <table:table-cell office:value-type="float" office:value="-0.0349">
                <text:p>-0.0349</text:p>
              </table:table-cell>
            </table:table-row>
            <table:table-row>
              <table:table-cell office:value-type="string">
                <text:p>pixel184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pixel185</text:p>
              </table:table-cell>
              <table:table-cell office:value-type="float" office:value="-0.0379">
                <text:p>-0.0379</text:p>
              </table:table-cell>
            </table:table-row>
            <table:table-row>
              <table:table-cell office:value-type="string">
                <text:p>pixel186</text:p>
              </table:table-cell>
              <table:table-cell office:value-type="float" office:value="-0.0426">
                <text:p>-0.0426</text:p>
              </table:table-cell>
            </table:table-row>
            <table:table-row>
              <table:table-cell office:value-type="string">
                <text:p>pixel187</text:p>
              </table:table-cell>
              <table:table-cell office:value-type="float" office:value="-0.0449">
                <text:p>-0.0449</text:p>
              </table:table-cell>
            </table:table-row>
            <table:table-row>
              <table:table-cell office:value-type="string">
                <text:p>pixel188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pixel189</text:p>
              </table:table-cell>
              <table:table-cell office:value-type="float" office:value="-0.0354">
                <text:p>-0.0354</text:p>
              </table:table-cell>
            </table:table-row>
            <table:table-row>
              <table:table-cell office:value-type="string">
                <text:p>pixel190</text:p>
              </table:table-cell>
              <table:table-cell office:value-type="float" office:value="-0.0229">
                <text:p>-0.0229</text:p>
              </table:table-cell>
            </table:table-row>
            <table:table-row>
              <table:table-cell office:value-type="string">
                <text:p>pixel191</text:p>
              </table:table-cell>
              <table:table-cell office:value-type="float" office:value="-0.0099">
                <text:p>-0.0099</text:p>
              </table:table-cell>
            </table:table-row>
            <table:table-row>
              <table:table-cell office:value-type="string">
                <text:p>pixel192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pixel193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pixel19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pixel19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pixel1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19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pixel199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200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pixel201</text:p>
              </table:table-cell>
              <table:table-cell office:value-type="float" office:value="-0.0093">
                <text:p>-0.0093</text:p>
              </table:table-cell>
            </table:table-row>
            <table:table-row>
              <table:table-cell office:value-type="string">
                <text:p>pixel202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pixel203</text:p>
              </table:table-cell>
              <table:table-cell office:value-type="float" office:value="-0.0234">
                <text:p>-0.0234</text:p>
              </table:table-cell>
            </table:table-row>
            <table:table-row>
              <table:table-cell office:value-type="string">
                <text:p>pixel204</text:p>
              </table:table-cell>
              <table:table-cell office:value-type="float" office:value="-0.0333">
                <text:p>-0.0333</text:p>
              </table:table-cell>
            </table:table-row>
            <table:table-row>
              <table:table-cell office:value-type="string">
                <text:p>pixel205</text:p>
              </table:table-cell>
              <table:table-cell office:value-type="float" office:value="-0.0422">
                <text:p>-0.0422</text:p>
              </table:table-cell>
            </table:table-row>
            <table:table-row>
              <table:table-cell office:value-type="string">
                <text:p>pixel206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pixel207</text:p>
              </table:table-cell>
              <table:table-cell office:value-type="float" office:value="-0.0486">
                <text:p>-0.0486</text:p>
              </table:table-cell>
            </table:table-row>
            <table:table-row>
              <table:table-cell office:value-type="string">
                <text:p>pixel208</text:p>
              </table:table-cell>
              <table:table-cell office:value-type="float" office:value="-0.0425">
                <text:p>-0.0425</text:p>
              </table:table-cell>
            </table:table-row>
            <table:table-row>
              <table:table-cell office:value-type="string">
                <text:p>pixel209</text:p>
              </table:table-cell>
              <table:table-cell office:value-type="float" office:value="-0.0306">
                <text:p>-0.0306</text:p>
              </table:table-cell>
            </table:table-row>
            <table:table-row>
              <table:table-cell office:value-type="string">
                <text:p>pixel210</text:p>
              </table:table-cell>
              <table:table-cell office:value-type="float" office:value="-0.0188">
                <text:p>-0.0188</text:p>
              </table:table-cell>
            </table:table-row>
            <table:table-row>
              <table:table-cell office:value-type="string">
                <text:p>pixel211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pixel212</text:p>
              </table:table-cell>
              <table:table-cell office:value-type="float" office:value="-0.0105">
                <text:p>-0.0105</text:p>
              </table:table-cell>
            </table:table-row>
            <table:table-row>
              <table:table-cell office:value-type="string">
                <text:p>pixel213</text:p>
              </table:table-cell>
              <table:table-cell office:value-type="float" office:value="-0.0187">
                <text:p>-0.0187</text:p>
              </table:table-cell>
            </table:table-row>
            <table:table-row>
              <table:table-cell office:value-type="string">
                <text:p>pixel214</text:p>
              </table:table-cell>
              <table:table-cell office:value-type="float" office:value="-0.0314">
                <text:p>-0.0314</text:p>
              </table:table-cell>
            </table:table-row>
            <table:table-row>
              <table:table-cell office:value-type="string">
                <text:p>pixel215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pixel216</text:p>
              </table:table-cell>
              <table:table-cell office:value-type="float" office:value="-0.0493">
                <text:p>-0.0493</text:p>
              </table:table-cell>
            </table:table-row>
            <table:table-row>
              <table:table-cell office:value-type="string">
                <text:p>pixel217</text:p>
              </table:table-cell>
              <table:table-cell office:value-type="float" office:value="-0.0465">
                <text:p>-0.0465</text:p>
              </table:table-cell>
            </table:table-row>
            <table:table-row>
              <table:table-cell office:value-type="string">
                <text:p>pixel218</text:p>
              </table:table-cell>
              <table:table-cell office:value-type="float" office:value="-0.0341">
                <text:p>-0.0341</text:p>
              </table:table-cell>
            </table:table-row>
            <table:table-row>
              <table:table-cell office:value-type="string">
                <text:p>pixel219</text:p>
              </table:table-cell>
              <table:table-cell office:value-type="float" office:value="-0.0154">
                <text:p>-0.0154</text:p>
              </table:table-cell>
            </table:table-row>
            <table:table-row>
              <table:table-cell office:value-type="string">
                <text:p>pixel220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pixel22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pixel222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pixel223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pixel22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225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pixel226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pixel227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pixel228</text:p>
              </table:table-cell>
              <table:table-cell office:value-type="float" office:value="-0.002">
                <text:p>-0.002</text:p>
              </table:table-cell>
            </table:table-row>
            <table:table-row>
              <table:table-cell office:value-type="string">
                <text:p>pixel229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pixel230</text:p>
              </table:table-cell>
              <table:table-cell office:value-type="float" office:value="-0.0143">
                <text:p>-0.0143</text:p>
              </table:table-cell>
            </table:table-row>
            <table:table-row>
              <table:table-cell office:value-type="string">
                <text:p>pixel231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pixel232</text:p>
              </table:table-cell>
              <table:table-cell office:value-type="float" office:value="-0.0367">
                <text:p>-0.0367</text:p>
              </table:table-cell>
            </table:table-row>
            <table:table-row>
              <table:table-cell office:value-type="string">
                <text:p>pixel233</text:p>
              </table:table-cell>
              <table:table-cell office:value-type="float" office:value="-0.0428">
                <text:p>-0.0428</text:p>
              </table:table-cell>
            </table:table-row>
            <table:table-row>
              <table:table-cell office:value-type="string">
                <text:p>pixel234</text:p>
              </table:table-cell>
              <table:table-cell office:value-type="float" office:value="-0.0425">
                <text:p>-0.0425</text:p>
              </table:table-cell>
            </table:table-row>
            <table:table-row>
              <table:table-cell office:value-type="string">
                <text:p>pixel235</text:p>
              </table:table-cell>
              <table:table-cell office:value-type="float" office:value="-0.0366">
                <text:p>-0.0366</text:p>
              </table:table-cell>
            </table:table-row>
            <table:table-row>
              <table:table-cell office:value-type="string">
                <text:p>pixel236</text:p>
              </table:table-cell>
              <table:table-cell office:value-type="float" office:value="-0.0252">
                <text:p>-0.0252</text:p>
              </table:table-cell>
            </table:table-row>
            <table:table-row>
              <table:table-cell office:value-type="string">
                <text:p>pixel237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pixel238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pixel239</text:p>
              </table:table-cell>
              <table:table-cell office:value-type="float" office:value="0.0127">
                <text:p>0.0127</text:p>
              </table:table-cell>
            </table:table-row>
            <table:table-row>
              <table:table-cell office:value-type="string">
                <text:p>pixel240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pixel241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pixel242</text:p>
              </table:table-cell>
              <table:table-cell office:value-type="float" office:value="-0.0147">
                <text:p>-0.0147</text:p>
              </table:table-cell>
            </table:table-row>
            <table:table-row>
              <table:table-cell office:value-type="string">
                <text:p>pixel243</text:p>
              </table:table-cell>
              <table:table-cell office:value-type="float" office:value="-0.0362">
                <text:p>-0.0362</text:p>
              </table:table-cell>
            </table:table-row>
            <table:table-row>
              <table:table-cell office:value-type="string">
                <text:p>pixel244</text:p>
              </table:table-cell>
              <table:table-cell office:value-type="float" office:value="-0.0525">
                <text:p>-0.0525</text:p>
              </table:table-cell>
            </table:table-row>
            <table:table-row>
              <table:table-cell office:value-type="string">
                <text:p>pixel245</text:p>
              </table:table-cell>
              <table:table-cell office:value-type="float" office:value="-0.0561">
                <text:p>-0.0561</text:p>
              </table:table-cell>
            </table:table-row>
            <table:table-row>
              <table:table-cell office:value-type="string">
                <text:p>pixel246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pixel247</text:p>
              </table:table-cell>
              <table:table-cell office:value-type="float" office:value="-0.0258">
                <text:p>-0.0258</text:p>
              </table:table-cell>
            </table:table-row>
            <table:table-row>
              <table:table-cell office:value-type="string">
                <text:p>pixel248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pixel249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pixel25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pixel25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25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25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pixel25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pixel25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pixel256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pixel257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pixel258</text:p>
              </table:table-cell>
              <table:table-cell office:value-type="float" office:value="-0.0208">
                <text:p>-0.0208</text:p>
              </table:table-cell>
            </table:table-row>
            <table:table-row>
              <table:table-cell office:value-type="string">
                <text:p>pixel259</text:p>
              </table:table-cell>
              <table:table-cell office:value-type="float" office:value="-0.0344">
                <text:p>-0.0344</text:p>
              </table:table-cell>
            </table:table-row>
            <table:table-row>
              <table:table-cell office:value-type="string">
                <text:p>pixel260</text:p>
              </table:table-cell>
              <table:table-cell office:value-type="float" office:value="-0.0434">
                <text:p>-0.0434</text:p>
              </table:table-cell>
            </table:table-row>
            <table:table-row>
              <table:table-cell office:value-type="string">
                <text:p>pixel261</text:p>
              </table:table-cell>
              <table:table-cell office:value-type="float" office:value="-0.0449">
                <text:p>-0.0449</text:p>
              </table:table-cell>
            </table:table-row>
            <table:table-row>
              <table:table-cell office:value-type="string">
                <text:p>pixel262</text:p>
              </table:table-cell>
              <table:table-cell office:value-type="float" office:value="-0.0381">
                <text:p>-0.0381</text:p>
              </table:table-cell>
            </table:table-row>
            <table:table-row>
              <table:table-cell office:value-type="string">
                <text:p>pixel263</text:p>
              </table:table-cell>
              <table:table-cell office:value-type="float" office:value="-0.0274">
                <text:p>-0.0274</text:p>
              </table:table-cell>
            </table:table-row>
            <table:table-row>
              <table:table-cell office:value-type="string">
                <text:p>pixel264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pixel265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26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pixel267</text:p>
              </table:table-cell>
              <table:table-cell office:value-type="float" office:value="0.0261">
                <text:p>0.0261</text:p>
              </table:table-cell>
            </table:table-row>
            <table:table-row>
              <table:table-cell office:value-type="string">
                <text:p>pixel268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pixel26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string">
                <text:p>pixel270</text:p>
              </table:table-cell>
              <table:table-cell office:value-type="float" office:value="-0.0014">
                <text:p>-0.0014</text:p>
              </table:table-cell>
            </table:table-row>
            <table:table-row>
              <table:table-cell office:value-type="string">
                <text:p>pixel271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pixel272</text:p>
              </table:table-cell>
              <table:table-cell office:value-type="float" office:value="-0.0549">
                <text:p>-0.0549</text:p>
              </table:table-cell>
            </table:table-row>
            <table:table-row>
              <table:table-cell office:value-type="string">
                <text:p>pixel273</text:p>
              </table:table-cell>
              <table:table-cell office:value-type="float" office:value="-0.0668">
                <text:p>-0.0668</text:p>
              </table:table-cell>
            </table:table-row>
            <table:table-row>
              <table:table-cell office:value-type="string">
                <text:p>pixel274</text:p>
              </table:table-cell>
              <table:table-cell office:value-type="float" office:value="-0.0628">
                <text:p>-0.0628</text:p>
              </table:table-cell>
            </table:table-row>
            <table:table-row>
              <table:table-cell office:value-type="string">
                <text:p>pixel275</text:p>
              </table:table-cell>
              <table:table-cell office:value-type="float" office:value="-0.0418">
                <text:p>-0.0418</text:p>
              </table:table-cell>
            </table:table-row>
            <table:table-row>
              <table:table-cell office:value-type="string">
                <text:p>pixel276</text:p>
              </table:table-cell>
              <table:table-cell office:value-type="float" office:value="-0.0134">
                <text:p>-0.0134</text:p>
              </table:table-cell>
            </table:table-row>
            <table:table-row>
              <table:table-cell office:value-type="string">
                <text:p>pixel277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pixel278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pixel27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pixel28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pixel28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28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pixel283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pixel284</text:p>
              </table:table-cell>
              <table:table-cell office:value-type="float" office:value="-0.0041">
                <text:p>-0.0041</text:p>
              </table:table-cell>
            </table:table-row>
            <table:table-row>
              <table:table-cell office:value-type="string">
                <text:p>pixel285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pixel286</text:p>
              </table:table-cell>
              <table:table-cell office:value-type="float" office:value="-0.0337">
                <text:p>-0.0337</text:p>
              </table:table-cell>
            </table:table-row>
            <table:table-row>
              <table:table-cell office:value-type="string">
                <text:p>pixel287</text:p>
              </table:table-cell>
              <table:table-cell office:value-type="float" office:value="-0.0476">
                <text:p>-0.0476</text:p>
              </table:table-cell>
            </table:table-row>
            <table:table-row>
              <table:table-cell office:value-type="string">
                <text:p>pixel288</text:p>
              </table:table-cell>
              <table:table-cell office:value-type="float" office:value="-0.0533">
                <text:p>-0.0533</text:p>
              </table:table-cell>
            </table:table-row>
            <table:table-row>
              <table:table-cell office:value-type="string">
                <text:p>pixel289</text:p>
              </table:table-cell>
              <table:table-cell office:value-type="float" office:value="-0.0483">
                <text:p>-0.0483</text:p>
              </table:table-cell>
            </table:table-row>
            <table:table-row>
              <table:table-cell office:value-type="string">
                <text:p>pixel290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pixel291</text:p>
              </table:table-cell>
              <table:table-cell office:value-type="float" office:value="-0.0235">
                <text:p>-0.0235</text:p>
              </table:table-cell>
            </table:table-row>
            <table:table-row>
              <table:table-cell office:value-type="string">
                <text:p>pixel292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pixel29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pixel294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pixel295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pixel296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pixel297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pixel29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pixel299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pixel300</text:p>
              </table:table-cell>
              <table:table-cell office:value-type="float" office:value="-0.0587">
                <text:p>-0.0587</text:p>
              </table:table-cell>
            </table:table-row>
            <table:table-row>
              <table:table-cell office:value-type="string">
                <text:p>pixel301</text:p>
              </table:table-cell>
              <table:table-cell office:value-type="float" office:value="-0.0774">
                <text:p>-0.0774</text:p>
              </table:table-cell>
            </table:table-row>
            <table:table-row>
              <table:table-cell office:value-type="string">
                <text:p>pixel302</text:p>
              </table:table-cell>
              <table:table-cell office:value-type="float" office:value="-0.0795">
                <text:p>-0.0795</text:p>
              </table:table-cell>
            </table:table-row>
            <table:table-row>
              <table:table-cell office:value-type="string">
                <text:p>pixel303</text:p>
              </table:table-cell>
              <table:table-cell office:value-type="float" office:value="-0.0616">
                <text:p>-0.0616</text:p>
              </table:table-cell>
            </table:table-row>
            <table:table-row>
              <table:table-cell office:value-type="string">
                <text:p>pixel304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pixel305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pixel306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pixel307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pixel3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pixel309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pixel310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pixel311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pixel312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pixel313</text:p>
              </table:table-cell>
              <table:table-cell office:value-type="float" office:value="-0.0293">
                <text:p>-0.0293</text:p>
              </table:table-cell>
            </table:table-row>
            <table:table-row>
              <table:table-cell office:value-type="string">
                <text:p>pixel314</text:p>
              </table:table-cell>
              <table:table-cell office:value-type="float" office:value="-0.0496">
                <text:p>-0.0496</text:p>
              </table:table-cell>
            </table:table-row>
            <table:table-row>
              <table:table-cell office:value-type="string">
                <text:p>pixel315</text:p>
              </table:table-cell>
              <table:table-cell office:value-type="float" office:value="-0.0623">
                <text:p>-0.0623</text:p>
              </table:table-cell>
            </table:table-row>
            <table:table-row>
              <table:table-cell office:value-type="string">
                <text:p>pixel316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pixel317</text:p>
              </table:table-cell>
              <table:table-cell office:value-type="float" office:value="-0.0506">
                <text:p>-0.0506</text:p>
              </table:table-cell>
            </table:table-row>
            <table:table-row>
              <table:table-cell office:value-type="string">
                <text:p>pixel318</text:p>
              </table:table-cell>
              <table:table-cell office:value-type="float" office:value="-0.0343">
                <text:p>-0.0343</text:p>
              </table:table-cell>
            </table:table-row>
            <table:table-row>
              <table:table-cell office:value-type="string">
                <text:p>pixel319</text:p>
              </table:table-cell>
              <table:table-cell office:value-type="float" office:value="-0.0214">
                <text:p>-0.0214</text:p>
              </table:table-cell>
            </table:table-row>
            <table:table-row>
              <table:table-cell office:value-type="string">
                <text:p>pixel320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pixel321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pixel32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pixel32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pixel324</text:p>
              </table:table-cell>
              <table:table-cell office:value-type="float" office:value="0.0381">
                <text:p>0.0381</text:p>
              </table:table-cell>
            </table:table-row>
            <table:table-row>
              <table:table-cell office:value-type="string">
                <text:p>pixel325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pixel326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pixel327</text:p>
              </table:table-cell>
              <table:table-cell office:value-type="float" office:value="-0.0317">
                <text:p>-0.0317</text:p>
              </table:table-cell>
            </table:table-row>
            <table:table-row>
              <table:table-cell office:value-type="string">
                <text:p>pixel328</text:p>
              </table:table-cell>
              <table:table-cell office:value-type="float" office:value="-0.0649">
                <text:p>-0.0649</text:p>
              </table:table-cell>
            </table:table-row>
            <table:table-row>
              <table:table-cell office:value-type="string">
                <text:p>pixel329</text:p>
              </table:table-cell>
              <table:table-cell office:value-type="float" office:value="-0.0883">
                <text:p>-0.0883</text:p>
              </table:table-cell>
            </table:table-row>
            <table:table-row>
              <table:table-cell office:value-type="string">
                <text:p>pixel330</text:p>
              </table:table-cell>
              <table:table-cell office:value-type="float" office:value="-0.0929">
                <text:p>-0.0929</text:p>
              </table:table-cell>
            </table:table-row>
            <table:table-row>
              <table:table-cell office:value-type="string">
                <text:p>pixel331</text:p>
              </table:table-cell>
              <table:table-cell office:value-type="float" office:value="-0.0781">
                <text:p>-0.0781</text:p>
              </table:table-cell>
            </table:table-row>
            <table:table-row>
              <table:table-cell office:value-type="string">
                <text:p>pixel332</text:p>
              </table:table-cell>
              <table:table-cell office:value-type="float" office:value="-0.0429">
                <text:p>-0.0429</text:p>
              </table:table-cell>
            </table:table-row>
            <table:table-row>
              <table:table-cell office:value-type="string">
                <text:p>pixel333</text:p>
              </table:table-cell>
              <table:table-cell office:value-type="float" office:value="-0.0041">
                <text:p>-0.0041</text:p>
              </table:table-cell>
            </table:table-row>
            <table:table-row>
              <table:table-cell office:value-type="string">
                <text:p>pixel334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33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pixel33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pixel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xel338</text:p>
              </table:table-cell>
              <table:table-cell office:value-type="float" office:value="-0.0005">
                <text:p>-0.0005</text:p>
              </table:table-cell>
            </table:table-row>
            <table:table-row>
              <table:table-cell office:value-type="string">
                <text:p>pixel339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pixel340</text:p>
              </table:table-cell>
              <table:table-cell office:value-type="float" office:value="-0.0164">
                <text:p>-0.0164</text:p>
              </table:table-cell>
            </table:table-row>
            <table:table-row>
              <table:table-cell office:value-type="string">
                <text:p>pixel341</text:p>
              </table:table-cell>
              <table:table-cell office:value-type="float" office:value="-0.0431">
                <text:p>-0.0431</text:p>
              </table:table-cell>
            </table:table-row>
            <table:table-row>
              <table:table-cell office:value-type="string">
                <text:p>pixel342</text:p>
              </table:table-cell>
              <table:table-cell office:value-type="float" office:value="-0.0648">
                <text:p>-0.0648</text:p>
              </table:table-cell>
            </table:table-row>
            <table:table-row>
              <table:table-cell office:value-type="string">
                <text:p>pixel343</text:p>
              </table:table-cell>
              <table:table-cell office:value-type="float" office:value="-0.0735">
                <text:p>-0.0735</text:p>
              </table:table-cell>
            </table:table-row>
            <table:table-row>
              <table:table-cell office:value-type="string">
                <text:p>pixel344</text:p>
              </table:table-cell>
              <table:table-cell office:value-type="float" office:value="-0.0667">
                <text:p>-0.0667</text:p>
              </table:table-cell>
            </table:table-row>
            <table:table-row>
              <table:table-cell office:value-type="string">
                <text:p>pixel345</text:p>
              </table:table-cell>
              <table:table-cell office:value-type="float" office:value="-0.0495">
                <text:p>-0.0495</text:p>
              </table:table-cell>
            </table:table-row>
            <table:table-row>
              <table:table-cell office:value-type="string">
                <text:p>pixel346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pixel347</text:p>
              </table:table-cell>
              <table:table-cell office:value-type="float" office:value="-0.0165">
                <text:p>-0.0165</text:p>
              </table:table-cell>
            </table:table-row>
            <table:table-row>
              <table:table-cell office:value-type="string">
                <text:p>pixel348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pixel349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pixel350</text:p>
              </table:table-cell>
              <table:table-cell office:value-type="float" office:value="0.0346">
                <text:p>0.0346</text:p>
              </table:table-cell>
            </table:table-row>
            <table:table-row>
              <table:table-cell office:value-type="string">
                <text:p>pixel35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pixel352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pixel35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pixel354</text:p>
              </table:table-cell>
              <table:table-cell office:value-type="float" office:value="-0.0069">
                <text:p>-0.0069</text:p>
              </table:table-cell>
            </table:table-row>
            <table:table-row>
              <table:table-cell office:value-type="string">
                <text:p>pixel355</text:p>
              </table:table-cell>
              <table:table-cell office:value-type="float" office:value="-0.0406">
                <text:p>-0.0406</text:p>
              </table:table-cell>
            </table:table-row>
            <table:table-row>
              <table:table-cell office:value-type="string">
                <text:p>pixel356</text:p>
              </table:table-cell>
              <table:table-cell office:value-type="float" office:value="-0.0732">
                <text:p>-0.0732</text:p>
              </table:table-cell>
            </table:table-row>
            <table:table-row>
              <table:table-cell office:value-type="string">
                <text:p>pixel357</text:p>
              </table:table-cell>
              <table:table-cell office:value-type="float" office:value="-0.0962">
                <text:p>-0.0962</text:p>
              </table:table-cell>
            </table:table-row>
            <table:table-row>
              <table:table-cell office:value-type="string">
                <text:p>pixel358</text:p>
              </table:table-cell>
              <table:table-cell office:value-type="float" office:value="-0.1012">
                <text:p>-0.1012</text:p>
              </table:table-cell>
            </table:table-row>
            <table:table-row>
              <table:table-cell office:value-type="string">
                <text:p>pixel359</text:p>
              </table:table-cell>
              <table:table-cell office:value-type="float" office:value="-0.087">
                <text:p>-0.087</text:p>
              </table:table-cell>
            </table:table-row>
            <table:table-row>
              <table:table-cell office:value-type="string">
                <text:p>pixel360</text:p>
              </table:table-cell>
              <table:table-cell office:value-type="float" office:value="-0.0531">
                <text:p>-0.0531</text:p>
              </table:table-cell>
            </table:table-row>
            <table:table-row>
              <table:table-cell office:value-type="string">
                <text:p>pixel361</text:p>
              </table:table-cell>
              <table:table-cell office:value-type="float" office:value="-0.0088">
                <text:p>-0.0088</text:p>
              </table:table-cell>
            </table:table-row>
            <table:table-row>
              <table:table-cell office:value-type="string">
                <text:p>pixel362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36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pixel3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365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pixel366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pixel367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pixel368</text:p>
              </table:table-cell>
              <table:table-cell office:value-type="float" office:value="-0.0238">
                <text:p>-0.0238</text:p>
              </table:table-cell>
            </table:table-row>
            <table:table-row>
              <table:table-cell office:value-type="string">
                <text:p>pixel369</text:p>
              </table:table-cell>
              <table:table-cell office:value-type="float" office:value="-0.0564">
                <text:p>-0.0564</text:p>
              </table:table-cell>
            </table:table-row>
            <table:table-row>
              <table:table-cell office:value-type="string">
                <text:p>pixel370</text:p>
              </table:table-cell>
              <table:table-cell office:value-type="float" office:value="-0.0767">
                <text:p>-0.0767</text:p>
              </table:table-cell>
            </table:table-row>
            <table:table-row>
              <table:table-cell office:value-type="string">
                <text:p>pixel371</text:p>
              </table:table-cell>
              <table:table-cell office:value-type="float" office:value="-0.0811">
                <text:p>-0.0811</text:p>
              </table:table-cell>
            </table:table-row>
            <table:table-row>
              <table:table-cell office:value-type="string">
                <text:p>pixel372</text:p>
              </table:table-cell>
              <table:table-cell office:value-type="float" office:value="-0.0691">
                <text:p>-0.0691</text:p>
              </table:table-cell>
            </table:table-row>
            <table:table-row>
              <table:table-cell office:value-type="string">
                <text:p>pixel373</text:p>
              </table:table-cell>
              <table:table-cell office:value-type="float" office:value="-0.0463">
                <text:p>-0.0463</text:p>
              </table:table-cell>
            </table:table-row>
            <table:table-row>
              <table:table-cell office:value-type="string">
                <text:p>pixel374</text:p>
              </table:table-cell>
              <table:table-cell office:value-type="float" office:value="-0.0239">
                <text:p>-0.0239</text:p>
              </table:table-cell>
            </table:table-row>
            <table:table-row>
              <table:table-cell office:value-type="string">
                <text:p>pixel375</text:p>
              </table:table-cell>
              <table:table-cell office:value-type="float" office:value="-0.0084">
                <text:p>-0.0084</text:p>
              </table:table-cell>
            </table:table-row>
            <table:table-row>
              <table:table-cell office:value-type="string">
                <text:p>pixel37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pixel377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pixel37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pixel379</text:p>
              </table:table-cell>
              <table:table-cell office:value-type="float" office:value="0.0473">
                <text:p>0.0473</text:p>
              </table:table-cell>
            </table:table-row>
            <table:table-row>
              <table:table-cell office:value-type="string">
                <text:p>pixel380</text:p>
              </table:table-cell>
              <table:table-cell office:value-type="float" office:value="0.0349">
                <text:p>0.0349</text:p>
              </table:table-cell>
            </table:table-row>
            <table:table-row>
              <table:table-cell office:value-type="string">
                <text:p>pixel381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pixel382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pixel38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pixel384</text:p>
              </table:table-cell>
              <table:table-cell office:value-type="float" office:value="-0.0799">
                <text:p>-0.0799</text:p>
              </table:table-cell>
            </table:table-row>
            <table:table-row>
              <table:table-cell office:value-type="string">
                <text:p>pixel385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pixel386</text:p>
              </table:table-cell>
              <table:table-cell office:value-type="float" office:value="-0.1039">
                <text:p>-0.1039</text:p>
              </table:table-cell>
            </table:table-row>
            <table:table-row>
              <table:table-cell office:value-type="string">
                <text:p>pixel387</text:p>
              </table:table-cell>
              <table:table-cell office:value-type="float" office:value="-0.0899">
                <text:p>-0.0899</text:p>
              </table:table-cell>
            </table:table-row>
            <table:table-row>
              <table:table-cell office:value-type="string">
                <text:p>pixel388</text:p>
              </table:table-cell>
              <table:table-cell office:value-type="float" office:value="-0.057">
                <text:p>-0.057</text:p>
              </table:table-cell>
            </table:table-row>
            <table:table-row>
              <table:table-cell office:value-type="string">
                <text:p>pixel389</text:p>
              </table:table-cell>
              <table:table-cell office:value-type="float" office:value="-0.0121">
                <text:p>-0.0121</text:p>
              </table:table-cell>
            </table:table-row>
            <table:table-row>
              <table:table-cell office:value-type="string">
                <text:p>pixel390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39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393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pixel394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pixel395</text:p>
              </table:table-cell>
              <table:table-cell office:value-type="float" office:value="-0.0079">
                <text:p>-0.0079</text:p>
              </table:table-cell>
            </table:table-row>
            <table:table-row>
              <table:table-cell office:value-type="string">
                <text:p>pixel396</text:p>
              </table:table-cell>
              <table:table-cell office:value-type="float" office:value="-0.0311">
                <text:p>-0.0311</text:p>
              </table:table-cell>
            </table:table-row>
            <table:table-row>
              <table:table-cell office:value-type="string">
                <text:p>pixel397</text:p>
              </table:table-cell>
              <table:table-cell office:value-type="float" office:value="-0.0678">
                <text:p>-0.0678</text:p>
              </table:table-cell>
            </table:table-row>
            <table:table-row>
              <table:table-cell office:value-type="string">
                <text:p>pixel398</text:p>
              </table:table-cell>
              <table:table-cell office:value-type="float" office:value="-0.0857">
                <text:p>-0.0857</text:p>
              </table:table-cell>
            </table:table-row>
            <table:table-row>
              <table:table-cell office:value-type="string">
                <text:p>pixel399</text:p>
              </table:table-cell>
              <table:table-cell office:value-type="float" office:value="-0.0872">
                <text:p>-0.0872</text:p>
              </table:table-cell>
            </table:table-row>
            <table:table-row>
              <table:table-cell office:value-type="string">
                <text:p>pixel400</text:p>
              </table:table-cell>
              <table:table-cell office:value-type="float" office:value="-0.0701">
                <text:p>-0.0701</text:p>
              </table:table-cell>
            </table:table-row>
            <table:table-row>
              <table:table-cell office:value-type="string">
                <text:p>pixel401</text:p>
              </table:table-cell>
              <table:table-cell office:value-type="float" office:value="-0.043">
                <text:p>-0.043</text:p>
              </table:table-cell>
            </table:table-row>
            <table:table-row>
              <table:table-cell office:value-type="string">
                <text:p>pixel402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pixel403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pixel404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pixel40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pixel406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pixel407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pixel408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pixel409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pixel410</text:p>
              </table:table-cell>
              <table:table-cell office:value-type="float" office:value="-0.0228">
                <text:p>-0.0228</text:p>
              </table:table-cell>
            </table:table-row>
            <table:table-row>
              <table:table-cell office:value-type="string">
                <text:p>pixel411</text:p>
              </table:table-cell>
              <table:table-cell office:value-type="float" office:value="-0.0552">
                <text:p>-0.0552</text:p>
              </table:table-cell>
            </table:table-row>
            <table:table-row>
              <table:table-cell office:value-type="string">
                <text:p>pixel412</text:p>
              </table:table-cell>
              <table:table-cell office:value-type="float" office:value="-0.0824">
                <text:p>-0.0824</text:p>
              </table:table-cell>
            </table:table-row>
            <table:table-row>
              <table:table-cell office:value-type="string">
                <text:p>pixel41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pixel414</text:p>
              </table:table-cell>
              <table:table-cell office:value-type="float" office:value="-0.1026">
                <text:p>-0.1026</text:p>
              </table:table-cell>
            </table:table-row>
            <table:table-row>
              <table:table-cell office:value-type="string">
                <text:p>pixel415</text:p>
              </table:table-cell>
              <table:table-cell office:value-type="float" office:value="-0.0889">
                <text:p>-0.0889</text:p>
              </table:table-cell>
            </table:table-row>
            <table:table-row>
              <table:table-cell office:value-type="string">
                <text:p>pixel416</text:p>
              </table:table-cell>
              <table:table-cell office:value-type="float" office:value="-0.0576">
                <text:p>-0.0576</text:p>
              </table:table-cell>
            </table:table-row>
            <table:table-row>
              <table:table-cell office:value-type="string">
                <text:p>pixel417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pixel418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4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422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pixel423</text:p>
              </table:table-cell>
              <table:table-cell office:value-type="float" office:value="-0.0094">
                <text:p>-0.0094</text:p>
              </table:table-cell>
            </table:table-row>
            <table:table-row>
              <table:table-cell office:value-type="string">
                <text:p>pixel424</text:p>
              </table:table-cell>
              <table:table-cell office:value-type="float" office:value="-0.0388">
                <text:p>-0.0388</text:p>
              </table:table-cell>
            </table:table-row>
            <table:table-row>
              <table:table-cell office:value-type="string">
                <text:p>pixel425</text:p>
              </table:table-cell>
              <table:table-cell office:value-type="float" office:value="-0.077">
                <text:p>-0.077</text:p>
              </table:table-cell>
            </table:table-row>
            <table:table-row>
              <table:table-cell office:value-type="string">
                <text:p>pixel426</text:p>
              </table:table-cell>
              <table:table-cell office:value-type="float" office:value="-0.0939">
                <text:p>-0.0939</text:p>
              </table:table-cell>
            </table:table-row>
            <table:table-row>
              <table:table-cell office:value-type="string">
                <text:p>pixel427</text:p>
              </table:table-cell>
              <table:table-cell office:value-type="float" office:value="-0.0931">
                <text:p>-0.0931</text:p>
              </table:table-cell>
            </table:table-row>
            <table:table-row>
              <table:table-cell office:value-type="string">
                <text:p>pixel428</text:p>
              </table:table-cell>
              <table:table-cell office:value-type="float" office:value="-0.0736">
                <text:p>-0.0736</text:p>
              </table:table-cell>
            </table:table-row>
            <table:table-row>
              <table:table-cell office:value-type="string">
                <text:p>pixel429</text:p>
              </table:table-cell>
              <table:table-cell office:value-type="float" office:value="-0.0436">
                <text:p>-0.0436</text:p>
              </table:table-cell>
            </table:table-row>
            <table:table-row>
              <table:table-cell office:value-type="string">
                <text:p>pixel430</text:p>
              </table:table-cell>
              <table:table-cell office:value-type="float" office:value="-0.0163">
                <text:p>-0.0163</text:p>
              </table:table-cell>
            </table:table-row>
            <table:table-row>
              <table:table-cell office:value-type="string">
                <text:p>pixel43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pixel432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pixel433</text:p>
              </table:table-cell>
              <table:table-cell office:value-type="float" office:value="0.0417">
                <text:p>0.0417</text:p>
              </table:table-cell>
            </table:table-row>
            <table:table-row>
              <table:table-cell office:value-type="string">
                <text:p>pixel434</text:p>
              </table:table-cell>
              <table:table-cell office:value-type="float" office:value="0.0526">
                <text:p>0.0526</text:p>
              </table:table-cell>
            </table:table-row>
            <table:table-row>
              <table:table-cell office:value-type="string">
                <text:p>pixel435</text:p>
              </table:table-cell>
              <table:table-cell office:value-type="float" office:value="0.0511">
                <text:p>0.0511</text:p>
              </table:table-cell>
            </table:table-row>
            <table:table-row>
              <table:table-cell office:value-type="string">
                <text:p>pixel436</text:p>
              </table:table-cell>
              <table:table-cell office:value-type="float" office:value="0.0305">
                <text:p>0.0305</text:p>
              </table:table-cell>
            </table:table-row>
            <table:table-row>
              <table:table-cell office:value-type="string">
                <text:p>pixel437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pixel438</text:p>
              </table:table-cell>
              <table:table-cell office:value-type="float" office:value="-0.0264">
                <text:p>-0.0264</text:p>
              </table:table-cell>
            </table:table-row>
            <table:table-row>
              <table:table-cell office:value-type="string">
                <text:p>pixel439</text:p>
              </table:table-cell>
              <table:table-cell office:value-type="float" office:value="-0.0589">
                <text:p>-0.0589</text:p>
              </table:table-cell>
            </table:table-row>
            <table:table-row>
              <table:table-cell office:value-type="string">
                <text:p>pixel440</text:p>
              </table:table-cell>
              <table:table-cell office:value-type="float" office:value="-0.0843">
                <text:p>-0.0843</text:p>
              </table:table-cell>
            </table:table-row>
            <table:table-row>
              <table:table-cell office:value-type="string">
                <text:p>pixel441</text:p>
              </table:table-cell>
              <table:table-cell office:value-type="float" office:value="-0.0998">
                <text:p>-0.0998</text:p>
              </table:table-cell>
            </table:table-row>
            <table:table-row>
              <table:table-cell office:value-type="string">
                <text:p>pixel442</text:p>
              </table:table-cell>
              <table:table-cell office:value-type="float" office:value="-0.1005">
                <text:p>-0.1005</text:p>
              </table:table-cell>
            </table:table-row>
            <table:table-row>
              <table:table-cell office:value-type="string">
                <text:p>pixel443</text:p>
              </table:table-cell>
              <table:table-cell office:value-type="float" office:value="-0.0855">
                <text:p>-0.0855</text:p>
              </table:table-cell>
            </table:table-row>
            <table:table-row>
              <table:table-cell office:value-type="string">
                <text:p>pixel444</text:p>
              </table:table-cell>
              <table:table-cell office:value-type="float" office:value="-0.0542">
                <text:p>-0.0542</text:p>
              </table:table-cell>
            </table:table-row>
            <table:table-row>
              <table:table-cell office:value-type="string">
                <text:p>pixel445</text:p>
              </table:table-cell>
              <table:table-cell office:value-type="float" office:value="-0.0146">
                <text:p>-0.0146</text:p>
              </table:table-cell>
            </table:table-row>
            <table:table-row>
              <table:table-cell office:value-type="string">
                <text:p>pixel446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4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449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pixel450</text:p>
              </table:table-cell>
              <table:table-cell office:value-type="float" office:value="-0.0017">
                <text:p>-0.0017</text:p>
              </table:table-cell>
            </table:table-row>
            <table:table-row>
              <table:table-cell office:value-type="string">
                <text:p>pixel451</text:p>
              </table:table-cell>
              <table:table-cell office:value-type="float" office:value="-0.0109">
                <text:p>-0.0109</text:p>
              </table:table-cell>
            </table:table-row>
            <table:table-row>
              <table:table-cell office:value-type="string">
                <text:p>pixel452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pixel453</text:p>
              </table:table-cell>
              <table:table-cell office:value-type="float" office:value="-0.083">
                <text:p>-0.083</text:p>
              </table:table-cell>
            </table:table-row>
            <table:table-row>
              <table:table-cell office:value-type="string">
                <text:p>pixel454</text:p>
              </table:table-cell>
              <table:table-cell office:value-type="float" office:value="-0.0991">
                <text:p>-0.0991</text:p>
              </table:table-cell>
            </table:table-row>
            <table:table-row>
              <table:table-cell office:value-type="string">
                <text:p>pixel455</text:p>
              </table:table-cell>
              <table:table-cell office:value-type="float" office:value="-0.0989">
                <text:p>-0.0989</text:p>
              </table:table-cell>
            </table:table-row>
            <table:table-row>
              <table:table-cell office:value-type="string">
                <text:p>pixel456</text:p>
              </table:table-cell>
              <table:table-cell office:value-type="float" office:value="-0.0792">
                <text:p>-0.0792</text:p>
              </table:table-cell>
            </table:table-row>
            <table:table-row>
              <table:table-cell office:value-type="string">
                <text:p>pixel457</text:p>
              </table:table-cell>
              <table:table-cell office:value-type="float" office:value="-0.0484">
                <text:p>-0.0484</text:p>
              </table:table-cell>
            </table:table-row>
            <table:table-row>
              <table:table-cell office:value-type="string">
                <text:p>pixel458</text:p>
              </table:table-cell>
              <table:table-cell office:value-type="float" office:value="-0.0202">
                <text:p>-0.0202</text:p>
              </table:table-cell>
            </table:table-row>
            <table:table-row>
              <table:table-cell office:value-type="string">
                <text:p>pixel459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pixel460</text:p>
              </table:table-cell>
              <table:table-cell office:value-type="float" office:value="0.0188">
                <text:p>0.0188</text:p>
              </table:table-cell>
            </table:table-row>
            <table:table-row>
              <table:table-cell office:value-type="string">
                <text:p>pixel46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pixel462</text:p>
              </table:table-cell>
              <table:table-cell office:value-type="float" office:value="0.0499">
                <text:p>0.0499</text:p>
              </table:table-cell>
            </table:table-row>
            <table:table-row>
              <table:table-cell office:value-type="string">
                <text:p>pixel463</text:p>
              </table:table-cell>
              <table:table-cell office:value-type="float" office:value="0.0467">
                <text:p>0.0467</text:p>
              </table:table-cell>
            </table:table-row>
            <table:table-row>
              <table:table-cell office:value-type="string">
                <text:p>pixel464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pixel465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pixel466</text:p>
              </table:table-cell>
              <table:table-cell office:value-type="float" office:value="-0.0338">
                <text:p>-0.0338</text:p>
              </table:table-cell>
            </table:table-row>
            <table:table-row>
              <table:table-cell office:value-type="string">
                <text:p>pixel467</text:p>
              </table:table-cell>
              <table:table-cell office:value-type="float" office:value="-0.0653">
                <text:p>-0.0653</text:p>
              </table:table-cell>
            </table:table-row>
            <table:table-row>
              <table:table-cell office:value-type="string">
                <text:p>pixel468</text:p>
              </table:table-cell>
              <table:table-cell office:value-type="float" office:value="-0.0887">
                <text:p>-0.0887</text:p>
              </table:table-cell>
            </table:table-row>
            <table:table-row>
              <table:table-cell office:value-type="string">
                <text:p>pixel469</text:p>
              </table:table-cell>
              <table:table-cell office:value-type="float" office:value="-0.1003">
                <text:p>-0.1003</text:p>
              </table:table-cell>
            </table:table-row>
            <table:table-row>
              <table:table-cell office:value-type="string">
                <text:p>pixel470</text:p>
              </table:table-cell>
              <table:table-cell office:value-type="float" office:value="-0.0967">
                <text:p>-0.0967</text:p>
              </table:table-cell>
            </table:table-row>
            <table:table-row>
              <table:table-cell office:value-type="string">
                <text:p>pixel471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pixel472</text:p>
              </table:table-cell>
              <table:table-cell office:value-type="float" office:value="-0.047">
                <text:p>-0.047</text:p>
              </table:table-cell>
            </table:table-row>
            <table:table-row>
              <table:table-cell office:value-type="string">
                <text:p>pixel473</text:p>
              </table:table-cell>
              <table:table-cell office:value-type="float" office:value="-0.0126">
                <text:p>-0.0126</text:p>
              </table:table-cell>
            </table:table-row>
            <table:table-row>
              <table:table-cell office:value-type="string">
                <text:p>pixel474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pixel47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pixel47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pixel478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pixel479</text:p>
              </table:table-cell>
              <table:table-cell office:value-type="float" office:value="-0.0124">
                <text:p>-0.0124</text:p>
              </table:table-cell>
            </table:table-row>
            <table:table-row>
              <table:table-cell office:value-type="string">
                <text:p>pixel480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pixel481</text:p>
              </table:table-cell>
              <table:table-cell office:value-type="float" office:value="-0.0843">
                <text:p>-0.0843</text:p>
              </table:table-cell>
            </table:table-row>
            <table:table-row>
              <table:table-cell office:value-type="string">
                <text:p>pixel482</text:p>
              </table:table-cell>
              <table:table-cell office:value-type="float" office:value="-0.1007">
                <text:p>-0.1007</text:p>
              </table:table-cell>
            </table:table-row>
            <table:table-row>
              <table:table-cell office:value-type="string">
                <text:p>pixel483</text:p>
              </table:table-cell>
              <table:table-cell office:value-type="float" office:value="-0.1016">
                <text:p>-0.1016</text:p>
              </table:table-cell>
            </table:table-row>
            <table:table-row>
              <table:table-cell office:value-type="string">
                <text:p>pixel484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pixel485</text:p>
              </table:table-cell>
              <table:table-cell office:value-type="float" office:value="-0.0546">
                <text:p>-0.0546</text:p>
              </table:table-cell>
            </table:table-row>
            <table:table-row>
              <table:table-cell office:value-type="string">
                <text:p>pixel486</text:p>
              </table:table-cell>
              <table:table-cell office:value-type="float" office:value="-0.0258">
                <text:p>-0.0258</text:p>
              </table:table-cell>
            </table:table-row>
            <table:table-row>
              <table:table-cell office:value-type="string">
                <text:p>pixel487</text:p>
              </table:table-cell>
              <table:table-cell office:value-type="float" office:value="-0.0035">
                <text:p>-0.0035</text:p>
              </table:table-cell>
            </table:table-row>
            <table:table-row>
              <table:table-cell office:value-type="string">
                <text:p>pixel488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pixel489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pixel490</text:p>
              </table:table-cell>
              <table:table-cell office:value-type="float" office:value="0.0447">
                <text:p>0.0447</text:p>
              </table:table-cell>
            </table:table-row>
            <table:table-row>
              <table:table-cell office:value-type="string">
                <text:p>pixel491</text:p>
              </table:table-cell>
              <table:table-cell office:value-type="float" office:value="0.0393">
                <text:p>0.0393</text:p>
              </table:table-cell>
            </table:table-row>
            <table:table-row>
              <table:table-cell office:value-type="string">
                <text:p>pixel492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pixel493</text:p>
              </table:table-cell>
              <table:table-cell office:value-type="float" office:value="-0.0133">
                <text:p>-0.0133</text:p>
              </table:table-cell>
            </table:table-row>
            <table:table-row>
              <table:table-cell office:value-type="string">
                <text:p>pixel494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pixel495</text:p>
              </table:table-cell>
              <table:table-cell office:value-type="float" office:value="-0.076">
                <text:p>-0.076</text:p>
              </table:table-cell>
            </table:table-row>
            <table:table-row>
              <table:table-cell office:value-type="string">
                <text:p>pixel496</text:p>
              </table:table-cell>
              <table:table-cell office:value-type="float" office:value="-0.0948">
                <text:p>-0.0948</text:p>
              </table:table-cell>
            </table:table-row>
            <table:table-row>
              <table:table-cell office:value-type="string">
                <text:p>pixel497</text:p>
              </table:table-cell>
              <table:table-cell office:value-type="float" office:value="-0.0997">
                <text:p>-0.0997</text:p>
              </table:table-cell>
            </table:table-row>
            <table:table-row>
              <table:table-cell office:value-type="string">
                <text:p>pixel498</text:p>
              </table:table-cell>
              <table:table-cell office:value-type="float" office:value="-0.0904">
                <text:p>-0.0904</text:p>
              </table:table-cell>
            </table:table-row>
            <table:table-row>
              <table:table-cell office:value-type="string">
                <text:p>pixel499</text:p>
              </table:table-cell>
              <table:table-cell office:value-type="float" office:value="-0.0677">
                <text:p>-0.0677</text:p>
              </table:table-cell>
            </table:table-row>
            <table:table-row>
              <table:table-cell office:value-type="string">
                <text:p>pixel500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pixel501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pixel502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pixel503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pixel504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pixel50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506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pixel507</text:p>
              </table:table-cell>
              <table:table-cell office:value-type="float" office:value="-0.0142">
                <text:p>-0.0142</text:p>
              </table:table-cell>
            </table:table-row>
            <table:table-row>
              <table:table-cell office:value-type="string">
                <text:p>pixel508</text:p>
              </table:table-cell>
              <table:table-cell office:value-type="float" office:value="-0.0473">
                <text:p>-0.0473</text:p>
              </table:table-cell>
            </table:table-row>
            <table:table-row>
              <table:table-cell office:value-type="string">
                <text:p>pixel509</text:p>
              </table:table-cell>
              <table:table-cell office:value-type="float" office:value="-0.0809">
                <text:p>-0.0809</text:p>
              </table:table-cell>
            </table:table-row>
            <table:table-row>
              <table:table-cell office:value-type="string">
                <text:p>pixel510</text:p>
              </table:table-cell>
              <table:table-cell office:value-type="float" office:value="-0.0969">
                <text:p>-0.0969</text:p>
              </table:table-cell>
            </table:table-row>
            <table:table-row>
              <table:table-cell office:value-type="string">
                <text:p>pixel511</text:p>
              </table:table-cell>
              <table:table-cell office:value-type="float" office:value="-0.0994">
                <text:p>-0.0994</text:p>
              </table:table-cell>
            </table:table-row>
            <table:table-row>
              <table:table-cell office:value-type="string">
                <text:p>pixel512</text:p>
              </table:table-cell>
              <table:table-cell office:value-type="float" office:value="-0.0848">
                <text:p>-0.0848</text:p>
              </table:table-cell>
            </table:table-row>
            <table:table-row>
              <table:table-cell office:value-type="string">
                <text:p>pixel513</text:p>
              </table:table-cell>
              <table:table-cell office:value-type="float" office:value="-0.0586">
                <text:p>-0.0586</text:p>
              </table:table-cell>
            </table:table-row>
            <table:table-row>
              <table:table-cell office:value-type="string">
                <text:p>pixel514</text:p>
              </table:table-cell>
              <table:table-cell office:value-type="float" office:value="-0.0307">
                <text:p>-0.0307</text:p>
              </table:table-cell>
            </table:table-row>
            <table:table-row>
              <table:table-cell office:value-type="string">
                <text:p>pixel515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pixel516</text:p>
              </table:table-cell>
              <table:table-cell office:value-type="float" office:value="0.0115">
                <text:p>0.0115</text:p>
              </table:table-cell>
            </table:table-row>
            <table:table-row>
              <table:table-cell office:value-type="string">
                <text:p>pixel517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pixel518</text:p>
              </table:table-cell>
              <table:table-cell office:value-type="float" office:value="0.0343">
                <text:p>0.0343</text:p>
              </table:table-cell>
            </table:table-row>
            <table:table-row>
              <table:table-cell office:value-type="string">
                <text:p>pixel519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pixel520</text:p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string">
                <text:p>pixel521</text:p>
              </table:table-cell>
              <table:table-cell office:value-type="float" office:value="-0.0345">
                <text:p>-0.0345</text:p>
              </table:table-cell>
            </table:table-row>
            <table:table-row>
              <table:table-cell office:value-type="string">
                <text:p>pixel522</text:p>
              </table:table-cell>
              <table:table-cell office:value-type="float" office:value="-0.0651">
                <text:p>-0.0651</text:p>
              </table:table-cell>
            </table:table-row>
            <table:table-row>
              <table:table-cell office:value-type="string">
                <text:p>pixel523</text:p>
              </table:table-cell>
              <table:table-cell office:value-type="float" office:value="-0.0865">
                <text:p>-0.0865</text:p>
              </table:table-cell>
            </table:table-row>
            <table:table-row>
              <table:table-cell office:value-type="string">
                <text:p>pixel524</text:p>
              </table:table-cell>
              <table:table-cell office:value-type="float" office:value="-0.0971">
                <text:p>-0.0971</text:p>
              </table:table-cell>
            </table:table-row>
            <table:table-row>
              <table:table-cell office:value-type="string">
                <text:p>pixel525</text:p>
              </table:table-cell>
              <table:table-cell office:value-type="float" office:value="-0.0933">
                <text:p>-0.0933</text:p>
              </table:table-cell>
            </table:table-row>
            <table:table-row>
              <table:table-cell office:value-type="string">
                <text:p>pixel526</text:p>
              </table:table-cell>
              <table:table-cell office:value-type="float" office:value="-0.0784">
                <text:p>-0.0784</text:p>
              </table:table-cell>
            </table:table-row>
            <table:table-row>
              <table:table-cell office:value-type="string">
                <text:p>pixel527</text:p>
              </table:table-cell>
              <table:table-cell office:value-type="float" office:value="-0.0542">
                <text:p>-0.0542</text:p>
              </table:table-cell>
            </table:table-row>
            <table:table-row>
              <table:table-cell office:value-type="string">
                <text:p>pixel528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pixel529</text:p>
              </table:table-cell>
              <table:table-cell office:value-type="float" office:value="-0.0083">
                <text:p>-0.0083</text:p>
              </table:table-cell>
            </table:table-row>
            <table:table-row>
              <table:table-cell office:value-type="string">
                <text:p>pixel530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pixel53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pixel53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534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pixel535</text:p>
              </table:table-cell>
              <table:table-cell office:value-type="float" office:value="-0.0148">
                <text:p>-0.0148</text:p>
              </table:table-cell>
            </table:table-row>
            <table:table-row>
              <table:table-cell office:value-type="string">
                <text:p>pixel536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pixel537</text:p>
              </table:table-cell>
              <table:table-cell office:value-type="float" office:value="-0.0733">
                <text:p>-0.0733</text:p>
              </table:table-cell>
            </table:table-row>
            <table:table-row>
              <table:table-cell office:value-type="string">
                <text:p>pixel538</text:p>
              </table:table-cell>
              <table:table-cell office:value-type="float" office:value="-0.0895">
                <text:p>-0.0895</text:p>
              </table:table-cell>
            </table:table-row>
            <table:table-row>
              <table:table-cell office:value-type="string">
                <text:p>pixel539</text:p>
              </table:table-cell>
              <table:table-cell office:value-type="float" office:value="-0.0941">
                <text:p>-0.0941</text:p>
              </table:table-cell>
            </table:table-row>
            <table:table-row>
              <table:table-cell office:value-type="string">
                <text:p>pixel540</text:p>
              </table:table-cell>
              <table:table-cell office:value-type="float" office:value="-0.0849">
                <text:p>-0.0849</text:p>
              </table:table-cell>
            </table:table-row>
            <table:table-row>
              <table:table-cell office:value-type="string">
                <text:p>pixel541</text:p>
              </table:table-cell>
              <table:table-cell office:value-type="float" office:value="-0.0643">
                <text:p>-0.0643</text:p>
              </table:table-cell>
            </table:table-row>
            <table:table-row>
              <table:table-cell office:value-type="string">
                <text:p>pixel542</text:p>
              </table:table-cell>
              <table:table-cell office:value-type="float" office:value="-0.0399">
                <text:p>-0.0399</text:p>
              </table:table-cell>
            </table:table-row>
            <table:table-row>
              <table:table-cell office:value-type="string">
                <text:p>pixel543</text:p>
              </table:table-cell>
              <table:table-cell office:value-type="float" office:value="-0.0182">
                <text:p>-0.0182</text:p>
              </table:table-cell>
            </table:table-row>
            <table:table-row>
              <table:table-cell office:value-type="string">
                <text:p>pixel544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545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pixel546</text:p>
              </table:table-cell>
              <table:table-cell office:value-type="float" office:value="0.0161">
                <text:p>0.0161</text:p>
              </table:table-cell>
            </table:table-row>
            <table:table-row>
              <table:table-cell office:value-type="string">
                <text:p>pixel5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pixel548</text:p>
              </table:table-cell>
              <table:table-cell office:value-type="float" office:value="-0.0253">
                <text:p>-0.0253</text:p>
              </table:table-cell>
            </table:table-row>
            <table:table-row>
              <table:table-cell office:value-type="string">
                <text:p>pixel549</text:p>
              </table:table-cell>
              <table:table-cell office:value-type="float" office:value="-0.0541">
                <text:p>-0.0541</text:p>
              </table:table-cell>
            </table:table-row>
            <table:table-row>
              <table:table-cell office:value-type="string">
                <text:p>pixel550</text:p>
              </table:table-cell>
              <table:table-cell office:value-type="float" office:value="-0.0771">
                <text:p>-0.0771</text:p>
              </table:table-cell>
            </table:table-row>
            <table:table-row>
              <table:table-cell office:value-type="string">
                <text:p>pixel551</text:p>
              </table:table-cell>
              <table:table-cell office:value-type="float" office:value="-0.0901">
                <text:p>-0.0901</text:p>
              </table:table-cell>
            </table:table-row>
            <table:table-row>
              <table:table-cell office:value-type="string">
                <text:p>pixel552</text:p>
              </table:table-cell>
              <table:table-cell office:value-type="float" office:value="-0.0912">
                <text:p>-0.0912</text:p>
              </table:table-cell>
            </table:table-row>
            <table:table-row>
              <table:table-cell office:value-type="string">
                <text:p>pixel553</text:p>
              </table:table-cell>
              <table:table-cell office:value-type="float" office:value="-0.0812">
                <text:p>-0.0812</text:p>
              </table:table-cell>
            </table:table-row>
            <table:table-row>
              <table:table-cell office:value-type="string">
                <text:p>pixel554</text:p>
              </table:table-cell>
              <table:table-cell office:value-type="float" office:value="-0.0628">
                <text:p>-0.0628</text:p>
              </table:table-cell>
            </table:table-row>
            <table:table-row>
              <table:table-cell office:value-type="string">
                <text:p>pixel555</text:p>
              </table:table-cell>
              <table:table-cell office:value-type="float" office:value="-0.0406">
                <text:p>-0.0406</text:p>
              </table:table-cell>
            </table:table-row>
            <table:table-row>
              <table:table-cell office:value-type="string">
                <text:p>pixel556</text:p>
              </table:table-cell>
              <table:table-cell office:value-type="float" office:value="-0.0193">
                <text:p>-0.0193</text:p>
              </table:table-cell>
            </table:table-row>
            <table:table-row>
              <table:table-cell office:value-type="string">
                <text:p>pixel557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pixel558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pixel55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5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562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pixel56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pixel564</text:p>
              </table:table-cell>
              <table:table-cell office:value-type="float" office:value="-0.0371">
                <text:p>-0.0371</text:p>
              </table:table-cell>
            </table:table-row>
            <table:table-row>
              <table:table-cell office:value-type="string">
                <text:p>pixel565</text:p>
              </table:table-cell>
              <table:table-cell office:value-type="float" office:value="-0.0617">
                <text:p>-0.0617</text:p>
              </table:table-cell>
            </table:table-row>
            <table:table-row>
              <table:table-cell office:value-type="string">
                <text:p>pixel566</text:p>
              </table:table-cell>
              <table:table-cell office:value-type="float" office:value="-0.079">
                <text:p>-0.079</text:p>
              </table:table-cell>
            </table:table-row>
            <table:table-row>
              <table:table-cell office:value-type="string">
                <text:p>pixel567</text:p>
              </table:table-cell>
              <table:table-cell office:value-type="float" office:value="-0.0863">
                <text:p>-0.0863</text:p>
              </table:table-cell>
            </table:table-row>
            <table:table-row>
              <table:table-cell office:value-type="string">
                <text:p>pixel568</text:p>
              </table:table-cell>
              <table:table-cell office:value-type="float" office:value="-0.0835">
                <text:p>-0.0835</text:p>
              </table:table-cell>
            </table:table-row>
            <table:table-row>
              <table:table-cell office:value-type="string">
                <text:p>pixel569</text:p>
              </table:table-cell>
              <table:table-cell office:value-type="float" office:value="-0.071">
                <text:p>-0.071</text:p>
              </table:table-cell>
            </table:table-row>
            <table:table-row>
              <table:table-cell office:value-type="string">
                <text:p>pixel570</text:p>
              </table:table-cell>
              <table:table-cell office:value-type="float" office:value="-0.053">
                <text:p>-0.053</text:p>
              </table:table-cell>
            </table:table-row>
            <table:table-row>
              <table:table-cell office:value-type="string">
                <text:p>pixel571</text:p>
              </table:table-cell>
              <table:table-cell office:value-type="float" office:value="-0.0347">
                <text:p>-0.0347</text:p>
              </table:table-cell>
            </table:table-row>
            <table:table-row>
              <table:table-cell office:value-type="string">
                <text:p>pixel572</text:p>
              </table:table-cell>
              <table:table-cell office:value-type="float" office:value="-0.0183">
                <text:p>-0.0183</text:p>
              </table:table-cell>
            </table:table-row>
            <table:table-row>
              <table:table-cell office:value-type="string">
                <text:p>pixel573</text:p>
              </table:table-cell>
              <table:table-cell office:value-type="float" office:value="-0.0065">
                <text:p>-0.0065</text:p>
              </table:table-cell>
            </table:table-row>
            <table:table-row>
              <table:table-cell office:value-type="string">
                <text:p>pixel574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pixel575</text:p>
              </table:table-cell>
              <table:table-cell office:value-type="float" office:value="-0.0206">
                <text:p>-0.0206</text:p>
              </table:table-cell>
            </table:table-row>
            <table:table-row>
              <table:table-cell office:value-type="string">
                <text:p>pixel576</text:p>
              </table:table-cell>
              <table:table-cell office:value-type="float" office:value="-0.0432">
                <text:p>-0.0432</text:p>
              </table:table-cell>
            </table:table-row>
            <table:table-row>
              <table:table-cell office:value-type="string">
                <text:p>pixel577</text:p>
              </table:table-cell>
              <table:table-cell office:value-type="float" office:value="-0.0641">
                <text:p>-0.0641</text:p>
              </table:table-cell>
            </table:table-row>
            <table:table-row>
              <table:table-cell office:value-type="string">
                <text:p>pixel578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pixel579</text:p>
              </table:table-cell>
              <table:table-cell office:value-type="float" office:value="-0.0819">
                <text:p>-0.0819</text:p>
              </table:table-cell>
            </table:table-row>
            <table:table-row>
              <table:table-cell office:value-type="string">
                <text:p>pixel580</text:p>
              </table:table-cell>
              <table:table-cell office:value-type="float" office:value="-0.0766">
                <text:p>-0.0766</text:p>
              </table:table-cell>
            </table:table-row>
            <table:table-row>
              <table:table-cell office:value-type="string">
                <text:p>pixel581</text:p>
              </table:table-cell>
              <table:table-cell office:value-type="float" office:value="-0.0634">
                <text:p>-0.0634</text:p>
              </table:table-cell>
            </table:table-row>
            <table:table-row>
              <table:table-cell office:value-type="string">
                <text:p>pixel582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pixel583</text:p>
              </table:table-cell>
              <table:table-cell office:value-type="float" office:value="-0.0281">
                <text:p>-0.0281</text:p>
              </table:table-cell>
            </table:table-row>
            <table:table-row>
              <table:table-cell office:value-type="string">
                <text:p>pixel584</text:p>
              </table:table-cell>
              <table:table-cell office:value-type="float" office:value="-0.0135">
                <text:p>-0.0135</text:p>
              </table:table-cell>
            </table:table-row>
            <table:table-row>
              <table:table-cell office:value-type="string">
                <text:p>pixel585</text:p>
              </table:table-cell>
              <table:table-cell office:value-type="float" office:value="-0.0051">
                <text:p>-0.0051</text:p>
              </table:table-cell>
            </table:table-row>
            <table:table-row>
              <table:table-cell office:value-type="string">
                <text:p>pixel586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pixel58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pixel5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58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590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pixel591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pixel592</text:p>
              </table:table-cell>
              <table:table-cell office:value-type="float" office:value="-0.0279">
                <text:p>-0.0279</text:p>
              </table:table-cell>
            </table:table-row>
            <table:table-row>
              <table:table-cell office:value-type="string">
                <text:p>pixel593</text:p>
              </table:table-cell>
              <table:table-cell office:value-type="float" office:value="-0.0472">
                <text:p>-0.0472</text:p>
              </table:table-cell>
            </table:table-row>
            <table:table-row>
              <table:table-cell office:value-type="string">
                <text:p>pixel594</text:p>
              </table:table-cell>
              <table:table-cell office:value-type="float" office:value="-0.0629">
                <text:p>-0.0629</text:p>
              </table:table-cell>
            </table:table-row>
            <table:table-row>
              <table:table-cell office:value-type="string">
                <text:p>pixel595</text:p>
              </table:table-cell>
              <table:table-cell office:value-type="float" office:value="-0.073">
                <text:p>-0.073</text:p>
              </table:table-cell>
            </table:table-row>
            <table:table-row>
              <table:table-cell office:value-type="string">
                <text:p>pixel596</text:p>
              </table:table-cell>
              <table:table-cell office:value-type="float" office:value="-0.0748">
                <text:p>-0.0748</text:p>
              </table:table-cell>
            </table:table-row>
            <table:table-row>
              <table:table-cell office:value-type="string">
                <text:p>pixel597</text:p>
              </table:table-cell>
              <table:table-cell office:value-type="float" office:value="-0.0696">
                <text:p>-0.0696</text:p>
              </table:table-cell>
            </table:table-row>
            <table:table-row>
              <table:table-cell office:value-type="string">
                <text:p>pixel598</text:p>
              </table:table-cell>
              <table:table-cell office:value-type="float" office:value="-0.0586">
                <text:p>-0.0586</text:p>
              </table:table-cell>
            </table:table-row>
            <table:table-row>
              <table:table-cell office:value-type="string">
                <text:p>pixel599</text:p>
              </table:table-cell>
              <table:table-cell office:value-type="float" office:value="-0.0444">
                <text:p>-0.0444</text:p>
              </table:table-cell>
            </table:table-row>
            <table:table-row>
              <table:table-cell office:value-type="string">
                <text:p>pixel600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pixel601</text:p>
              </table:table-cell>
              <table:table-cell office:value-type="float" office:value="-0.0211">
                <text:p>-0.0211</text:p>
              </table:table-cell>
            </table:table-row>
            <table:table-row>
              <table:table-cell office:value-type="string">
                <text:p>pixel602</text:p>
              </table:table-cell>
              <table:table-cell office:value-type="float" office:value="-0.0211">
                <text:p>-0.0211</text:p>
              </table:table-cell>
            </table:table-row>
            <table:table-row>
              <table:table-cell office:value-type="string">
                <text:p>pixel603</text:p>
              </table:table-cell>
              <table:table-cell office:value-type="float" office:value="-0.0313">
                <text:p>-0.0313</text:p>
              </table:table-cell>
            </table:table-row>
            <table:table-row>
              <table:table-cell office:value-type="string">
                <text:p>pixel604</text:p>
              </table:table-cell>
              <table:table-cell office:value-type="float" office:value="-0.0459">
                <text:p>-0.0459</text:p>
              </table:table-cell>
            </table:table-row>
            <table:table-row>
              <table:table-cell office:value-type="string">
                <text:p>pixel605</text:p>
              </table:table-cell>
              <table:table-cell office:value-type="float" office:value="-0.0583">
                <text:p>-0.0583</text:p>
              </table:table-cell>
            </table:table-row>
            <table:table-row>
              <table:table-cell office:value-type="string">
                <text:p>pixel606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pixel607</text:p>
              </table:table-cell>
              <table:table-cell office:value-type="float" office:value="-0.0631">
                <text:p>-0.0631</text:p>
              </table:table-cell>
            </table:table-row>
            <table:table-row>
              <table:table-cell office:value-type="string">
                <text:p>pixel608</text:p>
              </table:table-cell>
              <table:table-cell office:value-type="float" office:value="-0.0558">
                <text:p>-0.0558</text:p>
              </table:table-cell>
            </table:table-row>
            <table:table-row>
              <table:table-cell office:value-type="string">
                <text:p>pixel609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pixel610</text:p>
              </table:table-cell>
              <table:table-cell office:value-type="float" office:value="-0.0305">
                <text:p>-0.0305</text:p>
              </table:table-cell>
            </table:table-row>
            <table:table-row>
              <table:table-cell office:value-type="string">
                <text:p>pixel611</text:p>
              </table:table-cell>
              <table:table-cell office:value-type="float" office:value="-0.0199">
                <text:p>-0.0199</text:p>
              </table:table-cell>
            </table:table-row>
            <table:table-row>
              <table:table-cell office:value-type="string">
                <text:p>pixel612</text:p>
              </table:table-cell>
              <table:table-cell office:value-type="float" office:value="-0.0102">
                <text:p>-0.0102</text:p>
              </table:table-cell>
            </table:table-row>
            <table:table-row>
              <table:table-cell office:value-type="string">
                <text:p>pixel613</text:p>
              </table:table-cell>
              <table:table-cell office:value-type="float" office:value="-0.0039">
                <text:p>-0.0039</text:p>
              </table:table-cell>
            </table:table-row>
            <table:table-row>
              <table:table-cell office:value-type="string">
                <text:p>pixel614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615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pixel61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6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618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619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pixel620</text:p>
              </table:table-cell>
              <table:table-cell office:value-type="float" office:value="-0.017">
                <text:p>-0.017</text:p>
              </table:table-cell>
            </table:table-row>
            <table:table-row>
              <table:table-cell office:value-type="string">
                <text:p>pixel621</text:p>
              </table:table-cell>
              <table:table-cell office:value-type="float" office:value="-0.0303">
                <text:p>-0.0303</text:p>
              </table:table-cell>
            </table:table-row>
            <table:table-row>
              <table:table-cell office:value-type="string">
                <text:p>pixel622</text:p>
              </table:table-cell>
              <table:table-cell office:value-type="float" office:value="-0.0424">
                <text:p>-0.0424</text:p>
              </table:table-cell>
            </table:table-row>
            <table:table-row>
              <table:table-cell office:value-type="string">
                <text:p>pixel623</text:p>
              </table:table-cell>
              <table:table-cell office:value-type="float" office:value="-0.0506">
                <text:p>-0.0506</text:p>
              </table:table-cell>
            </table:table-row>
            <table:table-row>
              <table:table-cell office:value-type="string">
                <text:p>pixel624</text:p>
              </table:table-cell>
              <table:table-cell office:value-type="float" office:value="-0.0538">
                <text:p>-0.0538</text:p>
              </table:table-cell>
            </table:table-row>
            <table:table-row>
              <table:table-cell office:value-type="string">
                <text:p>pixel625</text:p>
              </table:table-cell>
              <table:table-cell office:value-type="float" office:value="-0.0512">
                <text:p>-0.0512</text:p>
              </table:table-cell>
            </table:table-row>
            <table:table-row>
              <table:table-cell office:value-type="string">
                <text:p>pixel626</text:p>
              </table:table-cell>
              <table:table-cell office:value-type="float" office:value="-0.0439">
                <text:p>-0.0439</text:p>
              </table:table-cell>
            </table:table-row>
            <table:table-row>
              <table:table-cell office:value-type="string">
                <text:p>pixel627</text:p>
              </table:table-cell>
              <table:table-cell office:value-type="float" office:value="-0.033">
                <text:p>-0.033</text:p>
              </table:table-cell>
            </table:table-row>
            <table:table-row>
              <table:table-cell office:value-type="string">
                <text:p>pixel628</text:p>
              </table:table-cell>
              <table:table-cell office:value-type="float" office:value="-0.0221">
                <text:p>-0.0221</text:p>
              </table:table-cell>
            </table:table-row>
            <table:table-row>
              <table:table-cell office:value-type="string">
                <text:p>pixel629</text:p>
              </table:table-cell>
              <table:table-cell office:value-type="float" office:value="-0.0151">
                <text:p>-0.0151</text:p>
              </table:table-cell>
            </table:table-row>
            <table:table-row>
              <table:table-cell office:value-type="string">
                <text:p>pixel630</text:p>
              </table:table-cell>
              <table:table-cell office:value-type="float" office:value="-0.0144">
                <text:p>-0.0144</text:p>
              </table:table-cell>
            </table:table-row>
            <table:table-row>
              <table:table-cell office:value-type="string">
                <text:p>pixel631</text:p>
              </table:table-cell>
              <table:table-cell office:value-type="float" office:value="-0.0203">
                <text:p>-0.0203</text:p>
              </table:table-cell>
            </table:table-row>
            <table:table-row>
              <table:table-cell office:value-type="string">
                <text:p>pixel632</text:p>
              </table:table-cell>
              <table:table-cell office:value-type="float" office:value="-0.0293">
                <text:p>-0.0293</text:p>
              </table:table-cell>
            </table:table-row>
            <table:table-row>
              <table:table-cell office:value-type="string">
                <text:p>pixel633</text:p>
              </table:table-cell>
              <table:table-cell office:value-type="float" office:value="-0.0372">
                <text:p>-0.0372</text:p>
              </table:table-cell>
            </table:table-row>
            <table:table-row>
              <table:table-cell office:value-type="string">
                <text:p>pixel634</text:p>
              </table:table-cell>
              <table:table-cell office:value-type="float" office:value="-0.0414">
                <text:p>-0.0414</text:p>
              </table:table-cell>
            </table:table-row>
            <table:table-row>
              <table:table-cell office:value-type="string">
                <text:p>pixel635</text:p>
              </table:table-cell>
              <table:table-cell office:value-type="float" office:value="-0.041">
                <text:p>-0.041</text:p>
              </table:table-cell>
            </table:table-row>
            <table:table-row>
              <table:table-cell office:value-type="string">
                <text:p>pixel636</text:p>
              </table:table-cell>
              <table:table-cell office:value-type="float" office:value="-0.0351">
                <text:p>-0.0351</text:p>
              </table:table-cell>
            </table:table-row>
            <table:table-row>
              <table:table-cell office:value-type="string">
                <text:p>pixel637</text:p>
              </table:table-cell>
              <table:table-cell office:value-type="float" office:value="-0.0276">
                <text:p>-0.0276</text:p>
              </table:table-cell>
            </table:table-row>
            <table:table-row>
              <table:table-cell office:value-type="string">
                <text:p>pixel638</text:p>
              </table:table-cell>
              <table:table-cell office:value-type="float" office:value="-0.0205">
                <text:p>-0.0205</text:p>
              </table:table-cell>
            </table:table-row>
            <table:table-row>
              <table:table-cell office:value-type="string">
                <text:p>pixel639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pixel640</text:p>
              </table:table-cell>
              <table:table-cell office:value-type="float" office:value="-0.0079">
                <text:p>-0.0079</text:p>
              </table:table-cell>
            </table:table-row>
            <table:table-row>
              <table:table-cell office:value-type="string">
                <text:p>pixel641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pixel642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pixel643</text:p>
              </table:table-cell>
              <table:table-cell office:value-type="float" office:value="-0.0011">
                <text:p>-0.0011</text:p>
              </table:table-cell>
            </table:table-row>
            <table:table-row>
              <table:table-cell office:value-type="string">
                <text:p>pixel6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647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pixel648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pixel649</text:p>
              </table:table-cell>
              <table:table-cell office:value-type="float" office:value="-0.0114">
                <text:p>-0.0114</text:p>
              </table:table-cell>
            </table:table-row>
            <table:table-row>
              <table:table-cell office:value-type="string">
                <text:p>pixel650</text:p>
              </table:table-cell>
              <table:table-cell office:value-type="float" office:value="-0.0175">
                <text:p>-0.0175</text:p>
              </table:table-cell>
            </table:table-row>
            <table:table-row>
              <table:table-cell office:value-type="string">
                <text:p>pixel651</text:p>
              </table:table-cell>
              <table:table-cell office:value-type="float" office:value="-0.0218">
                <text:p>-0.0218</text:p>
              </table:table-cell>
            </table:table-row>
            <table:table-row>
              <table:table-cell office:value-type="string">
                <text:p>pixel652</text:p>
              </table:table-cell>
              <table:table-cell office:value-type="float" office:value="-0.0233">
                <text:p>-0.0233</text:p>
              </table:table-cell>
            </table:table-row>
            <table:table-row>
              <table:table-cell office:value-type="string">
                <text:p>pixel653</text:p>
              </table:table-cell>
              <table:table-cell office:value-type="float" office:value="-0.021">
                <text:p>-0.021</text:p>
              </table:table-cell>
            </table:table-row>
            <table:table-row>
              <table:table-cell office:value-type="string">
                <text:p>pixel654</text:p>
              </table:table-cell>
              <table:table-cell office:value-type="float" office:value="-0.0153">
                <text:p>-0.0153</text:p>
              </table:table-cell>
            </table:table-row>
            <table:table-row>
              <table:table-cell office:value-type="string">
                <text:p>pixel655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pixel656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65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pixel658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pixel659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660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string">
                <text:p>pixel661</text:p>
              </table:table-cell>
              <table:table-cell office:value-type="float" office:value="-0.014">
                <text:p>-0.014</text:p>
              </table:table-cell>
            </table:table-row>
            <table:table-row>
              <table:table-cell office:value-type="string">
                <text:p>pixel662</text:p>
              </table:table-cell>
              <table:table-cell office:value-type="float" office:value="-0.0186">
                <text:p>-0.0186</text:p>
              </table:table-cell>
            </table:table-row>
            <table:table-row>
              <table:table-cell office:value-type="string">
                <text:p>pixel663</text:p>
              </table:table-cell>
              <table:table-cell office:value-type="float" office:value="-0.0198">
                <text:p>-0.0198</text:p>
              </table:table-cell>
            </table:table-row>
            <table:table-row>
              <table:table-cell office:value-type="string">
                <text:p>pixel664</text:p>
              </table:table-cell>
              <table:table-cell office:value-type="float" office:value="-0.0193">
                <text:p>-0.0193</text:p>
              </table:table-cell>
            </table:table-row>
            <table:table-row>
              <table:table-cell office:value-type="string">
                <text:p>pixel665</text:p>
              </table:table-cell>
              <table:table-cell office:value-type="float" office:value="-0.0173">
                <text:p>-0.0173</text:p>
              </table:table-cell>
            </table:table-row>
            <table:table-row>
              <table:table-cell office:value-type="string">
                <text:p>pixel666</text:p>
              </table:table-cell>
              <table:table-cell office:value-type="float" office:value="-0.0139">
                <text:p>-0.0139</text:p>
              </table:table-cell>
            </table:table-row>
            <table:table-row>
              <table:table-cell office:value-type="string">
                <text:p>pixel667</text:p>
              </table:table-cell>
              <table:table-cell office:value-type="float" office:value="-0.0091">
                <text:p>-0.0091</text:p>
              </table:table-cell>
            </table:table-row>
            <table:table-row>
              <table:table-cell office:value-type="string">
                <text:p>pixel668</text:p>
              </table:table-cell>
              <table:table-cell office:value-type="float" office:value="-0.0047">
                <text:p>-0.0047</text:p>
              </table:table-cell>
            </table:table-row>
            <table:table-row>
              <table:table-cell office:value-type="string">
                <text:p>pixel669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pixel6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67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675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pixel676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677</text:p>
              </table:table-cell>
              <table:table-cell office:value-type="float" office:value="-0.0003">
                <text:p>-0.0003</text:p>
              </table:table-cell>
            </table:table-row>
            <table:table-row>
              <table:table-cell office:value-type="string">
                <text:p>pixel678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67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pixel680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string">
                <text:p>pixel681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pixel68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pixel68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pixel684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pixel685</text:p>
              </table:table-cell>
              <table:table-cell office:value-type="float" office:value="0.0242">
                <text:p>0.0242</text:p>
              </table:table-cell>
            </table:table-row>
            <table:table-row>
              <table:table-cell office:value-type="string">
                <text:p>pixel686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pixel687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pixel68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pixel689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pixel690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pixel691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pixel692</text:p>
              </table:table-cell>
              <table:table-cell office:value-type="float" office:value="-0.0103">
                <text:p>-0.0103</text:p>
              </table:table-cell>
            </table:table-row>
            <table:table-row>
              <table:table-cell office:value-type="string">
                <text:p>pixel693</text:p>
              </table:table-cell>
              <table:table-cell office:value-type="float" office:value="-0.0106">
                <text:p>-0.0106</text:p>
              </table:table-cell>
            </table:table-row>
            <table:table-row>
              <table:table-cell office:value-type="string">
                <text:p>pixel694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pixel695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pixel696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pixel69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pixel69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70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pixel70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704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pixel7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pixel70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pixel707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pixel708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pixel70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pixel710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pixel711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string">
                <text:p>pixel712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pixel713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pixel714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pixel715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pixel716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pixel717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pixel71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pixel719</text:p>
              </table:table-cell>
              <table:table-cell office:value-type="float" office:value="-0.0017">
                <text:p>-0.0017</text:p>
              </table:table-cell>
            </table:table-row>
            <table:table-row>
              <table:table-cell office:value-type="string">
                <text:p>pixel720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pixel721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pixel722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pixel723</text:p>
              </table:table-cell>
              <table:table-cell office:value-type="float" office:value="-0.0047">
                <text:p>-0.0047</text:p>
              </table:table-cell>
            </table:table-row>
            <table:table-row>
              <table:table-cell office:value-type="string">
                <text:p>pixel724</text:p>
              </table:table-cell>
              <table:table-cell office:value-type="float" office:value="-0.0021">
                <text:p>-0.0021</text:p>
              </table:table-cell>
            </table:table-row>
            <table:table-row>
              <table:table-cell office:value-type="string">
                <text:p>pixel7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pixel72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732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pixel733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pixel734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pixel735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pixel736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pixel73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pixel73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pixel739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pixel740</text:p>
              </table:table-cell>
              <table:table-cell office:value-type="float" office:value="0.0207">
                <text:p>0.0207</text:p>
              </table:table-cell>
            </table:table-row>
            <table:table-row>
              <table:table-cell office:value-type="string">
                <text:p>pixel741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pixel742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pixel743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pixel74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pixel745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pixel746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pixel747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748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pixel749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pixel750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pixel751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pixel752</text:p>
              </table:table-cell>
              <table:table-cell office:value-type="float" office:value="-0.0013">
                <text:p>-0.0013</text:p>
              </table:table-cell>
            </table:table-row>
            <table:table-row>
              <table:table-cell office:value-type="string">
                <text:p>pixel75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pixel76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pixel76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pixel763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pixel76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pixel76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pixel766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pixel76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pixel768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pixel769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pixel77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pixel771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pixel77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pixel77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pixel7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pixel7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pixel776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pixel777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pixel778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pixel779</text:p>
              </table:table-cell>
              <table:table-cell office:value-type="float" office:value="-0.0009">
                <text:p>-0.0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